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9.513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2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BaumNr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BHD_1</text:p>
          </table:table-cell>
          <table:table-cell office:value-type="string" calcext:value-type="string">
            <text:p>BHD_2</text:p>
          </table:table-cell>
          <table:table-cell office:value-type="string" calcext:value-type="string">
            <text:p>Zwiesel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Ostwert</text:p>
          </table:table-cell>
          <table:table-cell office:value-type="string" calcext:value-type="string">
            <text:p>Nordwert</text:p>
          </table:table-cell>
          <table:table-cell office:value-type="string" calcext:value-type="string">
            <text:p>BA_Gruppe</text:p>
          </table:table-cell>
          <table:table-cell office:value-type="string" calcext:value-type="string">
            <text:p>Kraft_Klas</text:p>
          </table:table-cell>
        </table:table-row>
        <table:table-row table:style-name="ro1">
          <table:table-cell office:value-type="float" office:value="1" calcext:value-type="float">
            <text:p>1,00000000000</text:p>
          </table:table-cell>
          <table:table-cell office:value-type="string" calcext:value-type="string">
            <text:p>Ei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457" calcext:value-type="float">
            <text:p>490797,45700000000</text:p>
          </table:table-cell>
          <table:table-cell office:value-type="float" office:value="5429494.19198" calcext:value-type="float">
            <text:p>5429494,191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,00000000000</text:p>
          </table:table-cell>
          <table:table-cell office:value-type="string" calcext:value-type="string">
            <text:p>Bu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717" calcext:value-type="float">
            <text:p>490791,71700000000</text:p>
          </table:table-cell>
          <table:table-cell office:value-type="float" office:value="5429496.58598" calcext:value-type="float">
            <text:p>5429496,585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,00000000000</text:p>
          </table:table-cell>
          <table:table-cell office:value-type="string" calcext:value-type="string">
            <text:p>Bu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551" calcext:value-type="float">
            <text:p>490793,55100000000</text:p>
          </table:table-cell>
          <table:table-cell office:value-type="float" office:value="5429494.79198" calcext:value-type="float">
            <text:p>5429494,791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41" calcext:value-type="float">
            <text:p>4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449" calcext:value-type="float">
            <text:p>490790,44900000000</text:p>
          </table:table-cell>
          <table:table-cell office:value-type="float" office:value="5429495.72698" calcext:value-type="float">
            <text:p>5429495,72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,00000000000</text:p>
          </table:table-cell>
          <table:table-cell office:value-type="string" calcext:value-type="string">
            <text:p>Bu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609" calcext:value-type="float">
            <text:p>490793,60900000000</text:p>
          </table:table-cell>
          <table:table-cell office:value-type="float" office:value="5429493.47598" calcext:value-type="float">
            <text:p>5429493,475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,00000000000</text:p>
          </table:table-cell>
          <table:table-cell office:value-type="string" calcext:value-type="string">
            <text:p>Bu</text:p>
          </table:table-cell>
          <table:table-cell office:value-type="float" office:value="19.2" calcext:value-type="float">
            <text:p>19,20000000000</text:p>
          </table:table-cell>
          <table:table-cell office:value-type="float" office:value="19.9" calcext:value-type="float">
            <text:p>19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2.02" calcext:value-type="float">
            <text:p>490792,02000000000</text:p>
          </table:table-cell>
          <table:table-cell office:value-type="float" office:value="5429494.94298" calcext:value-type="float">
            <text:p>5429494,942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595" calcext:value-type="float">
            <text:p>490785,59500000000</text:p>
          </table:table-cell>
          <table:table-cell office:value-type="float" office:value="5429492.38598" calcext:value-type="float">
            <text:p>5429492,38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,00000000000</text:p>
          </table:table-cell>
          <table:table-cell office:value-type="string" calcext:value-type="string">
            <text:p>Bu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581" calcext:value-type="float">
            <text:p>490791,58100000000</text:p>
          </table:table-cell>
          <table:table-cell office:value-type="float" office:value="5429493.62398" calcext:value-type="float">
            <text:p>5429493,623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,00000000000</text:p>
          </table:table-cell>
          <table:table-cell office:value-type="string" calcext:value-type="string">
            <text:p>Hbu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4.243" calcext:value-type="float">
            <text:p>490784,24300000000</text:p>
          </table:table-cell>
          <table:table-cell office:value-type="float" office:value="5429490.78998" calcext:value-type="float">
            <text:p>5429490,78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9.4" calcext:value-type="float">
            <text:p>9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021" calcext:value-type="float">
            <text:p>490785,02100000000</text:p>
          </table:table-cell>
          <table:table-cell office:value-type="float" office:value="5429493.61498" calcext:value-type="float">
            <text:p>5429493,61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961" calcext:value-type="float">
            <text:p>490783,96100000000</text:p>
          </table:table-cell>
          <table:table-cell office:value-type="float" office:value="5429488.20998" calcext:value-type="float">
            <text:p>5429488,20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,00000000000</text:p>
          </table:table-cell>
          <table:table-cell office:value-type="string" calcext:value-type="string">
            <text:p>Hbu</text:p>
          </table:table-cell>
          <table:table-cell office:value-type="float" office:value="10.8" calcext:value-type="float">
            <text:p>10,8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6.322" calcext:value-type="float">
            <text:p>490786,32200000000</text:p>
          </table:table-cell>
          <table:table-cell office:value-type="float" office:value="5429493.15598" calcext:value-type="float">
            <text:p>5429493,15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,00000000000</text:p>
          </table:table-cell>
          <table:table-cell office:value-type="string" calcext:value-type="string">
            <text:p>Hbu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512" calcext:value-type="float">
            <text:p>490778,51200000000</text:p>
          </table:table-cell>
          <table:table-cell office:value-type="float" office:value="5429484.94598" calcext:value-type="float">
            <text:p>5429484,94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,00000000000</text:p>
          </table:table-cell>
          <table:table-cell office:value-type="string" calcext:value-type="string">
            <text:p>Ei</text:p>
          </table:table-cell>
          <table:table-cell office:value-type="float" office:value="31.6" calcext:value-type="float">
            <text:p>31,6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0.834" calcext:value-type="float">
            <text:p>490780,83400000000</text:p>
          </table:table-cell>
          <table:table-cell office:value-type="float" office:value="5429490.61198" calcext:value-type="float">
            <text:p>5429490,611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,00000000000</text:p>
          </table:table-cell>
          <table:table-cell office:value-type="string" calcext:value-type="string">
            <text:p>Ei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194" calcext:value-type="float">
            <text:p>490778,19400000000</text:p>
          </table:table-cell>
          <table:table-cell office:value-type="float" office:value="5429484.43498" calcext:value-type="float">
            <text:p>5429484,43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,00000000000</text:p>
          </table:table-cell>
          <table:table-cell office:value-type="string" calcext:value-type="string">
            <text:p>Hbu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9.9" calcext:value-type="float">
            <text:p>9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295" calcext:value-type="float">
            <text:p>490779,29500000000</text:p>
          </table:table-cell>
          <table:table-cell office:value-type="float" office:value="5429490.14498" calcext:value-type="float">
            <text:p>5429490,14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,00000000000</text:p>
          </table:table-cell>
          <table:table-cell office:value-type="string" calcext:value-type="string">
            <text:p>Hbu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7.094" calcext:value-type="float">
            <text:p>490777,09400000000</text:p>
          </table:table-cell>
          <table:table-cell office:value-type="float" office:value="5429480.64198" calcext:value-type="float">
            <text:p>5429480,64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,00000000000</text:p>
          </table:table-cell>
          <table:table-cell office:value-type="string" calcext:value-type="string">
            <text:p>Hbu</text:p>
          </table:table-cell>
          <table:table-cell office:value-type="float" office:value="12.1" calcext:value-type="float">
            <text:p>12,10000000000</text:p>
          </table:table-cell>
          <table:table-cell office:value-type="float" office:value="11.2" calcext:value-type="float">
            <text:p>11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676" calcext:value-type="float">
            <text:p>490778,67600000000</text:p>
          </table:table-cell>
          <table:table-cell office:value-type="float" office:value="5429480.12498" calcext:value-type="float">
            <text:p>5429480,12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,00000000000</text:p>
          </table:table-cell>
          <table:table-cell office:value-type="string" calcext:value-type="string">
            <text:p>Es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67.442" calcext:value-type="float">
            <text:p>490767,44200000000</text:p>
          </table:table-cell>
          <table:table-cell office:value-type="float" office:value="5429479.32798" calcext:value-type="float">
            <text:p>5429479,327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,00000000000</text:p>
          </table:table-cell>
          <table:table-cell office:value-type="string" calcext:value-type="string">
            <text:p>Hbu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2.918" calcext:value-type="float">
            <text:p>490772,91800000000</text:p>
          </table:table-cell>
          <table:table-cell office:value-type="float" office:value="5429474.65998" calcext:value-type="float">
            <text:p>5429474,65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,00000000000</text:p>
          </table:table-cell>
          <table:table-cell office:value-type="string" calcext:value-type="string">
            <text:p>Hbu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5.997" calcext:value-type="float">
            <text:p>490765,99700000000</text:p>
          </table:table-cell>
          <table:table-cell office:value-type="float" office:value="5429477.81198" calcext:value-type="float">
            <text:p>5429477,81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,00000000000</text:p>
          </table:table-cell>
          <table:table-cell office:value-type="string" calcext:value-type="string">
            <text:p>Ei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42.8" calcext:value-type="float">
            <text:p>42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1.568" calcext:value-type="float">
            <text:p>490771,56800000000</text:p>
          </table:table-cell>
          <table:table-cell office:value-type="float" office:value="5429476.29498" calcext:value-type="float">
            <text:p>5429476,29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,00000000000</text:p>
          </table:table-cell>
          <table:table-cell office:value-type="string" calcext:value-type="string">
            <text:p>Es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6.18" calcext:value-type="float">
            <text:p>490766,18000000000</text:p>
          </table:table-cell>
          <table:table-cell office:value-type="float" office:value="5429474.42698" calcext:value-type="float">
            <text:p>5429474,426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,00000000000</text:p>
          </table:table-cell>
          <table:table-cell office:value-type="string" calcext:value-type="string">
            <text:p>SAh</text:p>
          </table:table-cell>
          <table:table-cell office:value-type="float" office:value="16.9" calcext:value-type="float">
            <text:p>16,90000000000</text:p>
          </table:table-cell>
          <table:table-cell office:value-type="float" office:value="16.2" calcext:value-type="float">
            <text:p>16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0.089" calcext:value-type="float">
            <text:p>490770,08900000000</text:p>
          </table:table-cell>
          <table:table-cell office:value-type="float" office:value="5429475.34598" calcext:value-type="float">
            <text:p>5429475,34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,00000000000</text:p>
          </table:table-cell>
          <table:table-cell office:value-type="string" calcext:value-type="string">
            <text:p>SAh</text:p>
          </table:table-cell>
          <table:table-cell table:number-columns-repeated="2"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0.399" calcext:value-type="float">
            <text:p>490760,39900000000</text:p>
          </table:table-cell>
          <table:table-cell office:value-type="float" office:value="5429474.44798" calcext:value-type="float">
            <text:p>5429474,44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,00000000000</text:p>
          </table:table-cell>
          <table:table-cell office:value-type="string" calcext:value-type="string">
            <text:p>SAh</text:p>
          </table:table-cell>
          <table:table-cell office:value-type="float" office:value="9.4" calcext:value-type="float">
            <text:p>9,40000000000</text:p>
          </table:table-cell>
          <table:table-cell office:value-type="float" office:value="9.2" calcext:value-type="float">
            <text:p>9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406" calcext:value-type="float">
            <text:p>490768,40600000000</text:p>
          </table:table-cell>
          <table:table-cell office:value-type="float" office:value="5429473.26098" calcext:value-type="float">
            <text:p>5429473,26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,00000000000</text:p>
          </table:table-cell>
          <table:table-cell office:value-type="string" calcext:value-type="string">
            <text:p>Ei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5.03" calcext:value-type="float">
            <text:p>490755,03000000000</text:p>
          </table:table-cell>
          <table:table-cell office:value-type="float" office:value="5429467.68598" calcext:value-type="float">
            <text:p>5429467,68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,00000000000</text:p>
          </table:table-cell>
          <table:table-cell office:value-type="string" calcext:value-type="string">
            <text:p>SAh</text:p>
          </table:table-cell>
          <table:table-cell table:number-columns-repeated="2"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606" calcext:value-type="float">
            <text:p>490768,60600000000</text:p>
          </table:table-cell>
          <table:table-cell office:value-type="float" office:value="5429472.80898" calcext:value-type="float">
            <text:p>5429472,80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,00000000000</text:p>
          </table:table-cell>
          <table:table-cell office:value-type="string" calcext:value-type="string">
            <text:p>Ei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0.623" calcext:value-type="float">
            <text:p>490750,62300000000</text:p>
          </table:table-cell>
          <table:table-cell office:value-type="float" office:value="5429466.51198" calcext:value-type="float">
            <text:p>5429466,511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8.363" calcext:value-type="float">
            <text:p>490758,36300000000</text:p>
          </table:table-cell>
          <table:table-cell office:value-type="float" office:value="5429467.95198" calcext:value-type="float">
            <text:p>5429467,95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,00000000000</text:p>
          </table:table-cell>
          <table:table-cell office:value-type="string" calcext:value-type="string">
            <text:p>Ei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42.5" calcext:value-type="float">
            <text:p>4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8.532" calcext:value-type="float">
            <text:p>490748,53200000000</text:p>
          </table:table-cell>
          <table:table-cell office:value-type="float" office:value="5429460.53098" calcext:value-type="float">
            <text:p>5429460,53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,00000000000</text:p>
          </table:table-cell>
          <table:table-cell office:value-type="string" calcext:value-type="string">
            <text:p>Es</text:p>
          </table:table-cell>
          <table:table-cell office:value-type="float" office:value="17.8" calcext:value-type="float">
            <text:p>17,80000000000</text:p>
          </table:table-cell>
          <table:table-cell office:value-type="float" office:value="17.2" calcext:value-type="float">
            <text:p>17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2.778" calcext:value-type="float">
            <text:p>490762,77800000000</text:p>
          </table:table-cell>
          <table:table-cell office:value-type="float" office:value="5429462.92298" calcext:value-type="float">
            <text:p>5429462,92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,00000000000</text:p>
          </table:table-cell>
          <table:table-cell office:value-type="string" calcext:value-type="string">
            <text:p>Hbu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8.019" calcext:value-type="float">
            <text:p>490748,01900000000</text:p>
          </table:table-cell>
          <table:table-cell office:value-type="float" office:value="5429459.53198" calcext:value-type="float">
            <text:p>5429459,53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,00000000000</text:p>
          </table:table-cell>
          <table:table-cell office:value-type="string" calcext:value-type="string">
            <text:p>Es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6.3" calcext:value-type="float">
            <text:p>36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9.242" calcext:value-type="float">
            <text:p>490759,24200000000</text:p>
          </table:table-cell>
          <table:table-cell office:value-type="float" office:value="5429462.07198" calcext:value-type="float">
            <text:p>5429462,07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,00000000000</text:p>
          </table:table-cell>
          <table:table-cell office:value-type="string" calcext:value-type="string">
            <text:p>Es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3.359" calcext:value-type="float">
            <text:p>490743,35900000000</text:p>
          </table:table-cell>
          <table:table-cell office:value-type="float" office:value="5429461.58698" calcext:value-type="float">
            <text:p>5429461,58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,00000000000</text:p>
          </table:table-cell>
          <table:table-cell office:value-type="string" calcext:value-type="string">
            <text:p>Es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36.1" calcext:value-type="float">
            <text:p>36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0.078" calcext:value-type="float">
            <text:p>490750,07800000000</text:p>
          </table:table-cell>
          <table:table-cell office:value-type="float" office:value="5429452.68798" calcext:value-type="float">
            <text:p>5429452,68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3.329" calcext:value-type="float">
            <text:p>490743,32900000000</text:p>
          </table:table-cell>
          <table:table-cell office:value-type="float" office:value="5429452.28398" calcext:value-type="float">
            <text:p>5429452,28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,00000000000</text:p>
          </table:table-cell>
          <table:table-cell office:value-type="string" calcext:value-type="string">
            <text:p>Es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5.2" calcext:value-type="float">
            <text:p>35,2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48.633" calcext:value-type="float">
            <text:p>490748,63300000000</text:p>
          </table:table-cell>
          <table:table-cell office:value-type="float" office:value="5429449.56798" calcext:value-type="float">
            <text:p>5429449,56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,00000000000</text:p>
          </table:table-cell>
          <table:table-cell office:value-type="string" calcext:value-type="string">
            <text:p>Es</text:p>
          </table:table-cell>
          <table:table-cell office:value-type="float" office:value="42.5" calcext:value-type="float">
            <text:p>42,50000000000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39.016" calcext:value-type="float">
            <text:p>490739,01600000000</text:p>
          </table:table-cell>
          <table:table-cell office:value-type="float" office:value="5429456.55998" calcext:value-type="float">
            <text:p>5429456,55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,00000000000</text:p>
          </table:table-cell>
          <table:table-cell office:value-type="string" calcext:value-type="string">
            <text:p>Hbu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15.8" calcext:value-type="float">
            <text:p>15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7.963" calcext:value-type="float">
            <text:p>490747,96300000000</text:p>
          </table:table-cell>
          <table:table-cell office:value-type="float" office:value="5429450.96398" calcext:value-type="float">
            <text:p>5429450,96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anscheinend tot</text:p>
          </table:table-cell>
          <table:table-cell office:value-type="float" office:value="490734.301" calcext:value-type="float">
            <text:p>490734,30100000000</text:p>
          </table:table-cell>
          <table:table-cell office:value-type="float" office:value="5429452.51298" calcext:value-type="float">
            <text:p>5429452,51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,00000000000</text:p>
          </table:table-cell>
          <table:table-cell office:value-type="string" calcext:value-type="string">
            <text:p>Hbu</text:p>
          </table:table-cell>
          <table:table-cell office:value-type="float" office:value="22.9" calcext:value-type="float">
            <text:p>22,90000000000</text:p>
          </table:table-cell>
          <table:table-cell office:value-type="float" office:value="23.1" calcext:value-type="float">
            <text:p>23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6.097" calcext:value-type="float">
            <text:p>490746,09700000000</text:p>
          </table:table-cell>
          <table:table-cell office:value-type="float" office:value="5429448.25298" calcext:value-type="float">
            <text:p>5429448,25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2.222" calcext:value-type="float">
            <text:p>490742,22200000000</text:p>
          </table:table-cell>
          <table:table-cell office:value-type="float" office:value="5429450.86698" calcext:value-type="float">
            <text:p>5429450,86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,00000000000</text:p>
          </table:table-cell>
          <table:table-cell office:value-type="string" calcext:value-type="string">
            <text:p>SAh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3.462" calcext:value-type="float">
            <text:p>490743,46200000000</text:p>
          </table:table-cell>
          <table:table-cell office:value-type="float" office:value="5429446.59798" calcext:value-type="float">
            <text:p>5429446,59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,00000000000</text:p>
          </table:table-cell>
          <table:table-cell office:value-type="string" calcext:value-type="string">
            <text:p>Hbu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4.485" calcext:value-type="float">
            <text:p>490744,48500000000</text:p>
          </table:table-cell>
          <table:table-cell office:value-type="float" office:value="5429449.98798" calcext:value-type="float">
            <text:p>5429449,98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,00000000000</text:p>
          </table:table-cell>
          <table:table-cell office:value-type="string" calcext:value-type="string">
            <text:p>Es</text:p>
          </table:table-cell>
          <table:table-cell office:value-type="float" office:value="30.8" calcext:value-type="float">
            <text:p>30,80000000000</text:p>
          </table:table-cell>
          <table:table-cell office:value-type="float" office:value="31.2" calcext:value-type="float">
            <text:p>31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2.85" calcext:value-type="float">
            <text:p>490742,85000000000</text:p>
          </table:table-cell>
          <table:table-cell office:value-type="float" office:value="5429446.56498" calcext:value-type="float">
            <text:p>5429446,56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,00000000000</text:p>
          </table:table-cell>
          <table:table-cell office:value-type="string" calcext:value-type="string">
            <text:p>Hbu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3.696" calcext:value-type="float">
            <text:p>490743,69600000000</text:p>
          </table:table-cell>
          <table:table-cell office:value-type="float" office:value="5429448.60898" calcext:value-type="float">
            <text:p>5429448,608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,00000000000</text:p>
          </table:table-cell>
          <table:table-cell office:value-type="string" calcext:value-type="string">
            <text:p>Es</text:p>
          </table:table-cell>
          <table:table-cell office:value-type="float" office:value="33.9" calcext:value-type="float">
            <text:p>33,9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41.092" calcext:value-type="float">
            <text:p>490741,09200000000</text:p>
          </table:table-cell>
          <table:table-cell office:value-type="float" office:value="5429442.46398" calcext:value-type="float">
            <text:p>5429442,46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,00000000000</text:p>
          </table:table-cell>
          <table:table-cell office:value-type="string" calcext:value-type="string">
            <text:p>SAh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5.243" calcext:value-type="float">
            <text:p>490735,24300000000</text:p>
          </table:table-cell>
          <table:table-cell office:value-type="float" office:value="5429446.29698" calcext:value-type="float">
            <text:p>5429446,29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,00000000000</text:p>
          </table:table-cell>
          <table:table-cell office:value-type="string" calcext:value-type="string">
            <text:p>SAh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3.229" calcext:value-type="float">
            <text:p>490743,22900000000</text:p>
          </table:table-cell>
          <table:table-cell office:value-type="float" office:value="5429441.19798" calcext:value-type="float">
            <text:p>5429441,19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,00000000000</text:p>
          </table:table-cell>
          <table:table-cell office:value-type="string" calcext:value-type="string">
            <text:p>Es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2.688" calcext:value-type="float">
            <text:p>490732,68800000000</text:p>
          </table:table-cell>
          <table:table-cell office:value-type="float" office:value="5429443.15098" calcext:value-type="float">
            <text:p>5429443,15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,00000000000</text:p>
          </table:table-cell>
          <table:table-cell office:value-type="string" calcext:value-type="string">
            <text:p>Hbu</text:p>
          </table:table-cell>
          <table:table-cell office:value-type="float" office:value="16.9" calcext:value-type="float">
            <text:p>16,90000000000</text:p>
          </table:table-cell>
          <table:table-cell office:value-type="float" office:value="14.9" calcext:value-type="float">
            <text:p>14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8.294" calcext:value-type="float">
            <text:p>490738,29400000000</text:p>
          </table:table-cell>
          <table:table-cell office:value-type="float" office:value="5429441.76698" calcext:value-type="float">
            <text:p>5429441,76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,00000000000</text:p>
          </table:table-cell>
          <table:table-cell office:value-type="string" calcext:value-type="string">
            <text:p>Ei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6.968" calcext:value-type="float">
            <text:p>490726,96800000000</text:p>
          </table:table-cell>
          <table:table-cell office:value-type="float" office:value="5429451.58298" calcext:value-type="float">
            <text:p>5429451,58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,00000000000</text:p>
          </table:table-cell>
          <table:table-cell office:value-type="string" calcext:value-type="string">
            <text:p>Hbu</text:p>
          </table:table-cell>
          <table:table-cell office:value-type="float" office:value="20.6" calcext:value-type="float">
            <text:p>20,6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4.187" calcext:value-type="float">
            <text:p>490734,18700000000</text:p>
          </table:table-cell>
          <table:table-cell office:value-type="float" office:value="5429440.11198" calcext:value-type="float">
            <text:p>5429440,11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,00000000000</text:p>
          </table:table-cell>
          <table:table-cell office:value-type="string" calcext:value-type="string">
            <text:p>Bu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4.969" calcext:value-type="float">
            <text:p>490724,96900000000</text:p>
          </table:table-cell>
          <table:table-cell office:value-type="float" office:value="5429450.35698" calcext:value-type="float">
            <text:p>5429450,356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,00000000000</text:p>
          </table:table-cell>
          <table:table-cell office:value-type="string" calcext:value-type="string">
            <text:p>Es</text:p>
          </table:table-cell>
          <table:table-cell office:value-type="float" office:value="28.9" calcext:value-type="float">
            <text:p>28,9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30.909" calcext:value-type="float">
            <text:p>490730,90900000000</text:p>
          </table:table-cell>
          <table:table-cell office:value-type="float" office:value="5429438.52098" calcext:value-type="float">
            <text:p>5429438,520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,00000000000</text:p>
          </table:table-cell>
          <table:table-cell office:value-type="string" calcext:value-type="string">
            <text:p>Hbu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4.873" calcext:value-type="float">
            <text:p>490724,87300000000</text:p>
          </table:table-cell>
          <table:table-cell office:value-type="float" office:value="5429449.77998" calcext:value-type="float">
            <text:p>5429449,77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,00000000000</text:p>
          </table:table-cell>
          <table:table-cell office:value-type="string" calcext:value-type="string">
            <text:p>Hbu</text:p>
          </table:table-cell>
          <table:table-cell office:value-type="float" office:value="14.1" calcext:value-type="float">
            <text:p>14,1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9.039" calcext:value-type="float">
            <text:p>490729,03900000000</text:p>
          </table:table-cell>
          <table:table-cell office:value-type="float" office:value="5429436.81598" calcext:value-type="float">
            <text:p>5429436,81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,00000000000</text:p>
          </table:table-cell>
          <table:table-cell office:value-type="string" calcext:value-type="string">
            <text:p>Es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24.361" calcext:value-type="float">
            <text:p>490724,36100000000</text:p>
          </table:table-cell>
          <table:table-cell office:value-type="float" office:value="5429447.64098" calcext:value-type="float">
            <text:p>5429447,64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,00000000000</text:p>
          </table:table-cell>
          <table:table-cell office:value-type="string" calcext:value-type="string">
            <text:p>Es</text:p>
          </table:table-cell>
          <table:table-cell office:value-type="float" office:value="32.3" calcext:value-type="float">
            <text:p>32,30000000000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6.552" calcext:value-type="float">
            <text:p>490726,55200000000</text:p>
          </table:table-cell>
          <table:table-cell office:value-type="float" office:value="5429437.14298" calcext:value-type="float">
            <text:p>5429437,14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,00000000000</text:p>
          </table:table-cell>
          <table:table-cell office:value-type="string" calcext:value-type="string">
            <text:p>Ei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0.123" calcext:value-type="float">
            <text:p>490720,12300000000</text:p>
          </table:table-cell>
          <table:table-cell office:value-type="float" office:value="5429438.72398" calcext:value-type="float">
            <text:p>5429438,723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,00000000000</text:p>
          </table:table-cell>
          <table:table-cell office:value-type="string" calcext:value-type="string">
            <text:p>Ei</text:p>
          </table:table-cell>
          <table:table-cell office:value-type="float" office:value="29.2" calcext:value-type="float">
            <text:p>29,2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7.284" calcext:value-type="float">
            <text:p>490727,28400000000</text:p>
          </table:table-cell>
          <table:table-cell office:value-type="float" office:value="5429434.42098" calcext:value-type="float">
            <text:p>5429434,42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,00000000000</text:p>
          </table:table-cell>
          <table:table-cell office:value-type="string" calcext:value-type="string">
            <text:p>Hbu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5.595" calcext:value-type="float">
            <text:p>490725,59500000000</text:p>
          </table:table-cell>
          <table:table-cell office:value-type="float" office:value="5429439.80598" calcext:value-type="float">
            <text:p>5429439,80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,00000000000</text:p>
          </table:table-cell>
          <table:table-cell office:value-type="string" calcext:value-type="string">
            <text:p>Es</text:p>
          </table:table-cell>
          <table:table-cell office:value-type="float" office:value="30.1" calcext:value-type="float">
            <text:p>30,10000000000</text:p>
          </table:table-cell>
          <table:table-cell office:value-type="float" office:value="28.9" calcext:value-type="float">
            <text:p>28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2.4" calcext:value-type="float">
            <text:p>490732,40000000000</text:p>
          </table:table-cell>
          <table:table-cell office:value-type="float" office:value="5429432.85198" calcext:value-type="float">
            <text:p>5429432,851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,00000000000</text:p>
          </table:table-cell>
          <table:table-cell office:value-type="string" calcext:value-type="string">
            <text:p>Hbu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1.866" calcext:value-type="float">
            <text:p>490721,86600000000</text:p>
          </table:table-cell>
          <table:table-cell office:value-type="float" office:value="5429435.35498" calcext:value-type="float">
            <text:p>5429435,35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,00000000000</text:p>
          </table:table-cell>
          <table:table-cell office:value-type="string" calcext:value-type="string">
            <text:p>SAh</text:p>
          </table:table-cell>
          <table:table-cell office:value-type="float" office:value="14.9" calcext:value-type="float">
            <text:p>14,90000000000</text:p>
          </table:table-cell>
          <table:table-cell office:value-type="float" office:value="11.9" calcext:value-type="float">
            <text:p>11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2.755" calcext:value-type="float">
            <text:p>490732,75500000000</text:p>
          </table:table-cell>
          <table:table-cell office:value-type="float" office:value="5429431.57898" calcext:value-type="float">
            <text:p>5429431,57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,00000000000</text:p>
          </table:table-cell>
          <table:table-cell office:value-type="string" calcext:value-type="string">
            <text:p>Hbu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7.167" calcext:value-type="float">
            <text:p>490727,16700000000</text:p>
          </table:table-cell>
          <table:table-cell office:value-type="float" office:value="5429432.89698" calcext:value-type="float">
            <text:p>5429432,89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,00000000000</text:p>
          </table:table-cell>
          <table:table-cell office:value-type="string" calcext:value-type="string">
            <text:p>BAh</text:p>
          </table:table-cell>
          <table:table-cell office:value-type="float" office:value="9.8" calcext:value-type="float">
            <text:p>9,80000000000</text:p>
          </table:table-cell>
          <table:table-cell office:value-type="float" office:value="9.2" calcext:value-type="float">
            <text:p>9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5.744" calcext:value-type="float">
            <text:p>490735,74400000000</text:p>
          </table:table-cell>
          <table:table-cell office:value-type="float" office:value="5429428.85898" calcext:value-type="float">
            <text:p>5429428,85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,00000000000</text:p>
          </table:table-cell>
          <table:table-cell office:value-type="string" calcext:value-type="string">
            <text:p>Ei</text:p>
          </table:table-cell>
          <table:table-cell office:value-type="float" office:value="49" calcext:value-type="float">
            <text:p>49,00000000000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29.657" calcext:value-type="float">
            <text:p>490729,65700000000</text:p>
          </table:table-cell>
          <table:table-cell office:value-type="float" office:value="5429429.41798" calcext:value-type="float">
            <text:p>5429429,41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,00000000000</text:p>
          </table:table-cell>
          <table:table-cell office:value-type="string" calcext:value-type="string">
            <text:p>Es</text:p>
          </table:table-cell>
          <table:table-cell office:value-type="float" office:value="31.7" calcext:value-type="float">
            <text:p>31,70000000000</text:p>
          </table:table-cell>
          <table:table-cell office:value-type="float" office:value="34.1" calcext:value-type="float">
            <text:p>34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6.437" calcext:value-type="float">
            <text:p>490736,43700000000</text:p>
          </table:table-cell>
          <table:table-cell office:value-type="float" office:value="5429428.63698" calcext:value-type="float">
            <text:p>5429428,63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,00000000000</text:p>
          </table:table-cell>
          <table:table-cell office:value-type="string" calcext:value-type="string">
            <text:p>Hbu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12.7" calcext:value-type="float">
            <text:p>12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1.115" calcext:value-type="float">
            <text:p>490731,11500000000</text:p>
          </table:table-cell>
          <table:table-cell office:value-type="float" office:value="5429428.38198" calcext:value-type="float">
            <text:p>5429428,38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,00000000000</text:p>
          </table:table-cell>
          <table:table-cell office:value-type="string" calcext:value-type="string">
            <text:p>Hbu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3.779" calcext:value-type="float">
            <text:p>490733,77900000000</text:p>
          </table:table-cell>
          <table:table-cell office:value-type="float" office:value="5429433.84798" calcext:value-type="float">
            <text:p>5429433,84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,00000000000</text:p>
          </table:table-cell>
          <table:table-cell office:value-type="string" calcext:value-type="string">
            <text:p>Hbu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2.925" calcext:value-type="float">
            <text:p>490732,92500000000</text:p>
          </table:table-cell>
          <table:table-cell office:value-type="float" office:value="5429422.32698" calcext:value-type="float">
            <text:p>5429422,32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,00000000000</text:p>
          </table:table-cell>
          <table:table-cell office:value-type="string" calcext:value-type="string">
            <text:p>SAh</text:p>
          </table:table-cell>
          <table:table-cell office:value-type="float" office:value="10.8" calcext:value-type="float">
            <text:p>10,80000000000</text:p>
          </table:table-cell>
          <table:table-cell office:value-type="float" office:value="11.9" calcext:value-type="float">
            <text:p>11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8.427" calcext:value-type="float">
            <text:p>490738,42700000000</text:p>
          </table:table-cell>
          <table:table-cell office:value-type="float" office:value="5429438.26598" calcext:value-type="float">
            <text:p>5429438,26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,00000000000</text:p>
          </table:table-cell>
          <table:table-cell office:value-type="string" calcext:value-type="string">
            <text:p>Hbu</text:p>
          </table:table-cell>
          <table:table-cell office:value-type="float" office:value="8.3" calcext:value-type="float">
            <text:p>8,30000000000</text:p>
          </table:table-cell>
          <table:table-cell office:value-type="float" office:value="7.1" calcext:value-type="float">
            <text:p>7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2.664" calcext:value-type="float">
            <text:p>490732,66400000000</text:p>
          </table:table-cell>
          <table:table-cell office:value-type="float" office:value="5429421.82998" calcext:value-type="float">
            <text:p>5429421,82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,00000000000</text:p>
          </table:table-cell>
          <table:table-cell office:value-type="string" calcext:value-type="string">
            <text:p>Hbu</text:p>
          </table:table-cell>
          <table:table-cell office:value-type="float" office:value="23.2" calcext:value-type="float">
            <text:p>23,20000000000</text:p>
          </table:table-cell>
          <table:table-cell office:value-type="float" office:value="17.6" calcext:value-type="float">
            <text:p>17,6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1.391" calcext:value-type="float">
            <text:p>490741,39100000000</text:p>
          </table:table-cell>
          <table:table-cell office:value-type="float" office:value="5429435.63198" calcext:value-type="float">
            <text:p>5429435,63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,00000000000</text:p>
          </table:table-cell>
          <table:table-cell office:value-type="string" calcext:value-type="string">
            <text:p>Ei</text:p>
          </table:table-cell>
          <table:table-cell office:value-type="float" office:value="36.3" calcext:value-type="float">
            <text:p>36,30000000000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4.172" calcext:value-type="float">
            <text:p>490734,17200000000</text:p>
          </table:table-cell>
          <table:table-cell office:value-type="float" office:value="5429422.79598" calcext:value-type="float">
            <text:p>5429422,79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,00000000000</text:p>
          </table:table-cell>
          <table:table-cell office:value-type="string" calcext:value-type="string">
            <text:p>Es</text:p>
          </table:table-cell>
          <table:table-cell office:value-type="float" office:value="45.1" calcext:value-type="float">
            <text:p>45,10000000000</text:p>
          </table:table-cell>
          <table:table-cell office:value-type="float" office:value="42.9" calcext:value-type="float">
            <text:p>42,9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bodennaher Krebs, vllt. Bakterium</text:p>
          </table:table-cell>
          <table:table-cell office:value-type="float" office:value="490742.158" calcext:value-type="float">
            <text:p>490742,15800000000</text:p>
          </table:table-cell>
          <table:table-cell office:value-type="float" office:value="5429432.19998" calcext:value-type="float">
            <text:p>5429432,19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,00000000000</text:p>
          </table:table-cell>
          <table:table-cell office:value-type="string" calcext:value-type="string">
            <text:p>Hbu</text:p>
          </table:table-cell>
          <table:table-cell office:value-type="float" office:value="21.8" calcext:value-type="float">
            <text:p>21,80000000000</text:p>
          </table:table-cell>
          <table:table-cell office:value-type="float" office:value="21.1" calcext:value-type="float">
            <text:p>21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6.213" calcext:value-type="float">
            <text:p>490736,21300000000</text:p>
          </table:table-cell>
          <table:table-cell office:value-type="float" office:value="5429422.42598" calcext:value-type="float">
            <text:p>5429422,42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,00000000000</text:p>
          </table:table-cell>
          <table:table-cell office:value-type="string" calcext:value-type="string">
            <text:p>Es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47.862" calcext:value-type="float">
            <text:p>490747,86200000000</text:p>
          </table:table-cell>
          <table:table-cell office:value-type="float" office:value="5429441.42998" calcext:value-type="float">
            <text:p>5429441,42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,00000000000</text:p>
          </table:table-cell>
          <table:table-cell office:value-type="string" calcext:value-type="string">
            <text:p>Hbu</text:p>
          </table:table-cell>
          <table:table-cell office:value-type="float" office:value="12.5" calcext:value-type="float">
            <text:p>12,50000000000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0.87" calcext:value-type="float">
            <text:p>490740,87000000000</text:p>
          </table:table-cell>
          <table:table-cell office:value-type="float" office:value="5429422.61698" calcext:value-type="float">
            <text:p>5429422,61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,00000000000</text:p>
          </table:table-cell>
          <table:table-cell office:value-type="string" calcext:value-type="string">
            <text:p>Ei</text:p>
          </table:table-cell>
          <table:table-cell office:value-type="float" office:value="37.8" calcext:value-type="float">
            <text:p>37,80000000000</text:p>
          </table:table-cell>
          <table:table-cell office:value-type="float" office:value="39.2" calcext:value-type="float">
            <text:p>39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4.505" calcext:value-type="float">
            <text:p>490754,50500000000</text:p>
          </table:table-cell>
          <table:table-cell office:value-type="float" office:value="5429448.72598" calcext:value-type="float">
            <text:p>5429448,72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,00000000000</text:p>
          </table:table-cell>
          <table:table-cell office:value-type="string" calcext:value-type="string">
            <text:p>Es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4.2" calcext:value-type="float">
            <text:p>34,2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42.06" calcext:value-type="float">
            <text:p>490742,06000000000</text:p>
          </table:table-cell>
          <table:table-cell office:value-type="float" office:value="5429425.66098" calcext:value-type="float">
            <text:p>5429425,66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,00000000000</text:p>
          </table:table-cell>
          <table:table-cell office:value-type="string" calcext:value-type="string">
            <text:p>Hbu</text:p>
          </table:table-cell>
          <table:table-cell office:value-type="float" office:value="20.8" calcext:value-type="float">
            <text:p>20,80000000000</text:p>
          </table:table-cell>
          <table:table-cell office:value-type="float" office:value="21.1" calcext:value-type="float">
            <text:p>21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9.37" calcext:value-type="float">
            <text:p>490759,37000000000</text:p>
          </table:table-cell>
          <table:table-cell office:value-type="float" office:value="5429451.67998" calcext:value-type="float">
            <text:p>5429451,67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,00000000000</text:p>
          </table:table-cell>
          <table:table-cell office:value-type="string" calcext:value-type="string">
            <text:p>Ei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5.985" calcext:value-type="float">
            <text:p>490745,98500000000</text:p>
          </table:table-cell>
          <table:table-cell office:value-type="float" office:value="5429431.37598" calcext:value-type="float">
            <text:p>5429431,37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3.592" calcext:value-type="float">
            <text:p>490763,59200000000</text:p>
          </table:table-cell>
          <table:table-cell office:value-type="float" office:value="5429453.23698" calcext:value-type="float">
            <text:p>5429453,23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,00000000000</text:p>
          </table:table-cell>
          <table:table-cell office:value-type="string" calcext:value-type="string">
            <text:p>Ei</text:p>
          </table:table-cell>
          <table:table-cell office:value-type="float" office:value="48.9" calcext:value-type="float">
            <text:p>48,90000000000</text:p>
          </table:table-cell>
          <table:table-cell office:value-type="float" office:value="50.7" calcext:value-type="float">
            <text:p>50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4.246" calcext:value-type="float">
            <text:p>490764,24600000000</text:p>
          </table:table-cell>
          <table:table-cell office:value-type="float" office:value="5429454.55698" calcext:value-type="float">
            <text:p>5429454,55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,00000000000</text:p>
          </table:table-cell>
          <table:table-cell office:value-type="string" calcext:value-type="string">
            <text:p>Es</text:p>
          </table:table-cell>
          <table:table-cell office:value-type="float" office:value="26.1" calcext:value-type="float">
            <text:p>26,10000000000</text:p>
          </table:table-cell>
          <table:table-cell office:value-type="float" office:value="21.9" calcext:value-type="float">
            <text:p>21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1.33" calcext:value-type="float">
            <text:p>490751,33000000000</text:p>
          </table:table-cell>
          <table:table-cell office:value-type="float" office:value="5429439.23698" calcext:value-type="float">
            <text:p>5429439,236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,00000000000</text:p>
          </table:table-cell>
          <table:table-cell office:value-type="string" calcext:value-type="string">
            <text:p>Hbu</text:p>
          </table:table-cell>
          <table:table-cell office:value-type="float" office:value="18.2" calcext:value-type="float">
            <text:p>18,20000000000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9.67" calcext:value-type="float">
            <text:p>490749,67000000000</text:p>
          </table:table-cell>
          <table:table-cell office:value-type="float" office:value="5429441.92998" calcext:value-type="float">
            <text:p>5429441,92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,00000000000</text:p>
          </table:table-cell>
          <table:table-cell office:value-type="string" calcext:value-type="string">
            <text:p>Es</text:p>
          </table:table-cell>
          <table:table-cell office:value-type="float" office:value="35.9" calcext:value-type="float">
            <text:p>35,90000000000</text:p>
          </table:table-cell>
          <table:table-cell office:value-type="float" office:value="34.3" calcext:value-type="float">
            <text:p>34,3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deutlicher Steilast</text:p>
          </table:table-cell>
          <table:table-cell office:value-type="float" office:value="490770.86" calcext:value-type="float">
            <text:p>490770,86000000000</text:p>
          </table:table-cell>
          <table:table-cell office:value-type="float" office:value="5429453.66498" calcext:value-type="float">
            <text:p>5429453,66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,00000000000</text:p>
          </table:table-cell>
          <table:table-cell office:value-type="string" calcext:value-type="string">
            <text:p>Es</text:p>
          </table:table-cell>
          <table:table-cell office:value-type="float" office:value="35.9" calcext:value-type="float">
            <text:p>35,90000000000</text:p>
          </table:table-cell>
          <table:table-cell office:value-type="float" office:value="34.3" calcext:value-type="float">
            <text:p>34,3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57.523" calcext:value-type="float">
            <text:p>490757,52300000000</text:p>
          </table:table-cell>
          <table:table-cell office:value-type="float" office:value="5429451.39398" calcext:value-type="float">
            <text:p>5429451,39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,00000000000</text:p>
          </table:table-cell>
          <table:table-cell office:value-type="string" calcext:value-type="string">
            <text:p>Hbu</text:p>
          </table:table-cell>
          <table:table-cell office:value-type="float" office:value="11.3" calcext:value-type="float">
            <text:p>11,30000000000</text:p>
          </table:table-cell>
          <table:table-cell office:value-type="float" office:value="9.9" calcext:value-type="float">
            <text:p>9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5.463" calcext:value-type="float">
            <text:p>490775,46300000000</text:p>
          </table:table-cell>
          <table:table-cell office:value-type="float" office:value="5429457.52798" calcext:value-type="float">
            <text:p>5429457,52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,00000000000</text:p>
          </table:table-cell>
          <table:table-cell office:value-type="string" calcext:value-type="string">
            <text:p>Es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5.553" calcext:value-type="float">
            <text:p>490765,55300000000</text:p>
          </table:table-cell>
          <table:table-cell office:value-type="float" office:value="5429462.71298" calcext:value-type="float">
            <text:p>5429462,71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,00000000000</text:p>
          </table:table-cell>
          <table:table-cell office:value-type="string" calcext:value-type="string">
            <text:p>Ei</text:p>
          </table:table-cell>
          <table:table-cell office:value-type="float" office:value="47.1" calcext:value-type="float">
            <text:p>47,10000000000</text:p>
          </table:table-cell>
          <table:table-cell office:value-type="float" office:value="47.8" calcext:value-type="float">
            <text:p>47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215" calcext:value-type="float">
            <text:p>490776,21500000000</text:p>
          </table:table-cell>
          <table:table-cell office:value-type="float" office:value="5429458.70298" calcext:value-type="float">
            <text:p>5429458,70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,00000000000</text:p>
          </table:table-cell>
          <table:table-cell office:value-type="string" calcext:value-type="string">
            <text:p>Hbu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322" calcext:value-type="float">
            <text:p>490767,32200000000</text:p>
          </table:table-cell>
          <table:table-cell office:value-type="float" office:value="5429463.50098" calcext:value-type="float">
            <text:p>5429463,500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,00000000000</text:p>
          </table:table-cell>
          <table:table-cell office:value-type="string" calcext:value-type="string">
            <text:p>Es</text:p>
          </table:table-cell>
          <table:table-cell office:value-type="float" office:value="18.7" calcext:value-type="float">
            <text:p>18,70000000000</text:p>
          </table:table-cell>
          <table:table-cell office:value-type="float" office:value="18.4" calcext:value-type="float">
            <text:p>18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308" calcext:value-type="float">
            <text:p>490768,30800000000</text:p>
          </table:table-cell>
          <table:table-cell office:value-type="float" office:value="5429466.65398" calcext:value-type="float">
            <text:p>5429466,65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7.8" calcext:value-type="float">
            <text:p>17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64" calcext:value-type="float">
            <text:p>490779,64000000000</text:p>
          </table:table-cell>
          <table:table-cell office:value-type="float" office:value="5429458.48298" calcext:value-type="float">
            <text:p>5429458,48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,00000000000</text:p>
          </table:table-cell>
          <table:table-cell office:value-type="string" calcext:value-type="string">
            <text:p>Ei</text:p>
          </table:table-cell>
          <table:table-cell office:value-type="float" office:value="38.7" calcext:value-type="float">
            <text:p>38,70000000000</text:p>
          </table:table-cell>
          <table:table-cell office:value-type="float" office:value="39.2" calcext:value-type="float">
            <text:p>39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1.052" calcext:value-type="float">
            <text:p>490771,05200000000</text:p>
          </table:table-cell>
          <table:table-cell office:value-type="float" office:value="5429468.28098" calcext:value-type="float">
            <text:p>5429468,28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29.9" calcext:value-type="float">
            <text:p>29,9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Es deklariert</text:p>
          </table:table-cell>
          <table:table-cell office:value-type="float" office:value="490785.559" calcext:value-type="float">
            <text:p>490785,55900000000</text:p>
          </table:table-cell>
          <table:table-cell office:value-type="float" office:value="5429463.38798" calcext:value-type="float">
            <text:p>5429463,38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,00000000000</text:p>
          </table:table-cell>
          <table:table-cell office:value-type="string" calcext:value-type="string">
            <text:p>Hbu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4.8" calcext:value-type="float">
            <text:p>24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152" calcext:value-type="float">
            <text:p>490785,15200000000</text:p>
          </table:table-cell>
          <table:table-cell office:value-type="float" office:value="5429468.13998" calcext:value-type="float">
            <text:p>5429468,13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,00000000000</text:p>
          </table:table-cell>
          <table:table-cell office:value-type="string" calcext:value-type="string">
            <text:p>Es</text:p>
          </table:table-cell>
          <table:table-cell office:value-type="float" office:value="40.8" calcext:value-type="float">
            <text:p>40,80000000000</text:p>
          </table:table-cell>
          <table:table-cell office:value-type="float" office:value="40.9" calcext:value-type="float">
            <text:p>40,9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86.287" calcext:value-type="float">
            <text:p>490786,28700000000</text:p>
          </table:table-cell>
          <table:table-cell office:value-type="float" office:value="5429471.22798" calcext:value-type="float">
            <text:p>5429471,22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,00000000000</text:p>
          </table:table-cell>
          <table:table-cell office:value-type="string" calcext:value-type="string">
            <text:p>Ei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2.648" calcext:value-type="float">
            <text:p>490772,64800000000</text:p>
          </table:table-cell>
          <table:table-cell office:value-type="float" office:value="5429463.00698" calcext:value-type="float">
            <text:p>5429463,00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,00000000000</text:p>
          </table:table-cell>
          <table:table-cell office:value-type="string" calcext:value-type="string">
            <text:p>Hbu</text:p>
          </table:table-cell>
          <table:table-cell office:value-type="float" office:value="18.3" calcext:value-type="float">
            <text:p>18,30000000000</text:p>
          </table:table-cell>
          <table:table-cell office:value-type="float" office:value="18.4" calcext:value-type="float">
            <text:p>18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373" calcext:value-type="float">
            <text:p>490776,37300000000</text:p>
          </table:table-cell>
          <table:table-cell office:value-type="float" office:value="5429464.81798" calcext:value-type="float">
            <text:p>5429464,81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,00000000000</text:p>
          </table:table-cell>
          <table:table-cell office:value-type="string" calcext:value-type="string">
            <text:p>Ei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5.2" calcext:value-type="float">
            <text:p>35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7.423" calcext:value-type="float">
            <text:p>490777,42300000000</text:p>
          </table:table-cell>
          <table:table-cell office:value-type="float" office:value="5429468.42198" calcext:value-type="float">
            <text:p>5429468,421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,00000000000</text:p>
          </table:table-cell>
          <table:table-cell office:value-type="string" calcext:value-type="string">
            <text:p>Es</text:p>
          </table:table-cell>
          <table:table-cell office:value-type="float" office:value="28.1" calcext:value-type="float">
            <text:p>28,10000000000</text:p>
          </table:table-cell>
          <table:table-cell office:value-type="float" office:value="29.2" calcext:value-type="float">
            <text:p>29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798" calcext:value-type="float">
            <text:p>490791,79800000000</text:p>
          </table:table-cell>
          <table:table-cell office:value-type="float" office:value="5429474.81298" calcext:value-type="float">
            <text:p>5429474,81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,00000000000</text:p>
          </table:table-cell>
          <table:table-cell office:value-type="string" calcext:value-type="string">
            <text:p>Ei</text:p>
          </table:table-cell>
          <table:table-cell office:value-type="float" office:value="33.8" calcext:value-type="float">
            <text:p>33,80000000000</text:p>
          </table:table-cell>
          <table:table-cell office:value-type="float" office:value="33.9" calcext:value-type="float">
            <text:p>33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967" calcext:value-type="float">
            <text:p>490788,96700000000</text:p>
          </table:table-cell>
          <table:table-cell office:value-type="float" office:value="5429477.37898" calcext:value-type="float">
            <text:p>5429477,378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,00000000000</text:p>
          </table:table-cell>
          <table:table-cell office:value-type="string" calcext:value-type="string">
            <text:p>Hbu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17.4" calcext:value-type="float">
            <text:p>17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1.905" calcext:value-type="float">
            <text:p>490781,90500000000</text:p>
          </table:table-cell>
          <table:table-cell office:value-type="float" office:value="5429467.24298" calcext:value-type="float">
            <text:p>5429467,24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,00000000000</text:p>
          </table:table-cell>
          <table:table-cell office:value-type="string" calcext:value-type="string">
            <text:p>Es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31.3" calcext:value-type="float">
            <text:p>31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2.866" calcext:value-type="float">
            <text:p>490782,86600000000</text:p>
          </table:table-cell>
          <table:table-cell office:value-type="float" office:value="5429474.45098" calcext:value-type="float">
            <text:p>5429474,45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,00000000000</text:p>
          </table:table-cell>
          <table:table-cell office:value-type="string" calcext:value-type="string">
            <text:p>Hbu</text:p>
          </table:table-cell>
          <table:table-cell office:value-type="float" office:value="8.9" calcext:value-type="float">
            <text:p>8,90000000000</text:p>
          </table:table-cell>
          <table:table-cell office:value-type="float" office:value="8.2" calcext:value-type="float">
            <text:p>8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003" calcext:value-type="float">
            <text:p>490795,00300000000</text:p>
          </table:table-cell>
          <table:table-cell office:value-type="float" office:value="5429477.84998" calcext:value-type="float">
            <text:p>5429477,84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4.399" calcext:value-type="float">
            <text:p>490794,39900000000</text:p>
          </table:table-cell>
          <table:table-cell office:value-type="float" office:value="5429480.55198" calcext:value-type="float">
            <text:p>5429480,55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,00000000000</text:p>
          </table:table-cell>
          <table:table-cell office:value-type="string" calcext:value-type="string">
            <text:p>Ei</text:p>
          </table:table-cell>
          <table:table-cell office:value-type="float" office:value="33.3" calcext:value-type="float">
            <text:p>33,30000000000</text:p>
          </table:table-cell>
          <table:table-cell office:value-type="float" office:value="34.8" calcext:value-type="float">
            <text:p>34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785" calcext:value-type="float">
            <text:p>490783,78500000000</text:p>
          </table:table-cell>
          <table:table-cell office:value-type="float" office:value="5429482.34798" calcext:value-type="float">
            <text:p>5429482,34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,00000000000</text:p>
          </table:table-cell>
          <table:table-cell office:value-type="string" calcext:value-type="string">
            <text:p>Ei</text:p>
          </table:table-cell>
          <table:table-cell office:value-type="float" office:value="41.7" calcext:value-type="float">
            <text:p>41,70000000000</text:p>
          </table:table-cell>
          <table:table-cell office:value-type="float" office:value="39.3" calcext:value-type="float">
            <text:p>39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043" calcext:value-type="float">
            <text:p>490787,04300000000</text:p>
          </table:table-cell>
          <table:table-cell office:value-type="float" office:value="5429483.55498" calcext:value-type="float">
            <text:p>5429483,55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,00000000000</text:p>
          </table:table-cell>
          <table:table-cell office:value-type="string" calcext:value-type="string">
            <text:p>Es</text:p>
          </table:table-cell>
          <table:table-cell office:value-type="float" office:value="32.9" calcext:value-type="float">
            <text:p>32,90000000000</text:p>
          </table:table-cell>
          <table:table-cell office:value-type="float" office:value="36.9" calcext:value-type="float">
            <text:p>36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4.973" calcext:value-type="float">
            <text:p>490794,97300000000</text:p>
          </table:table-cell>
          <table:table-cell office:value-type="float" office:value="5429481.84798" calcext:value-type="float">
            <text:p>5429481,84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,00000000000</text:p>
          </table:table-cell>
          <table:table-cell office:value-type="string" calcext:value-type="string">
            <text:p>Ei</text:p>
          </table:table-cell>
          <table:table-cell office:value-type="float" office:value="33.8" calcext:value-type="float">
            <text:p>33,80000000000</text:p>
          </table:table-cell>
          <table:table-cell office:value-type="float" office:value="37.7" calcext:value-type="float">
            <text:p>37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2.864" calcext:value-type="float">
            <text:p>490802,86400000000</text:p>
          </table:table-cell>
          <table:table-cell office:value-type="float" office:value="5429481.45798" calcext:value-type="float">
            <text:p>5429481,45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,00000000000</text:p>
          </table:table-cell>
          <table:table-cell office:value-type="string" calcext:value-type="string">
            <text:p>Es</text:p>
          </table:table-cell>
          <table:table-cell office:value-type="float" office:value="17.8" calcext:value-type="float">
            <text:p>17,80000000000</text:p>
          </table:table-cell>
          <table:table-cell office:value-type="float" office:value="18.9" calcext:value-type="float">
            <text:p>18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4.285" calcext:value-type="float">
            <text:p>490804,28500000000</text:p>
          </table:table-cell>
          <table:table-cell office:value-type="float" office:value="5429479.39698" calcext:value-type="float">
            <text:p>5429479,39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,00000000000</text:p>
          </table:table-cell>
          <table:table-cell office:value-type="string" calcext:value-type="string">
            <text:p>Bu</text:p>
          </table:table-cell>
          <table:table-cell office:value-type="float" office:value="10.6" calcext:value-type="float">
            <text:p>10,60000000000</text:p>
          </table:table-cell>
          <table:table-cell office:value-type="float" office:value="10.3" calcext:value-type="float">
            <text:p>10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9.373" calcext:value-type="float">
            <text:p>490789,37300000000</text:p>
          </table:table-cell>
          <table:table-cell office:value-type="float" office:value="5429486.62998" calcext:value-type="float">
            <text:p>5429486,629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,00000000000</text:p>
          </table:table-cell>
          <table:table-cell office:value-type="string" calcext:value-type="string">
            <text:p>Ei</text:p>
          </table:table-cell>
          <table:table-cell office:value-type="float" office:value="39.2" calcext:value-type="float">
            <text:p>39,20000000000</text:p>
          </table:table-cell>
          <table:table-cell office:value-type="float" office:value="38.8" calcext:value-type="float">
            <text:p>38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2.433" calcext:value-type="float">
            <text:p>490792,43300000000</text:p>
          </table:table-cell>
          <table:table-cell office:value-type="float" office:value="5429487.19798" calcext:value-type="float">
            <text:p>5429487,19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,00000000000</text:p>
          </table:table-cell>
          <table:table-cell office:value-type="string" calcext:value-type="string">
            <text:p>Ei</text:p>
          </table:table-cell>
          <table:table-cell office:value-type="float" office:value="37.8" calcext:value-type="float">
            <text:p>37,80000000000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2.652" calcext:value-type="float">
            <text:p>490802,65200000000</text:p>
          </table:table-cell>
          <table:table-cell office:value-type="float" office:value="5429475.47998" calcext:value-type="float">
            <text:p>5429475,47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,00000000000</text:p>
          </table:table-cell>
          <table:table-cell office:value-type="string" calcext:value-type="string">
            <text:p>Hbu</text:p>
          </table:table-cell>
          <table:table-cell office:value-type="float" office:value="10.8" calcext:value-type="float">
            <text:p>10,8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138" calcext:value-type="float">
            <text:p>490799,13800000000</text:p>
          </table:table-cell>
          <table:table-cell office:value-type="float" office:value="5429477.14398" calcext:value-type="float">
            <text:p>5429477,14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,00000000000</text:p>
          </table:table-cell>
          <table:table-cell office:value-type="string" calcext:value-type="string">
            <text:p>Hbu</text:p>
          </table:table-cell>
          <table:table-cell office:value-type="float" office:value="11.6" calcext:value-type="float">
            <text:p>11,60000000000</text:p>
          </table:table-cell>
          <table:table-cell office:value-type="float" office:value="11.3" calcext:value-type="float">
            <text:p>11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682" calcext:value-type="float">
            <text:p>490793,68200000000</text:p>
          </table:table-cell>
          <table:table-cell office:value-type="float" office:value="5429488.83798" calcext:value-type="float">
            <text:p>5429488,83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907" calcext:value-type="float">
            <text:p>490793,90700000000</text:p>
          </table:table-cell>
          <table:table-cell office:value-type="float" office:value="5429487.14298" calcext:value-type="float">
            <text:p>5429487,14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,00000000000</text:p>
          </table:table-cell>
          <table:table-cell office:value-type="string" calcext:value-type="string">
            <text:p>Ei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47.2" calcext:value-type="float">
            <text:p>47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687" calcext:value-type="float">
            <text:p>490798,68700000000</text:p>
          </table:table-cell>
          <table:table-cell office:value-type="float" office:value="5429489.32798" calcext:value-type="float">
            <text:p>5429489,32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,00000000000</text:p>
          </table:table-cell>
          <table:table-cell office:value-type="string" calcext:value-type="string">
            <text:p>Ei</text:p>
          </table:table-cell>
          <table:table-cell office:value-type="float" office:value="39.2" calcext:value-type="float">
            <text:p>39,20000000000</text:p>
          </table:table-cell>
          <table:table-cell office:value-type="float" office:value="34.3" calcext:value-type="float">
            <text:p>34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357" calcext:value-type="float">
            <text:p>490797,35700000000</text:p>
          </table:table-cell>
          <table:table-cell office:value-type="float" office:value="5429473.65298" calcext:value-type="float">
            <text:p>5429473,65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,00000000000</text:p>
          </table:table-cell>
          <table:table-cell office:value-type="string" calcext:value-type="string">
            <text:p>Hbu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776" calcext:value-type="float">
            <text:p>490797,77600000000</text:p>
          </table:table-cell>
          <table:table-cell office:value-type="float" office:value="5429471.17998" calcext:value-type="float">
            <text:p>5429471,17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,00000000000</text:p>
          </table:table-cell>
          <table:table-cell office:value-type="string" calcext:value-type="string">
            <text:p>SAh</text:p>
          </table:table-cell>
          <table:table-cell office:value-type="float" office:value="16.2" calcext:value-type="float">
            <text:p>16,2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871" calcext:value-type="float">
            <text:p>490806,87100000000</text:p>
          </table:table-cell>
          <table:table-cell office:value-type="float" office:value="5429471.85898" calcext:value-type="float">
            <text:p>5429471,85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,00000000000</text:p>
          </table:table-cell>
          <table:table-cell office:value-type="string" calcext:value-type="string">
            <text:p>Bu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1.8" calcext:value-type="float">
            <text:p>11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224" calcext:value-type="float">
            <text:p>490798,22400000000</text:p>
          </table:table-cell>
          <table:table-cell office:value-type="float" office:value="5429465.54698" calcext:value-type="float">
            <text:p>5429465,546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,00000000000</text:p>
          </table:table-cell>
          <table:table-cell office:value-type="string" calcext:value-type="string">
            <text:p>Es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47" calcext:value-type="float">
            <text:p>47,00000000000</text:p>
          </table:table-cell>
          <table:table-cell office:value-type="float" office:value="1" calcext:value-type="float">
            <text:p>1,00000000000</text:p>
          </table:table-cell>
          <table:table-cell office:value-type="string" calcext:value-type="string">
            <text:p>Trisel</text:p>
          </table:table-cell>
          <table:table-cell office:value-type="float" office:value="490806.232" calcext:value-type="float">
            <text:p>490806,23200000000</text:p>
          </table:table-cell>
          <table:table-cell office:value-type="float" office:value="5429466.40898" calcext:value-type="float">
            <text:p>5429466,40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,00000000000</text:p>
          </table:table-cell>
          <table:table-cell office:value-type="string" calcext:value-type="string">
            <text:p>Hbu</text:p>
          </table:table-cell>
          <table:table-cell office:value-type="float" office:value="18.8" calcext:value-type="float">
            <text:p>18,8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0.493" calcext:value-type="float">
            <text:p>490800,49300000000</text:p>
          </table:table-cell>
          <table:table-cell office:value-type="float" office:value="5429470.05798" calcext:value-type="float">
            <text:p>5429470,05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,00000000000</text:p>
          </table:table-cell>
          <table:table-cell office:value-type="string" calcext:value-type="string">
            <text:p>Hbu</text:p>
          </table:table-cell>
          <table:table-cell office:value-type="float" office:value="12.3" calcext:value-type="float">
            <text:p>12,3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4.12" calcext:value-type="float">
            <text:p>490804,12000000000</text:p>
          </table:table-cell>
          <table:table-cell office:value-type="float" office:value="5429467.49798" calcext:value-type="float">
            <text:p>5429467,49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,00000000000</text:p>
          </table:table-cell>
          <table:table-cell office:value-type="string" calcext:value-type="string">
            <text:p>Ei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1.8" calcext:value-type="float">
            <text:p>31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739" calcext:value-type="float">
            <text:p>490795,73900000000</text:p>
          </table:table-cell>
          <table:table-cell office:value-type="float" office:value="5429465.12998" calcext:value-type="float">
            <text:p>5429465,12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,00000000000</text:p>
          </table:table-cell>
          <table:table-cell office:value-type="string" calcext:value-type="string">
            <text:p>Hbu</text:p>
          </table:table-cell>
          <table:table-cell office:value-type="float" office:value="12.8" calcext:value-type="float">
            <text:p>12,8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3.863" calcext:value-type="float">
            <text:p>490803,86300000000</text:p>
          </table:table-cell>
          <table:table-cell office:value-type="float" office:value="5429464.87998" calcext:value-type="float">
            <text:p>5429464,87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,00000000000</text:p>
          </table:table-cell>
          <table:table-cell office:value-type="string" calcext:value-type="string">
            <text:p>Ei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1.067" calcext:value-type="float">
            <text:p>490801,06700000000</text:p>
          </table:table-cell>
          <table:table-cell office:value-type="float" office:value="5429467.55798" calcext:value-type="float">
            <text:p>5429467,55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,00000000000</text:p>
          </table:table-cell>
          <table:table-cell office:value-type="string" calcext:value-type="string">
            <text:p>Es</text:p>
          </table:table-cell>
          <table:table-cell office:value-type="float" office:value="24.2" calcext:value-type="float">
            <text:p>24,20000000000</text:p>
          </table:table-cell>
          <table:table-cell office:value-type="float" office:value="28.9" calcext:value-type="float">
            <text:p>28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419" calcext:value-type="float">
            <text:p>490790,41900000000</text:p>
          </table:table-cell>
          <table:table-cell office:value-type="float" office:value="5429464.29698" calcext:value-type="float">
            <text:p>5429464,29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,00000000000</text:p>
          </table:table-cell>
          <table:table-cell office:value-type="string" calcext:value-type="string">
            <text:p>Hbu</text:p>
          </table:table-cell>
          <table:table-cell office:value-type="float" office:value="14.8" calcext:value-type="float">
            <text:p>14,80000000000</text:p>
          </table:table-cell>
          <table:table-cell office:value-type="float" office:value="13.7" calcext:value-type="float">
            <text:p>13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641" calcext:value-type="float">
            <text:p>490790,64100000000</text:p>
          </table:table-cell>
          <table:table-cell office:value-type="float" office:value="5429458.72198" calcext:value-type="float">
            <text:p>5429458,72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,00000000000</text:p>
          </table:table-cell>
          <table:table-cell office:value-type="string" calcext:value-type="string">
            <text:p>Ei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109" calcext:value-type="float">
            <text:p>490807,10900000000</text:p>
          </table:table-cell>
          <table:table-cell office:value-type="float" office:value="5429461.16898" calcext:value-type="float">
            <text:p>5429461,168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,00000000000</text:p>
          </table:table-cell>
          <table:table-cell office:value-type="string" calcext:value-type="string">
            <text:p>Hbu</text:p>
          </table:table-cell>
          <table:table-cell office:value-type="float" office:value="19.2" calcext:value-type="float">
            <text:p>19,20000000000</text:p>
          </table:table-cell>
          <table:table-cell office:value-type="float" office:value="20.3" calcext:value-type="float">
            <text:p>20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605" calcext:value-type="float">
            <text:p>490807,60500000000</text:p>
          </table:table-cell>
          <table:table-cell office:value-type="float" office:value="5429460.22198" calcext:value-type="float">
            <text:p>5429460,22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,00000000000</text:p>
          </table:table-cell>
          <table:table-cell office:value-type="string" calcext:value-type="string">
            <text:p>SAh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532" calcext:value-type="float">
            <text:p>490809,53200000000</text:p>
          </table:table-cell>
          <table:table-cell office:value-type="float" office:value="5429459.66798" calcext:value-type="float">
            <text:p>5429459,66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,00000000000</text:p>
          </table:table-cell>
          <table:table-cell office:value-type="string" calcext:value-type="string">
            <text:p>Hbu</text:p>
          </table:table-cell>
          <table:table-cell office:value-type="float" office:value="13.6" calcext:value-type="float">
            <text:p>13,60000000000</text:p>
          </table:table-cell>
          <table:table-cell office:value-type="float" office:value="13.7" calcext:value-type="float">
            <text:p>13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2.764" calcext:value-type="float">
            <text:p>490792,76400000000</text:p>
          </table:table-cell>
          <table:table-cell office:value-type="float" office:value="5429456.44498" calcext:value-type="float">
            <text:p>5429456,44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,00000000000</text:p>
          </table:table-cell>
          <table:table-cell office:value-type="string" calcext:value-type="string">
            <text:p>Elsb.</text:p>
          </table:table-cell>
          <table:table-cell office:value-type="float" office:value="13.8" calcext:value-type="float">
            <text:p>13,80000000000</text:p>
          </table:table-cell>
          <table:table-cell office:value-type="float" office:value="14.4" calcext:value-type="float">
            <text:p>14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256" calcext:value-type="float">
            <text:p>490793,25600000000</text:p>
          </table:table-cell>
          <table:table-cell office:value-type="float" office:value="5429451.89198" calcext:value-type="float">
            <text:p>5429451,89198000000</text:p>
          </table:table-cell>
          <table:table-cell office:value-type="string" calcext:value-type="string">
            <text:p>Els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,00000000000</text:p>
          </table:table-cell>
          <table:table-cell office:value-type="string" calcext:value-type="string">
            <text:p>Ei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67" calcext:value-type="float">
            <text:p>490788,67000000000</text:p>
          </table:table-cell>
          <table:table-cell office:value-type="float" office:value="5429451.86298" calcext:value-type="float">
            <text:p>5429451,86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,00000000000</text:p>
          </table:table-cell>
          <table:table-cell office:value-type="string" calcext:value-type="string">
            <text:p>Hbu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452" calcext:value-type="float">
            <text:p>490785,45200000000</text:p>
          </table:table-cell>
          <table:table-cell office:value-type="float" office:value="5429452.25698" calcext:value-type="float">
            <text:p>5429452,25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,00000000000</text:p>
          </table:table-cell>
          <table:table-cell office:value-type="string" calcext:value-type="string">
            <text:p>Es</text:p>
          </table:table-cell>
          <table:table-cell office:value-type="float" office:value="48.8" calcext:value-type="float">
            <text:p>48,80000000000</text:p>
          </table:table-cell>
          <table:table-cell office:value-type="float" office:value="47.2" calcext:value-type="float">
            <text:p>47,2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85.486" calcext:value-type="float">
            <text:p>490785,48600000000</text:p>
          </table:table-cell>
          <table:table-cell office:value-type="float" office:value="5429451.75398" calcext:value-type="float">
            <text:p>5429451,75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,00000000000</text:p>
          </table:table-cell>
          <table:table-cell office:value-type="string" calcext:value-type="string">
            <text:p>SAh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2.3" calcext:value-type="float">
            <text:p>32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523" calcext:value-type="float">
            <text:p>490806,52300000000</text:p>
          </table:table-cell>
          <table:table-cell office:value-type="float" office:value="5429455.31298" calcext:value-type="float">
            <text:p>5429455,31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,00000000000</text:p>
          </table:table-cell>
          <table:table-cell office:value-type="string" calcext:value-type="string">
            <text:p>Bu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15.2" calcext:value-type="float">
            <text:p>15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4.114" calcext:value-type="float">
            <text:p>490804,11400000000</text:p>
          </table:table-cell>
          <table:table-cell office:value-type="float" office:value="5429453.02498" calcext:value-type="float">
            <text:p>5429453,024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,00000000000</text:p>
          </table:table-cell>
          <table:table-cell office:value-type="string" calcext:value-type="string">
            <text:p>Ei</text:p>
          </table:table-cell>
          <table:table-cell office:value-type="float" office:value="42.6" calcext:value-type="float">
            <text:p>42,60000000000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1.091" calcext:value-type="float">
            <text:p>490801,09100000000</text:p>
          </table:table-cell>
          <table:table-cell office:value-type="float" office:value="5429450.06998" calcext:value-type="float">
            <text:p>5429450,06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,00000000000</text:p>
          </table:table-cell>
          <table:table-cell office:value-type="string" calcext:value-type="string">
            <text:p>Hbu</text:p>
          </table:table-cell>
          <table:table-cell office:value-type="float" office:value="9.3" calcext:value-type="float">
            <text:p>9,3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479" calcext:value-type="float">
            <text:p>490798,47900000000</text:p>
          </table:table-cell>
          <table:table-cell office:value-type="float" office:value="5429453.32798" calcext:value-type="float">
            <text:p>5429453,32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,00000000000</text:p>
          </table:table-cell>
          <table:table-cell office:value-type="string" calcext:value-type="string">
            <text:p>Hbu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693" calcext:value-type="float">
            <text:p>490797,69300000000</text:p>
          </table:table-cell>
          <table:table-cell office:value-type="float" office:value="5429456.05198" calcext:value-type="float">
            <text:p>5429456,05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,00000000000</text:p>
          </table:table-cell>
          <table:table-cell office:value-type="string" calcext:value-type="string">
            <text:p>Hbu</text:p>
          </table:table-cell>
          <table:table-cell office:value-type="float" office:value="20.8" calcext:value-type="float">
            <text:p>20,8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816" calcext:value-type="float">
            <text:p>490798,81600000000</text:p>
          </table:table-cell>
          <table:table-cell office:value-type="float" office:value="5429457.01498" calcext:value-type="float">
            <text:p>5429457,01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,00000000000</text:p>
          </table:table-cell>
          <table:table-cell office:value-type="string" calcext:value-type="string">
            <text:p>Hbu</text:p>
          </table:table-cell>
          <table:table-cell office:value-type="float" office:value="12.2" calcext:value-type="float">
            <text:p>12,20000000000</text:p>
          </table:table-cell>
          <table:table-cell office:value-type="float" office:value="13.9" calcext:value-type="float">
            <text:p>13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6.04" calcext:value-type="float">
            <text:p>490786,04000000000</text:p>
          </table:table-cell>
          <table:table-cell office:value-type="float" office:value="5429458.50998" calcext:value-type="float">
            <text:p>5429458,50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,00000000000</text:p>
          </table:table-cell>
          <table:table-cell office:value-type="string" calcext:value-type="string">
            <text:p>Ei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2.498" calcext:value-type="float">
            <text:p>490782,49800000000</text:p>
          </table:table-cell>
          <table:table-cell office:value-type="float" office:value="5429457.23598" calcext:value-type="float">
            <text:p>5429457,23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,00000000000</text:p>
          </table:table-cell>
          <table:table-cell office:value-type="string" calcext:value-type="string">
            <text:p>Hbu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12.2" calcext:value-type="float">
            <text:p>12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4.044" calcext:value-type="float">
            <text:p>490784,04400000000</text:p>
          </table:table-cell>
          <table:table-cell office:value-type="float" office:value="5429455.45598" calcext:value-type="float">
            <text:p>5429455,45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,00000000000</text:p>
          </table:table-cell>
          <table:table-cell office:value-type="string" calcext:value-type="string">
            <text:p>Hbu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9.3" calcext:value-type="float">
            <text:p>9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189" calcext:value-type="float">
            <text:p>490783,18900000000</text:p>
          </table:table-cell>
          <table:table-cell office:value-type="float" office:value="5429453.75998" calcext:value-type="float">
            <text:p>5429453,75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9.8" calcext:value-type="float">
            <text:p>9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0.727" calcext:value-type="float">
            <text:p>490780,72700000000</text:p>
          </table:table-cell>
          <table:table-cell office:value-type="float" office:value="5429454.62298" calcext:value-type="float">
            <text:p>5429454,62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,00000000000</text:p>
          </table:table-cell>
          <table:table-cell office:value-type="string" calcext:value-type="string">
            <text:p>Hbu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7.7" calcext:value-type="float">
            <text:p>17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363" calcext:value-type="float">
            <text:p>490776,36300000000</text:p>
          </table:table-cell>
          <table:table-cell office:value-type="float" office:value="5429449.77498" calcext:value-type="float">
            <text:p>5429449,77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,00000000000</text:p>
          </table:table-cell>
          <table:table-cell office:value-type="string" calcext:value-type="string">
            <text:p>Ei</text:p>
          </table:table-cell>
          <table:table-cell office:value-type="float" office:value="33.9" calcext:value-type="float">
            <text:p>33,90000000000</text:p>
          </table:table-cell>
          <table:table-cell office:value-type="float" office:value="30.8" calcext:value-type="float">
            <text:p>30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5.13" calcext:value-type="float">
            <text:p>490775,13000000000</text:p>
          </table:table-cell>
          <table:table-cell office:value-type="float" office:value="5429447.95298" calcext:value-type="float">
            <text:p>5429447,95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,00000000000</text:p>
          </table:table-cell>
          <table:table-cell office:value-type="string" calcext:value-type="string">
            <text:p>SAh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229" calcext:value-type="float">
            <text:p>490797,22900000000</text:p>
          </table:table-cell>
          <table:table-cell office:value-type="float" office:value="5429453.06198" calcext:value-type="float">
            <text:p>5429453,06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,00000000000</text:p>
          </table:table-cell>
          <table:table-cell office:value-type="string" calcext:value-type="string">
            <text:p>Ei</text:p>
          </table:table-cell>
          <table:table-cell office:value-type="float" office:value="42.6" calcext:value-type="float">
            <text:p>42,60000000000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67" calcext:value-type="float">
            <text:p>490797,67000000000</text:p>
          </table:table-cell>
          <table:table-cell office:value-type="float" office:value="5429448.55698" calcext:value-type="float">
            <text:p>5429448,55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479" calcext:value-type="float">
            <text:p>490793,47900000000</text:p>
          </table:table-cell>
          <table:table-cell office:value-type="float" office:value="5429447.67198" calcext:value-type="float">
            <text:p>5429447,67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,00000000000</text:p>
          </table:table-cell>
          <table:table-cell office:value-type="string" calcext:value-type="string">
            <text:p>Es</text:p>
          </table:table-cell>
          <table:table-cell office:value-type="float" office:value="37.3" calcext:value-type="float">
            <text:p>37,30000000000</text:p>
          </table:table-cell>
          <table:table-cell office:value-type="float" office:value="34.6" calcext:value-type="float">
            <text:p>34,6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93.225" calcext:value-type="float">
            <text:p>490793,22500000000</text:p>
          </table:table-cell>
          <table:table-cell office:value-type="float" office:value="5429445.85198" calcext:value-type="float">
            <text:p>5429445,85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,00000000000</text:p>
          </table:table-cell>
          <table:table-cell office:value-type="string" calcext:value-type="string">
            <text:p>Hbu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18.3" calcext:value-type="float">
            <text:p>18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9.637" calcext:value-type="float">
            <text:p>490769,63700000000</text:p>
          </table:table-cell>
          <table:table-cell office:value-type="float" office:value="5429450.97898" calcext:value-type="float">
            <text:p>5429450,978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,00000000000</text:p>
          </table:table-cell>
          <table:table-cell office:value-type="string" calcext:value-type="string">
            <text:p>Ei</text:p>
          </table:table-cell>
          <table:table-cell office:value-type="float" office:value="42.2" calcext:value-type="float">
            <text:p>42,20000000000</text:p>
          </table:table-cell>
          <table:table-cell office:value-type="float" office:value="46.9" calcext:value-type="float">
            <text:p>46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11" calcext:value-type="float">
            <text:p>490768,11000000000</text:p>
          </table:table-cell>
          <table:table-cell office:value-type="float" office:value="5429449.40598" calcext:value-type="float">
            <text:p>5429449,40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,00000000000</text:p>
          </table:table-cell>
          <table:table-cell office:value-type="string" calcext:value-type="string">
            <text:p>Hbu</text:p>
          </table:table-cell>
          <table:table-cell office:value-type="float" office:value="22.8" calcext:value-type="float">
            <text:p>22,80000000000</text:p>
          </table:table-cell>
          <table:table-cell office:value-type="float" office:value="22.1" calcext:value-type="float">
            <text:p>22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591" calcext:value-type="float">
            <text:p>490768,59100000000</text:p>
          </table:table-cell>
          <table:table-cell office:value-type="float" office:value="5429445.90998" calcext:value-type="float">
            <text:p>5429445,90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,00000000000</text:p>
          </table:table-cell>
          <table:table-cell office:value-type="string" calcext:value-type="string">
            <text:p>Hbu</text:p>
          </table:table-cell>
          <table:table-cell office:value-type="float" office:value="14.4" calcext:value-type="float">
            <text:p>14,4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9.857" calcext:value-type="float">
            <text:p>490769,85700000000</text:p>
          </table:table-cell>
          <table:table-cell office:value-type="float" office:value="5429443.89298" calcext:value-type="float">
            <text:p>5429443,89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,00000000000</text:p>
          </table:table-cell>
          <table:table-cell office:value-type="string" calcext:value-type="string">
            <text:p>Es</text:p>
          </table:table-cell>
          <table:table-cell office:value-type="float" office:value="15.8" calcext:value-type="float">
            <text:p>15,8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135" calcext:value-type="float">
            <text:p>490787,13500000000</text:p>
          </table:table-cell>
          <table:table-cell office:value-type="float" office:value="5429443.80798" calcext:value-type="float">
            <text:p>5429443,80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33.8" calcext:value-type="float">
            <text:p>33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6.586" calcext:value-type="float">
            <text:p>490786,58600000000</text:p>
          </table:table-cell>
          <table:table-cell office:value-type="float" office:value="5429444.74898" calcext:value-type="float">
            <text:p>5429444,748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,00000000000</text:p>
          </table:table-cell>
          <table:table-cell office:value-type="string" calcext:value-type="string">
            <text:p>Hbu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6.2" calcext:value-type="float">
            <text:p>16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485" calcext:value-type="float">
            <text:p>490785,48500000000</text:p>
          </table:table-cell>
          <table:table-cell office:value-type="float" office:value="5429446.44998" calcext:value-type="float">
            <text:p>5429446,44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,00000000000</text:p>
          </table:table-cell>
          <table:table-cell office:value-type="string" calcext:value-type="string">
            <text:p>Es</text:p>
          </table:table-cell>
          <table:table-cell office:value-type="float" office:value="40.5" calcext:value-type="float">
            <text:p>40,50000000000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83.641" calcext:value-type="float">
            <text:p>490783,64100000000</text:p>
          </table:table-cell>
          <table:table-cell office:value-type="float" office:value="5429442.17098" calcext:value-type="float">
            <text:p>5429442,17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,00000000000</text:p>
          </table:table-cell>
          <table:table-cell office:value-type="string" calcext:value-type="string">
            <text:p>Es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40.2" calcext:value-type="float">
            <text:p>40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454" calcext:value-type="float">
            <text:p>490778,45400000000</text:p>
          </table:table-cell>
          <table:table-cell office:value-type="float" office:value="5429443.49398" calcext:value-type="float">
            <text:p>5429443,49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,00000000000</text:p>
          </table:table-cell>
          <table:table-cell office:value-type="string" calcext:value-type="string">
            <text:p>Hbu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Temperaturlogger</text:p>
          </table:table-cell>
          <table:table-cell office:value-type="float" office:value="490775.227" calcext:value-type="float">
            <text:p>490775,22700000000</text:p>
          </table:table-cell>
          <table:table-cell office:value-type="float" office:value="5429444.63298" calcext:value-type="float">
            <text:p>5429444,63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,00000000000</text:p>
          </table:table-cell>
          <table:table-cell office:value-type="string" calcext:value-type="string">
            <text:p>Hbu</text:p>
          </table:table-cell>
          <table:table-cell office:value-type="float" office:value="17.2" calcext:value-type="float">
            <text:p>17,20000000000</text:p>
          </table:table-cell>
          <table:table-cell office:value-type="float" office:value="13.4" calcext:value-type="float">
            <text:p>13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6.505" calcext:value-type="float">
            <text:p>490766,50500000000</text:p>
          </table:table-cell>
          <table:table-cell office:value-type="float" office:value="5429438.96798" calcext:value-type="float">
            <text:p>5429438,96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,00000000000</text:p>
          </table:table-cell>
          <table:table-cell office:value-type="string" calcext:value-type="string">
            <text:p>Es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65.038" calcext:value-type="float">
            <text:p>490765,03800000000</text:p>
          </table:table-cell>
          <table:table-cell office:value-type="float" office:value="5429437.72798" calcext:value-type="float">
            <text:p>5429437,72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,00000000000</text:p>
          </table:table-cell>
          <table:table-cell office:value-type="string" calcext:value-type="string">
            <text:p>Es</text:p>
          </table:table-cell>
          <table:table-cell office:value-type="float" office:value="39.6" calcext:value-type="float">
            <text:p>39,60000000000</text:p>
          </table:table-cell>
          <table:table-cell office:value-type="float" office:value="40.1" calcext:value-type="float">
            <text:p>40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0.496" calcext:value-type="float">
            <text:p>490760,49600000000</text:p>
          </table:table-cell>
          <table:table-cell office:value-type="float" office:value="5429440.86898" calcext:value-type="float">
            <text:p>5429440,86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,00000000000</text:p>
          </table:table-cell>
          <table:table-cell office:value-type="string" calcext:value-type="string">
            <text:p>Es</text:p>
          </table:table-cell>
          <table:table-cell office:value-type="float" office:value="43.7" calcext:value-type="float">
            <text:p>43,70000000000</text:p>
          </table:table-cell>
          <table:table-cell office:value-type="float" office:value="50.3" calcext:value-type="float">
            <text:p>50,3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60.135" calcext:value-type="float">
            <text:p>490760,13500000000</text:p>
          </table:table-cell>
          <table:table-cell office:value-type="float" office:value="5429434.23698" calcext:value-type="float">
            <text:p>5429434,23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,00000000000</text:p>
          </table:table-cell>
          <table:table-cell office:value-type="string" calcext:value-type="string">
            <text:p>Es</text:p>
          </table:table-cell>
          <table:table-cell office:value-type="float" office:value="35.6" calcext:value-type="float">
            <text:p>35,60000000000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76.218" calcext:value-type="float">
            <text:p>490776,21800000000</text:p>
          </table:table-cell>
          <table:table-cell office:value-type="float" office:value="5429438.90598" calcext:value-type="float">
            <text:p>5429438,905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,00000000000</text:p>
          </table:table-cell>
          <table:table-cell office:value-type="string" calcext:value-type="string">
            <text:p>Ei</text:p>
          </table:table-cell>
          <table:table-cell office:value-type="float" office:value="50" calcext:value-type="float">
            <text:p>50,00000000000</text:p>
          </table:table-cell>
          <table:table-cell office:value-type="float" office:value="43.6" calcext:value-type="float">
            <text:p>43,6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0.124" calcext:value-type="float">
            <text:p>490780,12400000000</text:p>
          </table:table-cell>
          <table:table-cell office:value-type="float" office:value="5429435.15298" calcext:value-type="float">
            <text:p>5429435,15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,00000000000</text:p>
          </table:table-cell>
          <table:table-cell office:value-type="string" calcext:value-type="string">
            <text:p>Hbu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423" calcext:value-type="float">
            <text:p>490779,42300000000</text:p>
          </table:table-cell>
          <table:table-cell office:value-type="float" office:value="5429434.50398" calcext:value-type="float">
            <text:p>5429434,50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,00000000000</text:p>
          </table:table-cell>
          <table:table-cell office:value-type="string" calcext:value-type="string">
            <text:p>Hbu</text:p>
          </table:table-cell>
          <table:table-cell office:value-type="float" office:value="22.6" calcext:value-type="float">
            <text:p>22,60000000000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1.311" calcext:value-type="float">
            <text:p>490771,31100000000</text:p>
          </table:table-cell>
          <table:table-cell office:value-type="float" office:value="5429431.30398" calcext:value-type="float">
            <text:p>5429431,30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,00000000000</text:p>
          </table:table-cell>
          <table:table-cell office:value-type="string" calcext:value-type="string">
            <text:p>Hbu</text:p>
          </table:table-cell>
          <table:table-cell office:value-type="float" office:value="11.4" calcext:value-type="float">
            <text:p>11,40000000000</text:p>
          </table:table-cell>
          <table:table-cell office:value-type="float" office:value="12.1" calcext:value-type="float">
            <text:p>12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0.647" calcext:value-type="float">
            <text:p>490770,64700000000</text:p>
          </table:table-cell>
          <table:table-cell office:value-type="float" office:value="5429433.12598" calcext:value-type="float">
            <text:p>5429433,12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25.3" calcext:value-type="float">
            <text:p>25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99" calcext:value-type="float">
            <text:p>490768,99000000000</text:p>
          </table:table-cell>
          <table:table-cell office:value-type="float" office:value="5429437.55398" calcext:value-type="float">
            <text:p>5429437,55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,00000000000</text:p>
          </table:table-cell>
          <table:table-cell office:value-type="string" calcext:value-type="string">
            <text:p>Hbu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958" calcext:value-type="float">
            <text:p>490767,95800000000</text:p>
          </table:table-cell>
          <table:table-cell office:value-type="float" office:value="5429436.43098" calcext:value-type="float">
            <text:p>5429436,430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,00000000000</text:p>
          </table:table-cell>
          <table:table-cell office:value-type="string" calcext:value-type="string">
            <text:p>Es</text:p>
          </table:table-cell>
          <table:table-cell office:value-type="float" office:value="42.8" calcext:value-type="float">
            <text:p>42,80000000000</text:p>
          </table:table-cell>
          <table:table-cell office:value-type="float" office:value="42.9" calcext:value-type="float">
            <text:p>42,9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53.594" calcext:value-type="float">
            <text:p>490753,59400000000</text:p>
          </table:table-cell>
          <table:table-cell office:value-type="float" office:value="5429430.63898" calcext:value-type="float">
            <text:p>5429430,63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,00000000000</text:p>
          </table:table-cell>
          <table:table-cell office:value-type="string" calcext:value-type="string">
            <text:p>Hbu</text:p>
          </table:table-cell>
          <table:table-cell office:value-type="float" office:value="10.2" calcext:value-type="float">
            <text:p>10,20000000000</text:p>
          </table:table-cell>
          <table:table-cell office:value-type="float" office:value="10.9" calcext:value-type="float">
            <text:p>10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8.703" calcext:value-type="float">
            <text:p>490748,70300000000</text:p>
          </table:table-cell>
          <table:table-cell office:value-type="float" office:value="5429428.44198" calcext:value-type="float">
            <text:p>5429428,44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,00000000000</text:p>
          </table:table-cell>
          <table:table-cell office:value-type="string" calcext:value-type="string">
            <text:p>FAh</text:p>
          </table:table-cell>
          <table:table-cell office:value-type="float" office:value="14.7" calcext:value-type="float">
            <text:p>14,7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9.091" calcext:value-type="float">
            <text:p>490749,09100000000</text:p>
          </table:table-cell>
          <table:table-cell office:value-type="float" office:value="5429425.84598" calcext:value-type="float">
            <text:p>5429425,84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,00000000000</text:p>
          </table:table-cell>
          <table:table-cell office:value-type="string" calcext:value-type="string">
            <text:p>FAh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8.521" calcext:value-type="float">
            <text:p>490748,52100000000</text:p>
          </table:table-cell>
          <table:table-cell office:value-type="float" office:value="5429423.96598" calcext:value-type="float">
            <text:p>5429423,96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,00000000000</text:p>
          </table:table-cell>
          <table:table-cell office:value-type="string" calcext:value-type="string">
            <text:p>Es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2.908" calcext:value-type="float">
            <text:p>490762,90800000000</text:p>
          </table:table-cell>
          <table:table-cell office:value-type="float" office:value="5429431.04298" calcext:value-type="float">
            <text:p>5429431,04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1.2" calcext:value-type="float">
            <text:p>31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7.922" calcext:value-type="float">
            <text:p>490757,92200000000</text:p>
          </table:table-cell>
          <table:table-cell office:value-type="float" office:value="5429427.87498" calcext:value-type="float">
            <text:p>5429427,87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,00000000000</text:p>
          </table:table-cell>
          <table:table-cell office:value-type="string" calcext:value-type="string">
            <text:p>Hbu</text:p>
          </table:table-cell>
          <table:table-cell office:value-type="float" office:value="18.2" calcext:value-type="float">
            <text:p>18,20000000000</text:p>
          </table:table-cell>
          <table:table-cell office:value-type="float" office:value="19.3" calcext:value-type="float">
            <text:p>19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0.404" calcext:value-type="float">
            <text:p>490760,40400000000</text:p>
          </table:table-cell>
          <table:table-cell office:value-type="float" office:value="5429424.67398" calcext:value-type="float">
            <text:p>5429424,67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,00000000000</text:p>
          </table:table-cell>
          <table:table-cell office:value-type="string" calcext:value-type="string">
            <text:p>Es</text:p>
          </table:table-cell>
          <table:table-cell office:value-type="float" office:value="31.2" calcext:value-type="float">
            <text:p>31,20000000000</text:p>
          </table:table-cell>
          <table:table-cell office:value-type="float" office:value="28.4" calcext:value-type="float">
            <text:p>28,4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4.345" calcext:value-type="float">
            <text:p>490764,34500000000</text:p>
          </table:table-cell>
          <table:table-cell office:value-type="float" office:value="5429424.55598" calcext:value-type="float">
            <text:p>5429424,555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,00000000000</text:p>
          </table:table-cell>
          <table:table-cell office:value-type="string" calcext:value-type="string">
            <text:p>Es</text:p>
          </table:table-cell>
          <table:table-cell office:value-type="float" office:value="42.1" calcext:value-type="float">
            <text:p>42,10000000000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59.043" calcext:value-type="float">
            <text:p>490759,04300000000</text:p>
          </table:table-cell>
          <table:table-cell office:value-type="float" office:value="5429421.09698" calcext:value-type="float">
            <text:p>5429421,09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,00000000000</text:p>
          </table:table-cell>
          <table:table-cell office:value-type="string" calcext:value-type="string">
            <text:p>Es</text:p>
          </table:table-cell>
          <table:table-cell office:value-type="float" office:value="34.8" calcext:value-type="float">
            <text:p>34,80000000000</text:p>
          </table:table-cell>
          <table:table-cell office:value-type="float" office:value="33.6" calcext:value-type="float">
            <text:p>33,6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6.213" calcext:value-type="float">
            <text:p>490756,21300000000</text:p>
          </table:table-cell>
          <table:table-cell office:value-type="float" office:value="5429418.36698" calcext:value-type="float">
            <text:p>5429418,366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,00000000000</text:p>
          </table:table-cell>
          <table:table-cell office:value-type="string" calcext:value-type="string">
            <text:p>Ei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8.3" calcext:value-type="float">
            <text:p>38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6.535" calcext:value-type="float">
            <text:p>490746,53500000000</text:p>
          </table:table-cell>
          <table:table-cell office:value-type="float" office:value="5429419.38498" calcext:value-type="float">
            <text:p>5429419,38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,00000000000</text:p>
          </table:table-cell>
          <table:table-cell office:value-type="string" calcext:value-type="string">
            <text:p>Hbu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4.597" calcext:value-type="float">
            <text:p>490734,59700000000</text:p>
          </table:table-cell>
          <table:table-cell office:value-type="float" office:value="5429417.52798" calcext:value-type="float">
            <text:p>5429417,52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,00000000000</text:p>
          </table:table-cell>
          <table:table-cell office:value-type="string" calcext:value-type="string">
            <text:p>Hbu</text:p>
          </table:table-cell>
          <table:table-cell office:value-type="float" office:value="20.2" calcext:value-type="float">
            <text:p>20,20000000000</text:p>
          </table:table-cell>
          <table:table-cell office:value-type="float" office:value="21.9" calcext:value-type="float">
            <text:p>21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7.579" calcext:value-type="float">
            <text:p>490737,57900000000</text:p>
          </table:table-cell>
          <table:table-cell office:value-type="float" office:value="5429414.71398" calcext:value-type="float">
            <text:p>5429414,71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,00000000000</text:p>
          </table:table-cell>
          <table:table-cell office:value-type="string" calcext:value-type="string">
            <text:p>SAh</text:p>
          </table:table-cell>
          <table:table-cell table:number-columns-repeated="2" office:value-type="float" office:value="9.9" calcext:value-type="float">
            <text:p>9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4.631" calcext:value-type="float">
            <text:p>490734,63100000000</text:p>
          </table:table-cell>
          <table:table-cell office:value-type="float" office:value="5429412.12898" calcext:value-type="float">
            <text:p>5429412,12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,00000000000</text:p>
          </table:table-cell>
          <table:table-cell office:value-type="string" calcext:value-type="string">
            <text:p>Es</text:p>
          </table:table-cell>
          <table:table-cell office:value-type="float" office:value="35.8" calcext:value-type="float">
            <text:p>35,80000000000</text:p>
          </table:table-cell>
          <table:table-cell office:value-type="float" office:value="34.7" calcext:value-type="float">
            <text:p>34,7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36.633" calcext:value-type="float">
            <text:p>490736,63300000000</text:p>
          </table:table-cell>
          <table:table-cell office:value-type="float" office:value="5429410.97998" calcext:value-type="float">
            <text:p>5429410,9799800000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,00000000000</text:p>
          </table:table-cell>
          <table:table-cell office:value-type="string" calcext:value-type="string">
            <text:p>FAh</text:p>
          </table:table-cell>
          <table:table-cell office:value-type="float" office:value="18.7" calcext:value-type="float">
            <text:p>18,70000000000</text:p>
          </table:table-cell>
          <table:table-cell office:value-type="float" office:value="18.9" calcext:value-type="float">
            <text:p>18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7.222" calcext:value-type="float">
            <text:p>490747,22200000000</text:p>
          </table:table-cell>
          <table:table-cell office:value-type="float" office:value="5429403.33998" calcext:value-type="float">
            <text:p>5429403,33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,00000000000</text:p>
          </table:table-cell>
          <table:table-cell office:value-type="string" calcext:value-type="string">
            <text:p>Hbu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1.9" calcext:value-type="float">
            <text:p>31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1.516" calcext:value-type="float">
            <text:p>490741,51600000000</text:p>
          </table:table-cell>
          <table:table-cell office:value-type="float" office:value="5429399.18398" calcext:value-type="float">
            <text:p>5429399,18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,00000000000</text:p>
          </table:table-cell>
          <table:table-cell office:value-type="string" calcext:value-type="string">
            <text:p>Ei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39.8" calcext:value-type="float">
            <text:p>39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3.923" calcext:value-type="float">
            <text:p>490743,92300000000</text:p>
          </table:table-cell>
          <table:table-cell office:value-type="float" office:value="5429395.29098" calcext:value-type="float">
            <text:p>5429395,29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,00000000000</text:p>
          </table:table-cell>
          <table:table-cell office:value-type="string" calcext:value-type="string">
            <text:p>Hbu</text:p>
          </table:table-cell>
          <table:table-cell office:value-type="float" office:value="13.8" calcext:value-type="float">
            <text:p>13,8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9.107" calcext:value-type="float">
            <text:p>490749,10700000000</text:p>
          </table:table-cell>
          <table:table-cell office:value-type="float" office:value="5429393.79998" calcext:value-type="float">
            <text:p>5429393,79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,00000000000</text:p>
          </table:table-cell>
          <table:table-cell office:value-type="string" calcext:value-type="string">
            <text:p>FAh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17.1" calcext:value-type="float">
            <text:p>17,1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9.549" calcext:value-type="float">
            <text:p>490749,54900000000</text:p>
          </table:table-cell>
          <table:table-cell office:value-type="float" office:value="5429399.52198" calcext:value-type="float">
            <text:p>5429399,52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,00000000000</text:p>
          </table:table-cell>
          <table:table-cell office:value-type="string" calcext:value-type="string">
            <text:p>Ei</text:p>
          </table:table-cell>
          <table:table-cell office:value-type="float" office:value="45.3" calcext:value-type="float">
            <text:p>45,30000000000</text:p>
          </table:table-cell>
          <table:table-cell office:value-type="float" office:value="42.2" calcext:value-type="float">
            <text:p>42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8.897" calcext:value-type="float">
            <text:p>490748,89700000000</text:p>
          </table:table-cell>
          <table:table-cell office:value-type="float" office:value="5429402.77498" calcext:value-type="float">
            <text:p>5429402,77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,00000000000</text:p>
          </table:table-cell>
          <table:table-cell office:value-type="string" calcext:value-type="string">
            <text:p>Es</text:p>
          </table:table-cell>
          <table:table-cell office:value-type="float" office:value="34.4" calcext:value-type="float">
            <text:p>34,40000000000</text:p>
          </table:table-cell>
          <table:table-cell office:value-type="float" office:value="34.1" calcext:value-type="float">
            <text:p>34,1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55.012" calcext:value-type="float">
            <text:p>490755,01200000000</text:p>
          </table:table-cell>
          <table:table-cell office:value-type="float" office:value="5429404.84298" calcext:value-type="float">
            <text:p>5429404,842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,00000000000</text:p>
          </table:table-cell>
          <table:table-cell office:value-type="string" calcext:value-type="string">
            <text:p>Es</text:p>
          </table:table-cell>
          <table:table-cell table:number-columns-repeated="3" office:value-type="float" office:value="0" calcext:value-type="float">
            <text:p>0,00000000000</text:p>
          </table:table-cell>
          <table:table-cell office:value-type="string" calcext:value-type="string">
            <text:p>noch zu kluppen</text:p>
          </table:table-cell>
          <table:table-cell office:value-type="float" office:value="490757.629" calcext:value-type="float">
            <text:p>490757,62900000000</text:p>
          </table:table-cell>
          <table:table-cell office:value-type="float" office:value="5429408.69398" calcext:value-type="float">
            <text:p>5429408,6939800000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4" calcext:value-type="float">
            <text:p>34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nachtraeglich gekluppt</text:p>
          </table:table-cell>
          <table:table-cell office:value-type="float" office:value="490759.283" calcext:value-type="float">
            <text:p>490759,28300000000</text:p>
          </table:table-cell>
          <table:table-cell office:value-type="float" office:value="5429412.01598" calcext:value-type="float">
            <text:p>5429412,01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1.3" calcext:value-type="float">
            <text:p>31,3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nachtraeglich gekluppt</text:p>
          </table:table-cell>
          <table:table-cell office:value-type="float" office:value="490761.402" calcext:value-type="float">
            <text:p>490761,40200000000</text:p>
          </table:table-cell>
          <table:table-cell office:value-type="float" office:value="5429411.73398" calcext:value-type="float">
            <text:p>5429411,733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,00000000000</text:p>
          </table:table-cell>
          <table:table-cell office:value-type="string" calcext:value-type="string">
            <text:p>Hbu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6.457" calcext:value-type="float">
            <text:p>490746,45700000000</text:p>
          </table:table-cell>
          <table:table-cell office:value-type="float" office:value="5429418.84998" calcext:value-type="float">
            <text:p>5429418,84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,00000000000</text:p>
          </table:table-cell>
          <table:table-cell office:value-type="string" calcext:value-type="string">
            <text:p>SAh</text:p>
          </table:table-cell>
          <table:table-cell office:value-type="float" office:value="14.6" calcext:value-type="float">
            <text:p>14,60000000000</text:p>
          </table:table-cell>
          <table:table-cell office:value-type="float" office:value="15.3" calcext:value-type="float">
            <text:p>15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6.172" calcext:value-type="float">
            <text:p>490746,17200000000</text:p>
          </table:table-cell>
          <table:table-cell office:value-type="float" office:value="5429417.40798" calcext:value-type="float">
            <text:p>5429417,40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,00000000000</text:p>
          </table:table-cell>
          <table:table-cell office:value-type="string" calcext:value-type="string">
            <text:p>Hbu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2.8" calcext:value-type="float">
            <text:p>12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5.166" calcext:value-type="float">
            <text:p>490745,16600000000</text:p>
          </table:table-cell>
          <table:table-cell office:value-type="float" office:value="5429416.57498" calcext:value-type="float">
            <text:p>5429416,57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41.2" calcext:value-type="float">
            <text:p>41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2.422" calcext:value-type="float">
            <text:p>490742,42200000000</text:p>
          </table:table-cell>
          <table:table-cell office:value-type="float" office:value="5429407.09898" calcext:value-type="float">
            <text:p>5429407,098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,00000000000</text:p>
          </table:table-cell>
          <table:table-cell office:value-type="string" calcext:value-type="string">
            <text:p>Ei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47" calcext:value-type="float">
            <text:p>4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5.764" calcext:value-type="float">
            <text:p>490745,76400000000</text:p>
          </table:table-cell>
          <table:table-cell office:value-type="float" office:value="5429409.94498" calcext:value-type="float">
            <text:p>5429409,94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,00000000000</text:p>
          </table:table-cell>
          <table:table-cell office:value-type="string" calcext:value-type="string">
            <text:p>Es</text:p>
          </table:table-cell>
          <table:table-cell office:value-type="float" office:value="16.8" calcext:value-type="float">
            <text:p>16,80000000000</text:p>
          </table:table-cell>
          <table:table-cell office:value-type="float" office:value="17.2" calcext:value-type="float">
            <text:p>17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8.98" calcext:value-type="float">
            <text:p>490748,98000000000</text:p>
          </table:table-cell>
          <table:table-cell office:value-type="float" office:value="5429411.46698" calcext:value-type="float">
            <text:p>5429411,46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,00000000000</text:p>
          </table:table-cell>
          <table:table-cell office:value-type="string" calcext:value-type="string">
            <text:p>Es</text:p>
          </table:table-cell>
          <table:table-cell office:value-type="float" office:value="16.3" calcext:value-type="float">
            <text:p>16,3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0.709" calcext:value-type="float">
            <text:p>490750,70900000000</text:p>
          </table:table-cell>
          <table:table-cell office:value-type="float" office:value="5429407.62298" calcext:value-type="float">
            <text:p>5429407,62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,00000000000</text:p>
          </table:table-cell>
          <table:table-cell office:value-type="string" calcext:value-type="string">
            <text:p>Es</text:p>
          </table:table-cell>
          <table:table-cell office:value-type="float" office:value="17.3" calcext:value-type="float">
            <text:p>17,3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2.842" calcext:value-type="float">
            <text:p>490752,84200000000</text:p>
          </table:table-cell>
          <table:table-cell office:value-type="float" office:value="5429406.84398" calcext:value-type="float">
            <text:p>5429406,84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,00000000000</text:p>
          </table:table-cell>
          <table:table-cell office:value-type="string" calcext:value-type="string">
            <text:p>Es</text:p>
          </table:table-cell>
          <table:table-cell office:value-type="float" office:value="19.3" calcext:value-type="float">
            <text:p>19,30000000000</text:p>
          </table:table-cell>
          <table:table-cell office:value-type="float" office:value="17.2" calcext:value-type="float">
            <text:p>17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1.388" calcext:value-type="float">
            <text:p>490751,38800000000</text:p>
          </table:table-cell>
          <table:table-cell office:value-type="float" office:value="5429412.25798" calcext:value-type="float">
            <text:p>5429412,25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,00000000000</text:p>
          </table:table-cell>
          <table:table-cell office:value-type="string" calcext:value-type="string">
            <text:p>FAh</text:p>
          </table:table-cell>
          <table:table-cell office:value-type="float" office:value="17.4" calcext:value-type="float">
            <text:p>17,4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6.974" calcext:value-type="float">
            <text:p>490756,97400000000</text:p>
          </table:table-cell>
          <table:table-cell office:value-type="float" office:value="5429411.87098" calcext:value-type="float">
            <text:p>5429411,87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,00000000000</text:p>
          </table:table-cell>
          <table:table-cell office:value-type="string" calcext:value-type="string">
            <text:p>Es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5.482" calcext:value-type="float">
            <text:p>490765,48200000000</text:p>
          </table:table-cell>
          <table:table-cell office:value-type="float" office:value="5429403.54498" calcext:value-type="float">
            <text:p>5429403,54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6.657" calcext:value-type="float">
            <text:p>490766,65700000000</text:p>
          </table:table-cell>
          <table:table-cell office:value-type="float" office:value="5429408.48598" calcext:value-type="float">
            <text:p>5429408,48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7.8" calcext:value-type="float">
            <text:p>17,8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nachtraeglich gekluppt</text:p>
          </table:table-cell>
          <table:table-cell office:value-type="float" office:value="490761.071" calcext:value-type="float">
            <text:p>490761,07100000000</text:p>
          </table:table-cell>
          <table:table-cell office:value-type="float" office:value="5429407.07498" calcext:value-type="float">
            <text:p>5429407,07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6.8" calcext:value-type="float">
            <text:p>36,8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nachtraeglich gekluppt</text:p>
          </table:table-cell>
          <table:table-cell office:value-type="float" office:value="490758.013" calcext:value-type="float">
            <text:p>490758,01300000000</text:p>
          </table:table-cell>
          <table:table-cell office:value-type="float" office:value="5429403.66398" calcext:value-type="float">
            <text:p>5429403,66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nachtraeglich gekluppt</text:p>
          </table:table-cell>
          <table:table-cell office:value-type="float" office:value="490761.993" calcext:value-type="float">
            <text:p>490761,99300000000</text:p>
          </table:table-cell>
          <table:table-cell office:value-type="float" office:value="5429404.44298" calcext:value-type="float">
            <text:p>5429404,44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nachtraeglich gekluppt</text:p>
          </table:table-cell>
          <table:table-cell office:value-type="float" office:value="490765.528" calcext:value-type="float">
            <text:p>490765,52800000000</text:p>
          </table:table-cell>
          <table:table-cell office:value-type="float" office:value="5429412.39298" calcext:value-type="float">
            <text:p>5429412,39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2.814" calcext:value-type="float">
            <text:p>490762,81400000000</text:p>
          </table:table-cell>
          <table:table-cell office:value-type="float" office:value="5429405.96798" calcext:value-type="float">
            <text:p>5429405,96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,00000000000</text:p>
          </table:table-cell>
          <table:table-cell office:value-type="string" calcext:value-type="string">
            <text:p>Es</text:p>
          </table:table-cell>
          <table:table-cell office:value-type="float" office:value="37.5" calcext:value-type="float">
            <text:p>37,5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11" calcext:value-type="float">
            <text:p>490767,11000000000</text:p>
          </table:table-cell>
          <table:table-cell office:value-type="float" office:value="5429407.30298" calcext:value-type="float">
            <text:p>5429407,30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,00000000000</text:p>
          </table:table-cell>
          <table:table-cell office:value-type="string" calcext:value-type="string">
            <text:p>Es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5.537" calcext:value-type="float">
            <text:p>490765,53700000000</text:p>
          </table:table-cell>
          <table:table-cell office:value-type="float" office:value="5429419.55898" calcext:value-type="float">
            <text:p>5429419,558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,00000000000</text:p>
          </table:table-cell>
          <table:table-cell office:value-type="string" calcext:value-type="string">
            <text:p>Ei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9.367" calcext:value-type="float">
            <text:p>490769,36700000000</text:p>
          </table:table-cell>
          <table:table-cell office:value-type="float" office:value="5429416.82698" calcext:value-type="float">
            <text:p>5429416,82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,00000000000</text:p>
          </table:table-cell>
          <table:table-cell office:value-type="string" calcext:value-type="string">
            <text:p>Hbu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1.672" calcext:value-type="float">
            <text:p>490771,67200000000</text:p>
          </table:table-cell>
          <table:table-cell office:value-type="float" office:value="5429423.68298" calcext:value-type="float">
            <text:p>5429423,68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,00000000000</text:p>
          </table:table-cell>
          <table:table-cell office:value-type="string" calcext:value-type="string">
            <text:p>Es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2.148" calcext:value-type="float">
            <text:p>490772,14800000000</text:p>
          </table:table-cell>
          <table:table-cell office:value-type="float" office:value="5429412.86698" calcext:value-type="float">
            <text:p>5429412,86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,00000000000</text:p>
          </table:table-cell>
          <table:table-cell office:value-type="string" calcext:value-type="string">
            <text:p>Hbu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058" calcext:value-type="float">
            <text:p>490776,05800000000</text:p>
          </table:table-cell>
          <table:table-cell office:value-type="float" office:value="5429420.10098" calcext:value-type="float">
            <text:p>5429420,100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2.817" calcext:value-type="float">
            <text:p>490772,81700000000</text:p>
          </table:table-cell>
          <table:table-cell office:value-type="float" office:value="5429406.98998" calcext:value-type="float">
            <text:p>5429406,98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,00000000000</text:p>
          </table:table-cell>
          <table:table-cell office:value-type="string" calcext:value-type="string">
            <text:p>Es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344" calcext:value-type="float">
            <text:p>490778,34400000000</text:p>
          </table:table-cell>
          <table:table-cell office:value-type="float" office:value="5429418.39898" calcext:value-type="float">
            <text:p>5429418,39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798" calcext:value-type="float">
            <text:p>490778,79800000000</text:p>
          </table:table-cell>
          <table:table-cell office:value-type="float" office:value="5429419.08298" calcext:value-type="float">
            <text:p>5429419,08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,00000000000</text:p>
          </table:table-cell>
          <table:table-cell office:value-type="string" calcext:value-type="string">
            <text:p>Es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086" calcext:value-type="float">
            <text:p>490778,08600000000</text:p>
          </table:table-cell>
          <table:table-cell office:value-type="float" office:value="5429420.80998" calcext:value-type="float">
            <text:p>5429420,80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321" calcext:value-type="float">
            <text:p>490776,32100000000</text:p>
          </table:table-cell>
          <table:table-cell office:value-type="float" office:value="5429425.70298" calcext:value-type="float">
            <text:p>5429425,70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,00000000000</text:p>
          </table:table-cell>
          <table:table-cell office:value-type="string" calcext:value-type="string">
            <text:p>Ei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782" calcext:value-type="float">
            <text:p>490779,78200000000</text:p>
          </table:table-cell>
          <table:table-cell office:value-type="float" office:value="5429429.38798" calcext:value-type="float">
            <text:p>5429429,38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,00000000000</text:p>
          </table:table-cell>
          <table:table-cell office:value-type="string" calcext:value-type="string">
            <text:p>SAh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408" calcext:value-type="float">
            <text:p>490783,40800000000</text:p>
          </table:table-cell>
          <table:table-cell office:value-type="float" office:value="5429428.84198" calcext:value-type="float">
            <text:p>5429428,84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397" calcext:value-type="float">
            <text:p>490783,39700000000</text:p>
          </table:table-cell>
          <table:table-cell office:value-type="float" office:value="5429431.16598" calcext:value-type="float">
            <text:p>5429431,16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,00000000000</text:p>
          </table:table-cell>
          <table:table-cell office:value-type="string" calcext:value-type="string">
            <text:p>Es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838" calcext:value-type="float">
            <text:p>490785,83800000000</text:p>
          </table:table-cell>
          <table:table-cell office:value-type="float" office:value="5429426.08198" calcext:value-type="float">
            <text:p>5429426,08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,00000000000</text:p>
          </table:table-cell>
          <table:table-cell office:value-type="string" calcext:value-type="string">
            <text:p>Ei</text:p>
          </table:table-cell>
          <table:table-cell office:value-type="float" office:value="57" calcext:value-type="float">
            <text:p>57,00000000000</text:p>
          </table:table-cell>
          <table:table-cell office:value-type="float" office:value="54.5" calcext:value-type="float">
            <text:p>5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747" calcext:value-type="float">
            <text:p>490787,74700000000</text:p>
          </table:table-cell>
          <table:table-cell office:value-type="float" office:value="5429425.89398" calcext:value-type="float">
            <text:p>5429425,893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9.983" calcext:value-type="float">
            <text:p>490789,98300000000</text:p>
          </table:table-cell>
          <table:table-cell office:value-type="float" office:value="5429430.71798" calcext:value-type="float">
            <text:p>5429430,71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,00000000000</text:p>
          </table:table-cell>
          <table:table-cell office:value-type="string" calcext:value-type="string">
            <text:p>Es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635" calcext:value-type="float">
            <text:p>490790,63500000000</text:p>
          </table:table-cell>
          <table:table-cell office:value-type="float" office:value="5429430.90698" calcext:value-type="float">
            <text:p>5429430,906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,00000000000</text:p>
          </table:table-cell>
          <table:table-cell office:value-type="string" calcext:value-type="string">
            <text:p>Ei</text:p>
          </table:table-cell>
          <table:table-cell office:value-type="float" office:value="44.5" calcext:value-type="float">
            <text:p>44,50000000000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89.999" calcext:value-type="float">
            <text:p>490789,99900000000</text:p>
          </table:table-cell>
          <table:table-cell office:value-type="float" office:value="5429435.21698" calcext:value-type="float">
            <text:p>5429435,21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,00000000000</text:p>
          </table:table-cell>
          <table:table-cell office:value-type="string" calcext:value-type="string">
            <text:p>Hbu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2" calcext:value-type="float">
            <text:p>490790,20000000000</text:p>
          </table:table-cell>
          <table:table-cell office:value-type="float" office:value="5429435.78798" calcext:value-type="float">
            <text:p>5429435,78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,00000000000</text:p>
          </table:table-cell>
          <table:table-cell office:value-type="string" calcext:value-type="string">
            <text:p>FAh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516" calcext:value-type="float">
            <text:p>490778,51600000000</text:p>
          </table:table-cell>
          <table:table-cell office:value-type="float" office:value="5429406.71798" calcext:value-type="float">
            <text:p>5429406,71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,00000000000</text:p>
          </table:table-cell>
          <table:table-cell office:value-type="string" calcext:value-type="string">
            <text:p>Ei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1.017" calcext:value-type="float">
            <text:p>490781,01700000000</text:p>
          </table:table-cell>
          <table:table-cell office:value-type="float" office:value="5429407.65698" calcext:value-type="float">
            <text:p>5429407,656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,00000000000</text:p>
          </table:table-cell>
          <table:table-cell office:value-type="string" calcext:value-type="string">
            <text:p>Ei</text:p>
          </table:table-cell>
          <table:table-cell office:value-type="float" office:value="46" calcext:value-type="float">
            <text:p>46,00000000000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344" calcext:value-type="float">
            <text:p>490779,34400000000</text:p>
          </table:table-cell>
          <table:table-cell office:value-type="float" office:value="5429410.12898" calcext:value-type="float">
            <text:p>5429410,128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,00000000000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1.147" calcext:value-type="float">
            <text:p>490781,14700000000</text:p>
          </table:table-cell>
          <table:table-cell office:value-type="float" office:value="5429412.16098" calcext:value-type="float">
            <text:p>5429412,16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,00000000000</text:p>
          </table:table-cell>
          <table:table-cell office:value-type="string" calcext:value-type="string">
            <text:p>Es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918" calcext:value-type="float">
            <text:p>490779,91800000000</text:p>
          </table:table-cell>
          <table:table-cell office:value-type="float" office:value="5429413.81398" calcext:value-type="float">
            <text:p>5429413,81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729" calcext:value-type="float">
            <text:p>490776,72900000000</text:p>
          </table:table-cell>
          <table:table-cell office:value-type="float" office:value="5429414.99398" calcext:value-type="float">
            <text:p>5429414,993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4.578" calcext:value-type="float">
            <text:p>490774,57800000000</text:p>
          </table:table-cell>
          <table:table-cell office:value-type="float" office:value="5429415.84798" calcext:value-type="float">
            <text:p>5429415,84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,00000000000</text:p>
          </table:table-cell>
          <table:table-cell office:value-type="string" calcext:value-type="string">
            <text:p>FAh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Bei BHD einseitige starke Stammschädigung</text:p>
          </table:table-cell>
          <table:table-cell office:value-type="float" office:value="490775.314" calcext:value-type="float">
            <text:p>490775,31400000000</text:p>
          </table:table-cell>
          <table:table-cell office:value-type="float" office:value="5429416.79298" calcext:value-type="float">
            <text:p>5429416,79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,00000000000</text:p>
          </table:table-cell>
          <table:table-cell office:value-type="string" calcext:value-type="string">
            <text:p>FAh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5" calcext:value-type="float">
            <text:p>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54" calcext:value-type="float">
            <text:p>490776,54000000000</text:p>
          </table:table-cell>
          <table:table-cell office:value-type="float" office:value="5429417.08098" calcext:value-type="float">
            <text:p>5429417,08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,00000000000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Baum umgefallen</text:p>
          </table:table-cell>
          <table:table-cell office:value-type="float" office:value="490777.963" calcext:value-type="float">
            <text:p>490777,96300000000</text:p>
          </table:table-cell>
          <table:table-cell office:value-type="float" office:value="5429416.14198" calcext:value-type="float">
            <text:p>5429416,1419800000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,00000000000</text:p>
          </table:table-cell>
          <table:table-cell office:value-type="string" calcext:value-type="string">
            <text:p>Es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0.906" calcext:value-type="float">
            <text:p>490780,90600000000</text:p>
          </table:table-cell>
          <table:table-cell office:value-type="float" office:value="5429416.45398" calcext:value-type="float">
            <text:p>5429416,45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696" calcext:value-type="float">
            <text:p>490783,69600000000</text:p>
          </table:table-cell>
          <table:table-cell office:value-type="float" office:value="5429414.41798" calcext:value-type="float">
            <text:p>5429414,41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,00000000000</text:p>
          </table:table-cell>
          <table:table-cell office:value-type="string" calcext:value-type="string">
            <text:p>Es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87.495" calcext:value-type="float">
            <text:p>490787,49500000000</text:p>
          </table:table-cell>
          <table:table-cell office:value-type="float" office:value="5429411.79498" calcext:value-type="float">
            <text:p>5429411,79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,00000000000</text:p>
          </table:table-cell>
          <table:table-cell office:value-type="string" calcext:value-type="string">
            <text:p>Es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89.678" calcext:value-type="float">
            <text:p>490789,67800000000</text:p>
          </table:table-cell>
          <table:table-cell office:value-type="float" office:value="5429414.36398" calcext:value-type="float">
            <text:p>5429414,36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,00000000000</text:p>
          </table:table-cell>
          <table:table-cell office:value-type="string" calcext:value-type="string">
            <text:p>Es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336" calcext:value-type="float">
            <text:p>490790,33600000000</text:p>
          </table:table-cell>
          <table:table-cell office:value-type="float" office:value="5429414.10398" calcext:value-type="float">
            <text:p>5429414,10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,00000000000</text:p>
          </table:table-cell>
          <table:table-cell office:value-type="string" calcext:value-type="string">
            <text:p>Ei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9.284" calcext:value-type="float">
            <text:p>490789,28400000000</text:p>
          </table:table-cell>
          <table:table-cell office:value-type="float" office:value="5429418.64398" calcext:value-type="float">
            <text:p>5429418,643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4.325" calcext:value-type="float">
            <text:p>490794,32500000000</text:p>
          </table:table-cell>
          <table:table-cell office:value-type="float" office:value="5429415.47798" calcext:value-type="float">
            <text:p>5429415,477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,00000000000</text:p>
          </table:table-cell>
          <table:table-cell office:value-type="string" calcext:value-type="string">
            <text:p>Ei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955" calcext:value-type="float">
            <text:p>490793,95500000000</text:p>
          </table:table-cell>
          <table:table-cell office:value-type="float" office:value="5429419.54798" calcext:value-type="float">
            <text:p>5429419,54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,00000000000</text:p>
          </table:table-cell>
          <table:table-cell office:value-type="string" calcext:value-type="string">
            <text:p>Es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6.337" calcext:value-type="float">
            <text:p>490796,33700000000</text:p>
          </table:table-cell>
          <table:table-cell office:value-type="float" office:value="5429417.18798" calcext:value-type="float">
            <text:p>5429417,18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6.72" calcext:value-type="float">
            <text:p>490796,72000000000</text:p>
          </table:table-cell>
          <table:table-cell office:value-type="float" office:value="5429423.57698" calcext:value-type="float">
            <text:p>5429423,57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,00000000000</text:p>
          </table:table-cell>
          <table:table-cell office:value-type="string" calcext:value-type="string">
            <text:p>Ei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51" calcext:value-type="float">
            <text:p>5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062" calcext:value-type="float">
            <text:p>490799,06200000000</text:p>
          </table:table-cell>
          <table:table-cell office:value-type="float" office:value="5429418.84298" calcext:value-type="float">
            <text:p>5429418,84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517" calcext:value-type="float">
            <text:p>490797,51700000000</text:p>
          </table:table-cell>
          <table:table-cell office:value-type="float" office:value="5429420.92398" calcext:value-type="float">
            <text:p>5429420,92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,00000000000</text:p>
          </table:table-cell>
          <table:table-cell office:value-type="string" calcext:value-type="string">
            <text:p>Ei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6.544" calcext:value-type="float">
            <text:p>490796,54400000000</text:p>
          </table:table-cell>
          <table:table-cell office:value-type="float" office:value="5429429.02798" calcext:value-type="float">
            <text:p>5429429,02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638" calcext:value-type="float">
            <text:p>490795,63800000000</text:p>
          </table:table-cell>
          <table:table-cell office:value-type="float" office:value="5429435.19298" calcext:value-type="float">
            <text:p>5429435,19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,00000000000</text:p>
          </table:table-cell>
          <table:table-cell office:value-type="string" calcext:value-type="string">
            <text:p>Hbu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586" calcext:value-type="float">
            <text:p>490797,58600000000</text:p>
          </table:table-cell>
          <table:table-cell office:value-type="float" office:value="5429430.35798" calcext:value-type="float">
            <text:p>5429430,35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,00000000000</text:p>
          </table:table-cell>
          <table:table-cell office:value-type="string" calcext:value-type="string">
            <text:p>Ei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40.5" calcext:value-type="float">
            <text:p>4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0.832" calcext:value-type="float">
            <text:p>490800,83200000000</text:p>
          </table:table-cell>
          <table:table-cell office:value-type="float" office:value="5429427.02098" calcext:value-type="float">
            <text:p>5429427,02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,00000000000</text:p>
          </table:table-cell>
          <table:table-cell office:value-type="string" calcext:value-type="string">
            <text:p>Ei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4.101" calcext:value-type="float">
            <text:p>490804,10100000000</text:p>
          </table:table-cell>
          <table:table-cell office:value-type="float" office:value="5429424.87298" calcext:value-type="float">
            <text:p>5429424,87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,00000000000</text:p>
          </table:table-cell>
          <table:table-cell office:value-type="string" calcext:value-type="string">
            <text:p>Ei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679" calcext:value-type="float">
            <text:p>490806,67900000000</text:p>
          </table:table-cell>
          <table:table-cell office:value-type="float" office:value="5429425.31198" calcext:value-type="float">
            <text:p>5429425,311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,00000000000</text:p>
          </table:table-cell>
          <table:table-cell office:value-type="string" calcext:value-type="string">
            <text:p>Ei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725" calcext:value-type="float">
            <text:p>490809,72500000000</text:p>
          </table:table-cell>
          <table:table-cell office:value-type="float" office:value="5429430.20498" calcext:value-type="float">
            <text:p>5429430,20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,00000000000</text:p>
          </table:table-cell>
          <table:table-cell office:value-type="string" calcext:value-type="string">
            <text:p>Es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814" calcext:value-type="float">
            <text:p>490797,81400000000</text:p>
          </table:table-cell>
          <table:table-cell office:value-type="float" office:value="5429438.87898" calcext:value-type="float">
            <text:p>5429438,87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" calcext:value-type="float">
            <text:p>266,00000000000</text:p>
          </table:table-cell>
          <table:table-cell office:value-type="string" calcext:value-type="string">
            <text:p>Es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0.445" calcext:value-type="float">
            <text:p>490800,44500000000</text:p>
          </table:table-cell>
          <table:table-cell office:value-type="float" office:value="5429437.97298" calcext:value-type="float">
            <text:p>5429437,972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,00000000000</text:p>
          </table:table-cell>
          <table:table-cell office:value-type="string" calcext:value-type="string">
            <text:p>Ei</text:p>
          </table:table-cell>
          <table:table-cell office:value-type="float" office:value="52" calcext:value-type="float">
            <text:p>52,00000000000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514" calcext:value-type="float">
            <text:p>490807,51400000000</text:p>
          </table:table-cell>
          <table:table-cell office:value-type="float" office:value="5429432.71198" calcext:value-type="float">
            <text:p>5429432,711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,00000000000</text:p>
          </table:table-cell>
          <table:table-cell office:value-type="string" calcext:value-type="string">
            <text:p>Es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2.92" calcext:value-type="float">
            <text:p>490802,92000000000</text:p>
          </table:table-cell>
          <table:table-cell office:value-type="float" office:value="5429435.18098" calcext:value-type="float">
            <text:p>5429435,18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8.398" calcext:value-type="float">
            <text:p>490808,39800000000</text:p>
          </table:table-cell>
          <table:table-cell office:value-type="float" office:value="5429436.18498" calcext:value-type="float">
            <text:p>5429436,18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,00000000000</text:p>
          </table:table-cell>
          <table:table-cell office:value-type="string" calcext:value-type="string">
            <text:p>Ei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801" calcext:value-type="float">
            <text:p>490809,80100000000</text:p>
          </table:table-cell>
          <table:table-cell office:value-type="float" office:value="5429438.10798" calcext:value-type="float">
            <text:p>5429438,10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5.484" calcext:value-type="float">
            <text:p>490815,48400000000</text:p>
          </table:table-cell>
          <table:table-cell office:value-type="float" office:value="5429434.96998" calcext:value-type="float">
            <text:p>5429434,96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4.295" calcext:value-type="float">
            <text:p>490814,29500000000</text:p>
          </table:table-cell>
          <table:table-cell office:value-type="float" office:value="5429428.97298" calcext:value-type="float">
            <text:p>5429428,97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,00000000000</text:p>
          </table:table-cell>
          <table:table-cell office:value-type="string" calcext:value-type="string">
            <text:p>Ei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9.925" calcext:value-type="float">
            <text:p>490819,92500000000</text:p>
          </table:table-cell>
          <table:table-cell office:value-type="float" office:value="5429432.12998" calcext:value-type="float">
            <text:p>5429432,12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,00000000000</text:p>
          </table:table-cell>
          <table:table-cell office:value-type="string" calcext:value-type="string">
            <text:p>FAh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7.988" calcext:value-type="float">
            <text:p>490817,98800000000</text:p>
          </table:table-cell>
          <table:table-cell office:value-type="float" office:value="5429430.06798" calcext:value-type="float">
            <text:p>5429430,06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,00000000000</text:p>
          </table:table-cell>
          <table:table-cell office:value-type="string" calcext:value-type="string">
            <text:p>Es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7.353" calcext:value-type="float">
            <text:p>490817,35300000000</text:p>
          </table:table-cell>
          <table:table-cell office:value-type="float" office:value="5429427.48498" calcext:value-type="float">
            <text:p>5429427,48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,00000000000</text:p>
          </table:table-cell>
          <table:table-cell office:value-type="string" calcext:value-type="string">
            <text:p>Es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1.199" calcext:value-type="float">
            <text:p>490811,19900000000</text:p>
          </table:table-cell>
          <table:table-cell office:value-type="float" office:value="5429426.84298" calcext:value-type="float">
            <text:p>5429426,84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686" calcext:value-type="float">
            <text:p>490807,68600000000</text:p>
          </table:table-cell>
          <table:table-cell office:value-type="float" office:value="5429424.90298" calcext:value-type="float">
            <text:p>5429424,90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,00000000000</text:p>
          </table:table-cell>
          <table:table-cell office:value-type="string" calcext:value-type="string">
            <text:p>Bu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866" calcext:value-type="float">
            <text:p>490798,86600000000</text:p>
          </table:table-cell>
          <table:table-cell office:value-type="float" office:value="5429443.17798" calcext:value-type="float">
            <text:p>5429443,177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,00000000000</text:p>
          </table:table-cell>
          <table:table-cell office:value-type="string" calcext:value-type="string">
            <text:p>Es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1.48" calcext:value-type="float">
            <text:p>490801,48000000000</text:p>
          </table:table-cell>
          <table:table-cell office:value-type="float" office:value="5429443.53098" calcext:value-type="float">
            <text:p>5429443,53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,00000000000</text:p>
          </table:table-cell>
          <table:table-cell office:value-type="string" calcext:value-type="string">
            <text:p>BAh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4.132" calcext:value-type="float">
            <text:p>490814,13200000000</text:p>
          </table:table-cell>
          <table:table-cell office:value-type="float" office:value="5429439.00598" calcext:value-type="float">
            <text:p>5429439,00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,00000000000</text:p>
          </table:table-cell>
          <table:table-cell office:value-type="string" calcext:value-type="string">
            <text:p>SAh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343" calcext:value-type="float">
            <text:p>490809,34300000000</text:p>
          </table:table-cell>
          <table:table-cell office:value-type="float" office:value="5429447.43498" calcext:value-type="float">
            <text:p>5429447,4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,00000000000</text:p>
          </table:table-cell>
          <table:table-cell office:value-type="string" calcext:value-type="string">
            <text:p>Ah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4.103" calcext:value-type="float">
            <text:p>490814,10300000000</text:p>
          </table:table-cell>
          <table:table-cell office:value-type="float" office:value="5429449.85498" calcext:value-type="float">
            <text:p>5429449,85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4.243" calcext:value-type="float">
            <text:p>490814,24300000000</text:p>
          </table:table-cell>
          <table:table-cell office:value-type="float" office:value="5429451.60198" calcext:value-type="float">
            <text:p>5429451,60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,00000000000</text:p>
          </table:table-cell>
          <table:table-cell office:value-type="string" calcext:value-type="string">
            <text:p>BAh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5.143" calcext:value-type="float">
            <text:p>490815,14300000000</text:p>
          </table:table-cell>
          <table:table-cell office:value-type="float" office:value="5429445.17398" calcext:value-type="float">
            <text:p>5429445,17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,00000000000</text:p>
          </table:table-cell>
          <table:table-cell office:value-type="string" calcext:value-type="string">
            <text:p>Es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6.014" calcext:value-type="float">
            <text:p>490816,01400000000</text:p>
          </table:table-cell>
          <table:table-cell office:value-type="float" office:value="5429443.84398" calcext:value-type="float">
            <text:p>5429443,84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9.295" calcext:value-type="float">
            <text:p>490819,29500000000</text:p>
          </table:table-cell>
          <table:table-cell office:value-type="float" office:value="5429433.12398" calcext:value-type="float">
            <text:p>5429433,12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" calcext:value-type="float">
            <text:p>294,00000000000</text:p>
          </table:table-cell>
          <table:table-cell office:value-type="string" calcext:value-type="string">
            <text:p>Ei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6.965" calcext:value-type="float">
            <text:p>490826,96500000000</text:p>
          </table:table-cell>
          <table:table-cell office:value-type="float" office:value="5429429.30998" calcext:value-type="float">
            <text:p>5429429,30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,00000000000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6.198" calcext:value-type="float">
            <text:p>490826,19800000000</text:p>
          </table:table-cell>
          <table:table-cell office:value-type="float" office:value="5429429.49998" calcext:value-type="float">
            <text:p>5429429,49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,00000000000</text:p>
          </table:table-cell>
          <table:table-cell office:value-type="string" calcext:value-type="string">
            <text:p>Es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6.818" calcext:value-type="float">
            <text:p>490826,81800000000</text:p>
          </table:table-cell>
          <table:table-cell office:value-type="float" office:value="5429425.14998" calcext:value-type="float">
            <text:p>5429425,14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,00000000000</text:p>
          </table:table-cell>
          <table:table-cell office:value-type="string" calcext:value-type="string">
            <text:p>FAh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7.34" calcext:value-type="float">
            <text:p>490827,34000000000</text:p>
          </table:table-cell>
          <table:table-cell office:value-type="float" office:value="5429423.50198" calcext:value-type="float">
            <text:p>5429423,50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6.542" calcext:value-type="float">
            <text:p>490826,54200000000</text:p>
          </table:table-cell>
          <table:table-cell office:value-type="float" office:value="5429422.37698" calcext:value-type="float">
            <text:p>5429422,37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4.492" calcext:value-type="float">
            <text:p>490824,49200000000</text:p>
          </table:table-cell>
          <table:table-cell office:value-type="float" office:value="5429427.35998" calcext:value-type="float">
            <text:p>5429427,35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,00000000000</text:p>
          </table:table-cell>
          <table:table-cell office:value-type="string" calcext:value-type="string">
            <text:p>Es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3.651" calcext:value-type="float">
            <text:p>490823,65100000000</text:p>
          </table:table-cell>
          <table:table-cell office:value-type="float" office:value="5429422.93198" calcext:value-type="float">
            <text:p>5429422,931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,00000000000</text:p>
          </table:table-cell>
          <table:table-cell office:value-type="string" calcext:value-type="string">
            <text:p>Es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2.012" calcext:value-type="float">
            <text:p>490822,01200000000</text:p>
          </table:table-cell>
          <table:table-cell office:value-type="float" office:value="5429425.88798" calcext:value-type="float">
            <text:p>5429425,88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,00000000000</text:p>
          </table:table-cell>
          <table:table-cell office:value-type="string" calcext:value-type="string">
            <text:p>FAh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4.423" calcext:value-type="float">
            <text:p>490824,42300000000</text:p>
          </table:table-cell>
          <table:table-cell office:value-type="float" office:value="5429420.93898" calcext:value-type="float">
            <text:p>5429420,93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,00000000000</text:p>
          </table:table-cell>
          <table:table-cell office:value-type="string" calcext:value-type="string">
            <text:p>Es</text:p>
          </table:table-cell>
          <table:table-cell office:value-type="float" office:value="37.5" calcext:value-type="float">
            <text:p>37,5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33.419" calcext:value-type="float">
            <text:p>490833,41900000000</text:p>
          </table:table-cell>
          <table:table-cell office:value-type="float" office:value="5429417.17998" calcext:value-type="float">
            <text:p>5429417,17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,00000000000</text:p>
          </table:table-cell>
          <table:table-cell office:value-type="string" calcext:value-type="string">
            <text:p>Es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32.953" calcext:value-type="float">
            <text:p>490832,95300000000</text:p>
          </table:table-cell>
          <table:table-cell office:value-type="float" office:value="5429414.40398" calcext:value-type="float">
            <text:p>5429414,40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30.37" calcext:value-type="float">
            <text:p>490830,37000000000</text:p>
          </table:table-cell>
          <table:table-cell office:value-type="float" office:value="5429411.27398" calcext:value-type="float">
            <text:p>5429411,27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,00000000000</text:p>
          </table:table-cell>
          <table:table-cell office:value-type="string" calcext:value-type="string">
            <text:p>FAh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5.5" calcext:value-type="float">
            <text:p>5,50000000000</text:p>
          </table:table-cell>
          <table:table-cell office:value-type="float" office:value="1" calcext:value-type="float">
            <text:p>1,00000000000</text:p>
          </table:table-cell>
          <table:table-cell office:value-type="string" calcext:value-type="string">
            <text:p>zweiter Stamm: 5,5 / 6,5</text:p>
          </table:table-cell>
          <table:table-cell office:value-type="float" office:value="490826.613" calcext:value-type="float">
            <text:p>490826,61300000000</text:p>
          </table:table-cell>
          <table:table-cell office:value-type="float" office:value="5429410.93498" calcext:value-type="float">
            <text:p>5429410,9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,00000000000</text:p>
          </table:table-cell>
          <table:table-cell office:value-type="string" calcext:value-type="string">
            <text:p>FAh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5.636" calcext:value-type="float">
            <text:p>490825,63600000000</text:p>
          </table:table-cell>
          <table:table-cell office:value-type="float" office:value="5429410.01598" calcext:value-type="float">
            <text:p>5429410,01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,00000000000</text:p>
          </table:table-cell>
          <table:table-cell office:value-type="string" calcext:value-type="string">
            <text:p>FAh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4.799" calcext:value-type="float">
            <text:p>490824,79900000000</text:p>
          </table:table-cell>
          <table:table-cell office:value-type="float" office:value="5429410.42698" calcext:value-type="float">
            <text:p>5429410,42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,00000000000</text:p>
          </table:table-cell>
          <table:table-cell office:value-type="string" calcext:value-type="string">
            <text:p>FAh</text:p>
          </table:table-cell>
          <table:table-cell office:value-type="float" office:value="5" calcext:value-type="float">
            <text:p>5,0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6.082" calcext:value-type="float">
            <text:p>490826,08200000000</text:p>
          </table:table-cell>
          <table:table-cell office:value-type="float" office:value="5429408.04698" calcext:value-type="float">
            <text:p>5429408,04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3.892" calcext:value-type="float">
            <text:p>490823,89200000000</text:p>
          </table:table-cell>
          <table:table-cell office:value-type="float" office:value="5429410.32298" calcext:value-type="float">
            <text:p>5429410,32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,00000000000</text:p>
          </table:table-cell>
          <table:table-cell office:value-type="string" calcext:value-type="string">
            <text:p>Es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3.855" calcext:value-type="float">
            <text:p>490823,85500000000</text:p>
          </table:table-cell>
          <table:table-cell office:value-type="float" office:value="5429408.72998" calcext:value-type="float">
            <text:p>5429408,72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,00000000000</text:p>
          </table:table-cell>
          <table:table-cell office:value-type="string" calcext:value-type="string">
            <text:p>FAh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2.774" calcext:value-type="float">
            <text:p>490822,77400000000</text:p>
          </table:table-cell>
          <table:table-cell office:value-type="float" office:value="5429406.39798" calcext:value-type="float">
            <text:p>5429406,39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,00000000000</text:p>
          </table:table-cell>
          <table:table-cell office:value-type="string" calcext:value-type="string">
            <text:p>FAh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5.5" calcext:value-type="float">
            <text:p>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3.541" calcext:value-type="float">
            <text:p>490823,54100000000</text:p>
          </table:table-cell>
          <table:table-cell office:value-type="float" office:value="5429406.89998" calcext:value-type="float">
            <text:p>5429406,89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,00000000000</text:p>
          </table:table-cell>
          <table:table-cell office:value-type="string" calcext:value-type="string">
            <text:p>Ei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0.255" calcext:value-type="float">
            <text:p>490820,25500000000</text:p>
          </table:table-cell>
          <table:table-cell office:value-type="float" office:value="5429404.19398" calcext:value-type="float">
            <text:p>5429404,193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,00000000000</text:p>
          </table:table-cell>
          <table:table-cell office:value-type="string" calcext:value-type="string">
            <text:p>Ei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9.101" calcext:value-type="float">
            <text:p>490819,10100000000</text:p>
          </table:table-cell>
          <table:table-cell office:value-type="float" office:value="5429411.05098" calcext:value-type="float">
            <text:p>5429411,05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0.061" calcext:value-type="float">
            <text:p>490820,06100000000</text:p>
          </table:table-cell>
          <table:table-cell office:value-type="float" office:value="5429421.23698" calcext:value-type="float">
            <text:p>5429421,23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,00000000000</text:p>
          </table:table-cell>
          <table:table-cell office:value-type="string" calcext:value-type="string">
            <text:p>Es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8.959" calcext:value-type="float">
            <text:p>490818,95900000000</text:p>
          </table:table-cell>
          <table:table-cell office:value-type="float" office:value="5429421.01198" calcext:value-type="float">
            <text:p>5429421,01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,00000000000</text:p>
          </table:table-cell>
          <table:table-cell office:value-type="string" calcext:value-type="string">
            <text:p>FAh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1.27" calcext:value-type="float">
            <text:p>490821,27000000000</text:p>
          </table:table-cell>
          <table:table-cell office:value-type="float" office:value="5429418.29698" calcext:value-type="float">
            <text:p>5429418,29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0.137" calcext:value-type="float">
            <text:p>490820,13700000000</text:p>
          </table:table-cell>
          <table:table-cell office:value-type="float" office:value="5429419.23998" calcext:value-type="float">
            <text:p>5429419,23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,00000000000</text:p>
          </table:table-cell>
          <table:table-cell office:value-type="string" calcext:value-type="string">
            <text:p>Es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40.5" calcext:value-type="float">
            <text:p>4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6.356" calcext:value-type="float">
            <text:p>490816,35600000000</text:p>
          </table:table-cell>
          <table:table-cell office:value-type="float" office:value="5429420.82598" calcext:value-type="float">
            <text:p>5429420,82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,00000000000</text:p>
          </table:table-cell>
          <table:table-cell office:value-type="string" calcext:value-type="string">
            <text:p>Es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7.237" calcext:value-type="float">
            <text:p>490827,23700000000</text:p>
          </table:table-cell>
          <table:table-cell office:value-type="float" office:value="5429419.61698" calcext:value-type="float">
            <text:p>5429419,61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4.472" calcext:value-type="float">
            <text:p>490824,47200000000</text:p>
          </table:table-cell>
          <table:table-cell office:value-type="float" office:value="5429416.13098" calcext:value-type="float">
            <text:p>5429416,13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9.803" calcext:value-type="float">
            <text:p>490819,80300000000</text:p>
          </table:table-cell>
          <table:table-cell office:value-type="float" office:value="5429409.23398" calcext:value-type="float">
            <text:p>5429409,23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8.163" calcext:value-type="float">
            <text:p>490818,16300000000</text:p>
          </table:table-cell>
          <table:table-cell office:value-type="float" office:value="5429408.00698" calcext:value-type="float">
            <text:p>5429408,00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" calcext:value-type="float">
            <text:p>325,00000000000</text:p>
          </table:table-cell>
          <table:table-cell office:value-type="string" calcext:value-type="string">
            <text:p>FAh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8.153" calcext:value-type="float">
            <text:p>490818,15300000000</text:p>
          </table:table-cell>
          <table:table-cell office:value-type="float" office:value="5429406.82898" calcext:value-type="float">
            <text:p>5429406,82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,00000000000</text:p>
          </table:table-cell>
          <table:table-cell office:value-type="string" calcext:value-type="string">
            <text:p>FAh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6.106" calcext:value-type="float">
            <text:p>490816,10600000000</text:p>
          </table:table-cell>
          <table:table-cell office:value-type="float" office:value="5429406.79698" calcext:value-type="float">
            <text:p>5429406,79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,00000000000</text:p>
          </table:table-cell>
          <table:table-cell office:value-type="string" calcext:value-type="string">
            <text:p>Es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3.937" calcext:value-type="float">
            <text:p>490813,93700000000</text:p>
          </table:table-cell>
          <table:table-cell office:value-type="float" office:value="5429407.51098" calcext:value-type="float">
            <text:p>5429407,51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,00000000000</text:p>
          </table:table-cell>
          <table:table-cell office:value-type="string" calcext:value-type="string">
            <text:p>Es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5.487" calcext:value-type="float">
            <text:p>490815,48700000000</text:p>
          </table:table-cell>
          <table:table-cell office:value-type="float" office:value="5429397.48598" calcext:value-type="float">
            <text:p>5429397,48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,00000000000</text:p>
          </table:table-cell>
          <table:table-cell office:value-type="string" calcext:value-type="string">
            <text:p>Es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3.402" calcext:value-type="float">
            <text:p>490813,40200000000</text:p>
          </table:table-cell>
          <table:table-cell office:value-type="float" office:value="5429400.37098" calcext:value-type="float">
            <text:p>5429400,37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,00000000000</text:p>
          </table:table-cell>
          <table:table-cell office:value-type="string" calcext:value-type="string">
            <text:p>Ei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2.179" calcext:value-type="float">
            <text:p>490812,17900000000</text:p>
          </table:table-cell>
          <table:table-cell office:value-type="float" office:value="5429418.80498" calcext:value-type="float">
            <text:p>5429418,80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,00000000000</text:p>
          </table:table-cell>
          <table:table-cell office:value-type="string" calcext:value-type="string">
            <text:p>FAh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0.715" calcext:value-type="float">
            <text:p>490810,71500000000</text:p>
          </table:table-cell>
          <table:table-cell office:value-type="float" office:value="5429417.63198" calcext:value-type="float">
            <text:p>5429417,63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,00000000000</text:p>
          </table:table-cell>
          <table:table-cell office:value-type="string" calcext:value-type="string">
            <text:p>FAh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8.754" calcext:value-type="float">
            <text:p>490808,75400000000</text:p>
          </table:table-cell>
          <table:table-cell office:value-type="float" office:value="5429402.02398" calcext:value-type="float">
            <text:p>5429402,02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919" calcext:value-type="float">
            <text:p>490809,91900000000</text:p>
          </table:table-cell>
          <table:table-cell office:value-type="float" office:value="5429402.54498" calcext:value-type="float">
            <text:p>5429402,54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" calcext:value-type="float">
            <text:p>33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637" calcext:value-type="float">
            <text:p>490809,63700000000</text:p>
          </table:table-cell>
          <table:table-cell office:value-type="float" office:value="5429417.28898" calcext:value-type="float">
            <text:p>5429417,28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" calcext:value-type="float">
            <text:p>338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1.686" calcext:value-type="float">
            <text:p>490811,68600000000</text:p>
          </table:table-cell>
          <table:table-cell office:value-type="float" office:value="5429416.52198" calcext:value-type="float">
            <text:p>5429416,52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,00000000000</text:p>
          </table:table-cell>
          <table:table-cell/>
          <table:table-cell table:number-columns-repeated="3" office:value-type="float" office:value="0" calcext:value-type="float">
            <text:p>0,00000000000</text:p>
          </table:table-cell>
          <table:table-cell office:value-type="string" calcext:value-type="string">
            <text:p>nicht gefunden (aber eingemessener Baum) nachsuchen</text:p>
          </table:table-cell>
          <table:table-cell office:value-type="float" office:value="490814.102" calcext:value-type="float">
            <text:p>490814,10200000000</text:p>
          </table:table-cell>
          <table:table-cell office:value-type="float" office:value="5429409.51498" calcext:value-type="float">
            <text:p>5429409,5149800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,00000000000</text:p>
          </table:table-cell>
          <table:table-cell office:value-type="string" calcext:value-type="string">
            <text:p>Es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4.405" calcext:value-type="float">
            <text:p>490824,40500000000</text:p>
          </table:table-cell>
          <table:table-cell office:value-type="float" office:value="5429414.73798" calcext:value-type="float">
            <text:p>5429414,73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9.382" calcext:value-type="float">
            <text:p>490809,38200000000</text:p>
          </table:table-cell>
          <table:table-cell office:value-type="float" office:value="5429415.51998" calcext:value-type="float">
            <text:p>5429415,51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257" calcext:value-type="float">
            <text:p>490806,25700000000</text:p>
          </table:table-cell>
          <table:table-cell office:value-type="float" office:value="5429411.70398" calcext:value-type="float">
            <text:p>5429411,703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,00000000000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032" calcext:value-type="float">
            <text:p>490806,03200000000</text:p>
          </table:table-cell>
          <table:table-cell office:value-type="float" office:value="5429410.91698" calcext:value-type="float">
            <text:p>5429410,91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5.24" calcext:value-type="float">
            <text:p>490805,24000000000</text:p>
          </table:table-cell>
          <table:table-cell office:value-type="float" office:value="5429408.26598" calcext:value-type="float">
            <text:p>5429408,26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,00000000000</text:p>
          </table:table-cell>
          <table:table-cell office:value-type="string" calcext:value-type="string">
            <text:p>Es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8.886" calcext:value-type="float">
            <text:p>490808,88600000000</text:p>
          </table:table-cell>
          <table:table-cell office:value-type="float" office:value="5429395.11698" calcext:value-type="float">
            <text:p>5429395,11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,00000000000</text:p>
          </table:table-cell>
          <table:table-cell office:value-type="string" calcext:value-type="string">
            <text:p>FAh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0.265" calcext:value-type="float">
            <text:p>490810,26500000000</text:p>
          </table:table-cell>
          <table:table-cell office:value-type="float" office:value="5429393.64798" calcext:value-type="float">
            <text:p>5429393,64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4.5" calcext:value-type="float">
            <text:p>2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2.728" calcext:value-type="float">
            <text:p>490812,72800000000</text:p>
          </table:table-cell>
          <table:table-cell office:value-type="float" office:value="5429391.89098" calcext:value-type="float">
            <text:p>5429391,89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,00000000000</text:p>
          </table:table-cell>
          <table:table-cell office:value-type="string" calcext:value-type="string">
            <text:p>Es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0.631" calcext:value-type="float">
            <text:p>490810,63100000000</text:p>
          </table:table-cell>
          <table:table-cell office:value-type="float" office:value="5429390.47298" calcext:value-type="float">
            <text:p>5429390,47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,00000000000</text:p>
          </table:table-cell>
          <table:table-cell office:value-type="string" calcext:value-type="string">
            <text:p>Es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534" calcext:value-type="float">
            <text:p>490807,53400000000</text:p>
          </table:table-cell>
          <table:table-cell office:value-type="float" office:value="5429387.76398" calcext:value-type="float">
            <text:p>5429387,76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,00000000000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5.145" calcext:value-type="float">
            <text:p>490805,14500000000</text:p>
          </table:table-cell>
          <table:table-cell office:value-type="float" office:value="5429390.83498" calcext:value-type="float">
            <text:p>5429390,83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,00000000000</text:p>
          </table:table-cell>
          <table:table-cell office:value-type="string" calcext:value-type="string">
            <text:p>Es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2.207" calcext:value-type="float">
            <text:p>490802,20700000000</text:p>
          </table:table-cell>
          <table:table-cell office:value-type="float" office:value="5429389.97998" calcext:value-type="float">
            <text:p>5429389,97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,00000000000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4.965" calcext:value-type="float">
            <text:p>490804,96500000000</text:p>
          </table:table-cell>
          <table:table-cell office:value-type="float" office:value="5429405.77398" calcext:value-type="float">
            <text:p>5429405,77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8" calcext:value-type="float">
            <text:p>348,00000000000</text:p>
          </table:table-cell>
          <table:table-cell office:value-type="string" calcext:value-type="string">
            <text:p>Es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1.067" calcext:value-type="float">
            <text:p>490801,06700000000</text:p>
          </table:table-cell>
          <table:table-cell office:value-type="float" office:value="5429410.17098" calcext:value-type="float">
            <text:p>5429410,17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178" calcext:value-type="float">
            <text:p>490799,17800000000</text:p>
          </table:table-cell>
          <table:table-cell office:value-type="float" office:value="5429409.33298" calcext:value-type="float">
            <text:p>5429409,33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,00000000000</text:p>
          </table:table-cell>
          <table:table-cell office:value-type="string" calcext:value-type="string">
            <text:p>Es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3.15" calcext:value-type="float">
            <text:p>490803,15000000000</text:p>
          </table:table-cell>
          <table:table-cell office:value-type="float" office:value="5429407.45498" calcext:value-type="float">
            <text:p>5429407,45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27" calcext:value-type="float">
            <text:p>490799,27000000000</text:p>
          </table:table-cell>
          <table:table-cell office:value-type="float" office:value="5429407.19098" calcext:value-type="float">
            <text:p>5429407,19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,00000000000</text:p>
          </table:table-cell>
          <table:table-cell office:value-type="string" calcext:value-type="string">
            <text:p>Es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2.286" calcext:value-type="float">
            <text:p>490802,28600000000</text:p>
          </table:table-cell>
          <table:table-cell office:value-type="float" office:value="5429403.97498" calcext:value-type="float">
            <text:p>5429403,97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,00000000000</text:p>
          </table:table-cell>
          <table:table-cell office:value-type="string" calcext:value-type="string">
            <text:p>Es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251" calcext:value-type="float">
            <text:p>490798,25100000000</text:p>
          </table:table-cell>
          <table:table-cell office:value-type="float" office:value="5429405.47798" calcext:value-type="float">
            <text:p>5429405,47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,00000000000</text:p>
          </table:table-cell>
          <table:table-cell office:value-type="string" calcext:value-type="string">
            <text:p>Es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3.928" calcext:value-type="float">
            <text:p>490803,92800000000</text:p>
          </table:table-cell>
          <table:table-cell office:value-type="float" office:value="5429401.02798" calcext:value-type="float">
            <text:p>5429401,02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459" calcext:value-type="float">
            <text:p>490806,45900000000</text:p>
          </table:table-cell>
          <table:table-cell office:value-type="float" office:value="5429400.35798" calcext:value-type="float">
            <text:p>5429400,35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078" calcext:value-type="float">
            <text:p>490795,07800000000</text:p>
          </table:table-cell>
          <table:table-cell office:value-type="float" office:value="5429407.65998" calcext:value-type="float">
            <text:p>5429407,65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,00000000000</text:p>
          </table:table-cell>
          <table:table-cell office:value-type="string" calcext:value-type="string">
            <text:p>Es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221" calcext:value-type="float">
            <text:p>490795,22100000000</text:p>
          </table:table-cell>
          <table:table-cell office:value-type="float" office:value="5429405.65098" calcext:value-type="float">
            <text:p>5429405,65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2.573" calcext:value-type="float">
            <text:p>490802,57300000000</text:p>
          </table:table-cell>
          <table:table-cell office:value-type="float" office:value="5429396.17098" calcext:value-type="float">
            <text:p>5429396,17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,00000000000</text:p>
          </table:table-cell>
          <table:table-cell office:value-type="string" calcext:value-type="string">
            <text:p>Es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655" calcext:value-type="float">
            <text:p>490799,65500000000</text:p>
          </table:table-cell>
          <table:table-cell office:value-type="float" office:value="5429396.38298" calcext:value-type="float">
            <text:p>5429396,38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4b</text:p>
          </table:table-cell>
          <table:table-cell office:value-type="float" office:value="490797.553" calcext:value-type="float">
            <text:p>490797,55300000000</text:p>
          </table:table-cell>
          <table:table-cell office:value-type="float" office:value="5429398.20498" calcext:value-type="float">
            <text:p>5429398,204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,00000000000</text:p>
          </table:table-cell>
          <table:table-cell office:value-type="string" calcext:value-type="string">
            <text:p>Es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82" calcext:value-type="float">
            <text:p>490799,82000000000</text:p>
          </table:table-cell>
          <table:table-cell office:value-type="float" office:value="5429383.21798" calcext:value-type="float">
            <text:p>5429383,21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,00000000000</text:p>
          </table:table-cell>
          <table:table-cell office:value-type="string" calcext:value-type="string">
            <text:p>Es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871" calcext:value-type="float">
            <text:p>490795,87100000000</text:p>
          </table:table-cell>
          <table:table-cell office:value-type="float" office:value="5429384.76898" calcext:value-type="float">
            <text:p>5429384,768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9" calcext:value-type="float">
            <text:p>359,00000000000</text:p>
          </table:table-cell>
          <table:table-cell office:value-type="string" calcext:value-type="string">
            <text:p>Es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692" calcext:value-type="float">
            <text:p>490791,69200000000</text:p>
          </table:table-cell>
          <table:table-cell office:value-type="float" office:value="5429385.29198" calcext:value-type="float">
            <text:p>5429385,29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,00000000000</text:p>
          </table:table-cell>
          <table:table-cell office:value-type="string" calcext:value-type="string">
            <text:p>Es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693" calcext:value-type="float">
            <text:p>490788,69300000000</text:p>
          </table:table-cell>
          <table:table-cell office:value-type="float" office:value="5429387.25298" calcext:value-type="float">
            <text:p>5429387,252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,00000000000</text:p>
          </table:table-cell>
          <table:table-cell office:value-type="string" calcext:value-type="string">
            <text:p>Ei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965" calcext:value-type="float">
            <text:p>490787,96500000000</text:p>
          </table:table-cell>
          <table:table-cell office:value-type="float" office:value="5429388.96098" calcext:value-type="float">
            <text:p>5429388,96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557" calcext:value-type="float">
            <text:p>490788,55700000000</text:p>
          </table:table-cell>
          <table:table-cell office:value-type="float" office:value="5429391.60598" calcext:value-type="float">
            <text:p>5429391,60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905" calcext:value-type="float">
            <text:p>490787,90500000000</text:p>
          </table:table-cell>
          <table:table-cell office:value-type="float" office:value="5429392.75698" calcext:value-type="float">
            <text:p>5429392,75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,00000000000</text:p>
          </table:table-cell>
          <table:table-cell office:value-type="string" calcext:value-type="string">
            <text:p>Es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6.42" calcext:value-type="float">
            <text:p>490786,42000000000</text:p>
          </table:table-cell>
          <table:table-cell office:value-type="float" office:value="5429393.47798" calcext:value-type="float">
            <text:p>5429393,47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,00000000000</text:p>
          </table:table-cell>
          <table:table-cell office:value-type="string" calcext:value-type="string">
            <text:p>Ei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217" calcext:value-type="float">
            <text:p>490783,21700000000</text:p>
          </table:table-cell>
          <table:table-cell office:value-type="float" office:value="5429398.26098" calcext:value-type="float">
            <text:p>5429398,260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,00000000000</text:p>
          </table:table-cell>
          <table:table-cell office:value-type="string" calcext:value-type="string">
            <text:p>Es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3.59" calcext:value-type="float">
            <text:p>490793,59000000000</text:p>
          </table:table-cell>
          <table:table-cell office:value-type="float" office:value="5429381.53998" calcext:value-type="float">
            <text:p>5429381,53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,00000000000</text:p>
          </table:table-cell>
          <table:table-cell office:value-type="string" calcext:value-type="string">
            <text:p>Es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2.375" calcext:value-type="float">
            <text:p>490792,37500000000</text:p>
          </table:table-cell>
          <table:table-cell office:value-type="float" office:value="5429405.45398" calcext:value-type="float">
            <text:p>5429405,45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" calcext:value-type="float">
            <text:p>381,00000000000</text:p>
          </table:table-cell>
          <table:table-cell office:value-type="string" calcext:value-type="string">
            <text:p>FAh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9.025" calcext:value-type="float">
            <text:p>490789,02500000000</text:p>
          </table:table-cell>
          <table:table-cell office:value-type="float" office:value="5429403.68498" calcext:value-type="float">
            <text:p>5429403,68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608" calcext:value-type="float">
            <text:p>490788,60800000000</text:p>
          </table:table-cell>
          <table:table-cell office:value-type="float" office:value="5429403.43098" calcext:value-type="float">
            <text:p>5429403,43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" calcext:value-type="float">
            <text:p>382,00000000000</text:p>
          </table:table-cell>
          <table:table-cell office:value-type="string" calcext:value-type="string">
            <text:p>Ei</text:p>
          </table:table-cell>
          <table:table-cell office:value-type="float" office:value="56.5" calcext:value-type="float">
            <text:p>56,50000000000</text:p>
          </table:table-cell>
          <table:table-cell office:value-type="float" office:value="53" calcext:value-type="float">
            <text:p>5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9.897" calcext:value-type="float">
            <text:p>490789,89700000000</text:p>
          </table:table-cell>
          <table:table-cell office:value-type="float" office:value="5429399.92498" calcext:value-type="float">
            <text:p>5429399,92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915" calcext:value-type="float">
            <text:p>490791,91500000000</text:p>
          </table:table-cell>
          <table:table-cell office:value-type="float" office:value="5429397.50998" calcext:value-type="float">
            <text:p>5429397,50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,00000000000</text:p>
          </table:table-cell>
          <table:table-cell office:value-type="string" calcext:value-type="string">
            <text:p>Es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7.184" calcext:value-type="float">
            <text:p>490797,18400000000</text:p>
          </table:table-cell>
          <table:table-cell office:value-type="float" office:value="5429393.83298" calcext:value-type="float">
            <text:p>5429393,83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" calcext:value-type="float">
            <text:p>375,00000000000</text:p>
          </table:table-cell>
          <table:table-cell office:value-type="string" calcext:value-type="string">
            <text:p>FAh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81" calcext:value-type="float">
            <text:p>490785,81000000000</text:p>
          </table:table-cell>
          <table:table-cell office:value-type="float" office:value="5429387.58898" calcext:value-type="float">
            <text:p>5429387,58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,00000000000</text:p>
          </table:table-cell>
          <table:table-cell office:value-type="string" calcext:value-type="string">
            <text:p>Es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4.953" calcext:value-type="float">
            <text:p>490784,95300000000</text:p>
          </table:table-cell>
          <table:table-cell office:value-type="float" office:value="5429386.67698" calcext:value-type="float">
            <text:p>5429386,676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829" calcext:value-type="float">
            <text:p>490783,82900000000</text:p>
          </table:table-cell>
          <table:table-cell office:value-type="float" office:value="5429392.92998" calcext:value-type="float">
            <text:p>5429392,92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,00000000000</text:p>
          </table:table-cell>
          <table:table-cell office:value-type="string" calcext:value-type="string">
            <text:p>Es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0.889" calcext:value-type="float">
            <text:p>490780,88900000000</text:p>
          </table:table-cell>
          <table:table-cell office:value-type="float" office:value="5429396.95998" calcext:value-type="float">
            <text:p>5429396,959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,00000000000</text:p>
          </table:table-cell>
          <table:table-cell office:value-type="string" calcext:value-type="string">
            <text:p>Es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175" calcext:value-type="float">
            <text:p>490778,17500000000</text:p>
          </table:table-cell>
          <table:table-cell office:value-type="float" office:value="5429396.93698" calcext:value-type="float">
            <text:p>5429396,93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,00000000000</text:p>
          </table:table-cell>
          <table:table-cell office:value-type="string" calcext:value-type="string">
            <text:p>Es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2.371" calcext:value-type="float">
            <text:p>490772,37100000000</text:p>
          </table:table-cell>
          <table:table-cell office:value-type="float" office:value="5429403.02998" calcext:value-type="float">
            <text:p>5429403,02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" calcext:value-type="float">
            <text:p>38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6.947" calcext:value-type="float">
            <text:p>490776,94700000000</text:p>
          </table:table-cell>
          <table:table-cell office:value-type="float" office:value="5429394.66698" calcext:value-type="float">
            <text:p>5429394,66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0.51" calcext:value-type="float">
            <text:p>490770,51000000000</text:p>
          </table:table-cell>
          <table:table-cell office:value-type="float" office:value="5429398.29198" calcext:value-type="float">
            <text:p>5429398,29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,00000000000</text:p>
          </table:table-cell>
          <table:table-cell office:value-type="string" calcext:value-type="string">
            <text:p>Es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9.694" calcext:value-type="float">
            <text:p>490769,69400000000</text:p>
          </table:table-cell>
          <table:table-cell office:value-type="float" office:value="5429401.89898" calcext:value-type="float">
            <text:p>5429401,89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bei 1,4m urspr. abgebrochen und Ersatzhaupttrieb gebildet</text:p>
          </table:table-cell>
          <table:table-cell office:value-type="float" office:value="490767.16" calcext:value-type="float">
            <text:p>490767,16000000000</text:p>
          </table:table-cell>
          <table:table-cell office:value-type="float" office:value="5429401.27598" calcext:value-type="float">
            <text:p>5429401,27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,00000000000</text:p>
          </table:table-cell>
          <table:table-cell office:value-type="string" calcext:value-type="string">
            <text:p>Es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3.504" calcext:value-type="float">
            <text:p>490763,50400000000</text:p>
          </table:table-cell>
          <table:table-cell office:value-type="float" office:value="5429400.68098" calcext:value-type="float">
            <text:p>5429400,68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,00000000000</text:p>
          </table:table-cell>
          <table:table-cell/>
          <table:table-cell table:number-columns-repeated="3" office:value-type="float" office:value="0" calcext:value-type="float">
            <text:p>0,00000000000</text:p>
          </table:table-cell>
          <table:table-cell office:value-type="string" calcext:value-type="string">
            <text:p>Baum umgefallen</text:p>
          </table:table-cell>
          <table:table-cell office:value-type="float" office:value="490763.185" calcext:value-type="float">
            <text:p>490763,18500000000</text:p>
          </table:table-cell>
          <table:table-cell office:value-type="float" office:value="5429398.14398" calcext:value-type="float">
            <text:p>5429398,1439800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,00000000000</text:p>
          </table:table-cell>
          <table:table-cell office:value-type="string" calcext:value-type="string">
            <text:p>Es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0.872" calcext:value-type="float">
            <text:p>490760,87200000000</text:p>
          </table:table-cell>
          <table:table-cell office:value-type="float" office:value="5429399.49298" calcext:value-type="float">
            <text:p>5429399,49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,00000000000</text:p>
          </table:table-cell>
          <table:table-cell office:value-type="string" calcext:value-type="string">
            <text:p>Es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40.5" calcext:value-type="float">
            <text:p>4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839" calcext:value-type="float">
            <text:p>490779,83900000000</text:p>
          </table:table-cell>
          <table:table-cell office:value-type="float" office:value="5429391.90498" calcext:value-type="float">
            <text:p>5429391,90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" calcext:value-type="float">
            <text:p>391,00000000000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52" calcext:value-type="float">
            <text:p>490778,52000000000</text:p>
          </table:table-cell>
          <table:table-cell office:value-type="float" office:value="5429392.31398" calcext:value-type="float">
            <text:p>5429392,31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,00000000000</text:p>
          </table:table-cell>
          <table:table-cell office:value-type="string" calcext:value-type="string">
            <text:p>Es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2.371" calcext:value-type="float">
            <text:p>490772,37100000000</text:p>
          </table:table-cell>
          <table:table-cell office:value-type="float" office:value="5429390.73098" calcext:value-type="float">
            <text:p>5429390,73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,00000000000</text:p>
          </table:table-cell>
          <table:table-cell office:value-type="string" calcext:value-type="string">
            <text:p>Es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196" calcext:value-type="float">
            <text:p>490768,19600000000</text:p>
          </table:table-cell>
          <table:table-cell office:value-type="float" office:value="5429390.96098" calcext:value-type="float">
            <text:p>5429390,96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,00000000000</text:p>
          </table:table-cell>
          <table:table-cell office:value-type="string" calcext:value-type="string">
            <text:p>SAh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68.226" calcext:value-type="float">
            <text:p>490768,22600000000</text:p>
          </table:table-cell>
          <table:table-cell office:value-type="float" office:value="5429388.25898" calcext:value-type="float">
            <text:p>5429388,25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,00000000000</text:p>
          </table:table-cell>
          <table:table-cell office:value-type="string" calcext:value-type="string">
            <text:p>Hbu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2.873" calcext:value-type="float">
            <text:p>490762,87300000000</text:p>
          </table:table-cell>
          <table:table-cell office:value-type="float" office:value="5429387.87698" calcext:value-type="float">
            <text:p>5429387,87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1.821" calcext:value-type="float">
            <text:p>490761,82100000000</text:p>
          </table:table-cell>
          <table:table-cell office:value-type="float" office:value="5429386.13498" calcext:value-type="float">
            <text:p>5429386,13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,00000000000</text:p>
          </table:table-cell>
          <table:table-cell office:value-type="string" calcext:value-type="string">
            <text:p>Hbu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4.797" calcext:value-type="float">
            <text:p>490764,79700000000</text:p>
          </table:table-cell>
          <table:table-cell office:value-type="float" office:value="5429384.69298" calcext:value-type="float">
            <text:p>5429384,69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,00000000000</text:p>
          </table:table-cell>
          <table:table-cell office:value-type="string" calcext:value-type="string">
            <text:p>Bu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0.661" calcext:value-type="float">
            <text:p>490760,66100000000</text:p>
          </table:table-cell>
          <table:table-cell office:value-type="float" office:value="5429381.23398" calcext:value-type="float">
            <text:p>5429381,233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,00000000000</text:p>
          </table:table-cell>
          <table:table-cell office:value-type="string" calcext:value-type="string">
            <text:p>Es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8.881" calcext:value-type="float">
            <text:p>490758,88100000000</text:p>
          </table:table-cell>
          <table:table-cell office:value-type="float" office:value="5429384.43298" calcext:value-type="float">
            <text:p>5429384,43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,00000000000</text:p>
          </table:table-cell>
          <table:table-cell office:value-type="string" calcext:value-type="string">
            <text:p>Es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3.248" calcext:value-type="float">
            <text:p>490753,24800000000</text:p>
          </table:table-cell>
          <table:table-cell office:value-type="float" office:value="5429380.66198" calcext:value-type="float">
            <text:p>5429380,66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,00000000000</text:p>
          </table:table-cell>
          <table:table-cell office:value-type="string" calcext:value-type="string">
            <text:p>Ei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8.453" calcext:value-type="float">
            <text:p>490758,45300000000</text:p>
          </table:table-cell>
          <table:table-cell office:value-type="float" office:value="5429379.75498" calcext:value-type="float">
            <text:p>5429379,754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,00000000000</text:p>
          </table:table-cell>
          <table:table-cell office:value-type="string" calcext:value-type="string">
            <text:p>Kdorn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4.152" calcext:value-type="float">
            <text:p>490754,15200000000</text:p>
          </table:table-cell>
          <table:table-cell office:value-type="float" office:value="5429380.35398" calcext:value-type="float">
            <text:p>5429380,35398000000</text:p>
          </table:table-cell>
          <table:table-cell office:value-type="string" calcext:value-type="string">
            <text:p>Kd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8.729" calcext:value-type="float">
            <text:p>490758,72900000000</text:p>
          </table:table-cell>
          <table:table-cell office:value-type="float" office:value="5429398.66198" calcext:value-type="float">
            <text:p>5429398,66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,00000000000</text:p>
          </table:table-cell>
          <table:table-cell office:value-type="string" calcext:value-type="string">
            <text:p>Es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5.628" calcext:value-type="float">
            <text:p>490755,62800000000</text:p>
          </table:table-cell>
          <table:table-cell office:value-type="float" office:value="5429398.85498" calcext:value-type="float">
            <text:p>5429398,85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,00000000000</text:p>
          </table:table-cell>
          <table:table-cell office:value-type="string" calcext:value-type="string">
            <text:p>FAh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7.42" calcext:value-type="float">
            <text:p>490757,42000000000</text:p>
          </table:table-cell>
          <table:table-cell office:value-type="float" office:value="5429398.47998" calcext:value-type="float">
            <text:p>5429398,47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,00000000000</text:p>
          </table:table-cell>
          <table:table-cell office:value-type="string" calcext:value-type="string">
            <text:p>Es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4.72" calcext:value-type="float">
            <text:p>490754,72000000000</text:p>
          </table:table-cell>
          <table:table-cell office:value-type="float" office:value="5429397.90698" calcext:value-type="float">
            <text:p>5429397,90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,00000000000</text:p>
          </table:table-cell>
          <table:table-cell office:value-type="string" calcext:value-type="string">
            <text:p>Ei</text:p>
          </table:table-cell>
          <table:table-cell office:value-type="float" office:value="46" calcext:value-type="float">
            <text:p>46,00000000000</text:p>
          </table:table-cell>
          <table:table-cell office:value-type="float" office:value="45.5" calcext:value-type="float">
            <text:p>45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Durchmessermessung bei 1,4m (1,3m ist mit Beule)</text:p>
          </table:table-cell>
          <table:table-cell office:value-type="float" office:value="490755.412" calcext:value-type="float">
            <text:p>490755,41200000000</text:p>
          </table:table-cell>
          <table:table-cell office:value-type="float" office:value="5429392.83298" calcext:value-type="float">
            <text:p>5429392,83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,00000000000</text:p>
          </table:table-cell>
          <table:table-cell office:value-type="string" calcext:value-type="string">
            <text:p>Hbu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4.171" calcext:value-type="float">
            <text:p>490754,17100000000</text:p>
          </table:table-cell>
          <table:table-cell office:value-type="float" office:value="5429397.95498" calcext:value-type="float">
            <text:p>5429397,95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,00000000000</text:p>
          </table:table-cell>
          <table:table-cell office:value-type="string" calcext:value-type="string">
            <text:p>Hbu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3.902" calcext:value-type="float">
            <text:p>490753,90200000000</text:p>
          </table:table-cell>
          <table:table-cell office:value-type="float" office:value="5429389.94498" calcext:value-type="float">
            <text:p>5429389,94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,00000000000</text:p>
          </table:table-cell>
          <table:table-cell office:value-type="string" calcext:value-type="string">
            <text:p>Ei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9.115" calcext:value-type="float">
            <text:p>490749,11500000000</text:p>
          </table:table-cell>
          <table:table-cell office:value-type="float" office:value="5429387.89898" calcext:value-type="float">
            <text:p>5429387,898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,00000000000</text:p>
          </table:table-cell>
          <table:table-cell office:value-type="string" calcext:value-type="string">
            <text:p>Hbu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49.596" calcext:value-type="float">
            <text:p>490749,59600000000</text:p>
          </table:table-cell>
          <table:table-cell office:value-type="float" office:value="5429387.06498" calcext:value-type="float">
            <text:p>5429387,064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,00000000000</text:p>
          </table:table-cell>
          <table:table-cell office:value-type="string" calcext:value-type="string">
            <text:p>Ei</text:p>
          </table:table-cell>
          <table:table-cell office:value-type="float" office:value="42.5" calcext:value-type="float">
            <text:p>42,50000000000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5.819" calcext:value-type="float">
            <text:p>490755,81900000000</text:p>
          </table:table-cell>
          <table:table-cell office:value-type="float" office:value="5429373.21298" calcext:value-type="float">
            <text:p>5429373,212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2.5" calcext:value-type="float">
            <text:p>1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57.236" calcext:value-type="float">
            <text:p>490757,23600000000</text:p>
          </table:table-cell>
          <table:table-cell office:value-type="float" office:value="5429368.39198" calcext:value-type="float">
            <text:p>5429368,391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,00000000000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0.502" calcext:value-type="float">
            <text:p>490760,50200000000</text:p>
          </table:table-cell>
          <table:table-cell office:value-type="float" office:value="5429372.68498" calcext:value-type="float">
            <text:p>5429372,68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,00000000000</text:p>
          </table:table-cell>
          <table:table-cell office:value-type="string" calcext:value-type="string">
            <text:p>Hbu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2.049" calcext:value-type="float">
            <text:p>490762,04900000000</text:p>
          </table:table-cell>
          <table:table-cell office:value-type="float" office:value="5429371.54398" calcext:value-type="float">
            <text:p>5429371,543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,0000000000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37" calcext:value-type="float">
            <text:p>37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Baumart nachbestimmen, ist keine! Esche</text:p>
          </table:table-cell>
          <table:table-cell office:value-type="float" office:value="490759.11" calcext:value-type="float">
            <text:p>490759,11000000000</text:p>
          </table:table-cell>
          <table:table-cell office:value-type="float" office:value="5429365.47098" calcext:value-type="float">
            <text:p>5429365,470980000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,00000000000</text:p>
          </table:table-cell>
          <table:table-cell office:value-type="string" calcext:value-type="string">
            <text:p>Es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2.791" calcext:value-type="float">
            <text:p>490762,79100000000</text:p>
          </table:table-cell>
          <table:table-cell office:value-type="float" office:value="5429357.11798" calcext:value-type="float">
            <text:p>5429357,11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416" calcext:value-type="float">
            <text:p>490767,41600000000</text:p>
          </table:table-cell>
          <table:table-cell office:value-type="float" office:value="5429362.27198" calcext:value-type="float">
            <text:p>5429362,2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,00000000000</text:p>
          </table:table-cell>
          <table:table-cell office:value-type="string" calcext:value-type="string">
            <text:p>SAh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Es deklariert</text:p>
          </table:table-cell>
          <table:table-cell office:value-type="float" office:value="490764.922" calcext:value-type="float">
            <text:p>490764,92200000000</text:p>
          </table:table-cell>
          <table:table-cell office:value-type="float" office:value="5429367.59398" calcext:value-type="float">
            <text:p>5429367,59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,0000000000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4.357" calcext:value-type="float">
            <text:p>490764,35700000000</text:p>
          </table:table-cell>
          <table:table-cell office:value-type="float" office:value="5429368.90798" calcext:value-type="float">
            <text:p>5429368,90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,00000000000</text:p>
          </table:table-cell>
          <table:table-cell office:value-type="string" calcext:value-type="string">
            <text:p>Es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4.704" calcext:value-type="float">
            <text:p>490764,70400000000</text:p>
          </table:table-cell>
          <table:table-cell office:value-type="float" office:value="5429375.80398" calcext:value-type="float">
            <text:p>5429375,80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708" calcext:value-type="float">
            <text:p>490768,70800000000</text:p>
          </table:table-cell>
          <table:table-cell office:value-type="float" office:value="5429375.71398" calcext:value-type="float">
            <text:p>5429375,71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355" calcext:value-type="float">
            <text:p>490767,35500000000</text:p>
          </table:table-cell>
          <table:table-cell office:value-type="float" office:value="5429376.15298" calcext:value-type="float">
            <text:p>5429376,15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,00000000000</text:p>
          </table:table-cell>
          <table:table-cell office:value-type="string" calcext:value-type="string">
            <text:p>FAh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1.57" calcext:value-type="float">
            <text:p>490771,57000000000</text:p>
          </table:table-cell>
          <table:table-cell office:value-type="float" office:value="5429367.70898" calcext:value-type="float">
            <text:p>5429367,70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713" calcext:value-type="float">
            <text:p>490768,71300000000</text:p>
          </table:table-cell>
          <table:table-cell office:value-type="float" office:value="5429370.41098" calcext:value-type="float">
            <text:p>5429370,41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,00000000000</text:p>
          </table:table-cell>
          <table:table-cell office:value-type="string" calcext:value-type="string">
            <text:p>Es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3.113" calcext:value-type="float">
            <text:p>490773,11300000000</text:p>
          </table:table-cell>
          <table:table-cell office:value-type="float" office:value="5429372.41898" calcext:value-type="float">
            <text:p>5429372,41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,00000000000</text:p>
          </table:table-cell>
          <table:table-cell office:value-type="string" calcext:value-type="string">
            <text:p>Es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7.971" calcext:value-type="float">
            <text:p>490777,97100000000</text:p>
          </table:table-cell>
          <table:table-cell office:value-type="float" office:value="5429370.31498" calcext:value-type="float">
            <text:p>5429370,31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,00000000000</text:p>
          </table:table-cell>
          <table:table-cell office:value-type="string" calcext:value-type="string">
            <text:p>Es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732" calcext:value-type="float">
            <text:p>490785,73200000000</text:p>
          </table:table-cell>
          <table:table-cell office:value-type="float" office:value="5429370.53198" calcext:value-type="float">
            <text:p>5429370,53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173" calcext:value-type="float">
            <text:p>490785,17300000000</text:p>
          </table:table-cell>
          <table:table-cell office:value-type="float" office:value="5429373.11498" calcext:value-type="float">
            <text:p>5429373,11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,00000000000</text:p>
          </table:table-cell>
          <table:table-cell office:value-type="string" calcext:value-type="string">
            <text:p>Es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347" calcext:value-type="float">
            <text:p>490783,34700000000</text:p>
          </table:table-cell>
          <table:table-cell office:value-type="float" office:value="5429375.14198" calcext:value-type="float">
            <text:p>5429375,14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9.5" calcext:value-type="float">
            <text:p>3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634" calcext:value-type="float">
            <text:p>490778,63400000000</text:p>
          </table:table-cell>
          <table:table-cell office:value-type="float" office:value="5429374.94698" calcext:value-type="float">
            <text:p>5429374,94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" calcext:value-type="float">
            <text:p>432,00000000000</text:p>
          </table:table-cell>
          <table:table-cell office:value-type="string" calcext:value-type="string">
            <text:p>Ei</text:p>
          </table:table-cell>
          <table:table-cell office:value-type="float" office:value="82" calcext:value-type="float">
            <text:p>82,00000000000</text:p>
          </table:table-cell>
          <table:table-cell office:value-type="float" office:value="75" calcext:value-type="float">
            <text:p>7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851" calcext:value-type="float">
            <text:p>490767,85100000000</text:p>
          </table:table-cell>
          <table:table-cell office:value-type="float" office:value="5429380.09998" calcext:value-type="float">
            <text:p>5429380,099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,00000000000</text:p>
          </table:table-cell>
          <table:table-cell office:value-type="string" calcext:value-type="string">
            <text:p>Bu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7.77" calcext:value-type="float">
            <text:p>490767,77000000000</text:p>
          </table:table-cell>
          <table:table-cell office:value-type="float" office:value="5429382.06198" calcext:value-type="float">
            <text:p>5429382,06198000000</text:p>
          </table:table-cell>
          <table:table-cell office:value-type="string" calcext:value-type="string">
            <text:p>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9.698" calcext:value-type="float">
            <text:p>490769,69800000000</text:p>
          </table:table-cell>
          <table:table-cell office:value-type="float" office:value="5429382.18698" calcext:value-type="float">
            <text:p>5429382,18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4.357" calcext:value-type="float">
            <text:p>490774,35700000000</text:p>
          </table:table-cell>
          <table:table-cell office:value-type="float" office:value="5429373.89598" calcext:value-type="float">
            <text:p>5429373,89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4.159" calcext:value-type="float">
            <text:p>490774,15900000000</text:p>
          </table:table-cell>
          <table:table-cell office:value-type="float" office:value="5429384.60598" calcext:value-type="float">
            <text:p>5429384,60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,00000000000</text:p>
          </table:table-cell>
          <table:table-cell office:value-type="string" calcext:value-type="string">
            <text:p>Es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5.566" calcext:value-type="float">
            <text:p>490775,56600000000</text:p>
          </table:table-cell>
          <table:table-cell office:value-type="float" office:value="5429383.03898" calcext:value-type="float">
            <text:p>5429383,03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2" calcext:value-type="float">
            <text:p>44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906" calcext:value-type="float">
            <text:p>490778,90600000000</text:p>
          </table:table-cell>
          <table:table-cell office:value-type="float" office:value="5429386.78698" calcext:value-type="float">
            <text:p>5429386,78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3" calcext:value-type="float">
            <text:p>44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629" calcext:value-type="float">
            <text:p>490788,62900000000</text:p>
          </table:table-cell>
          <table:table-cell office:value-type="float" office:value="5429374.40798" calcext:value-type="float">
            <text:p>5429374,40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,00000000000</text:p>
          </table:table-cell>
          <table:table-cell office:value-type="string" calcext:value-type="string">
            <text:p>Es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26.5" calcext:value-type="float">
            <text:p>2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296" calcext:value-type="float">
            <text:p>490790,29600000000</text:p>
          </table:table-cell>
          <table:table-cell office:value-type="float" office:value="5429373.75098" calcext:value-type="float">
            <text:p>5429373,75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57" calcext:value-type="float">
            <text:p>490788,57000000000</text:p>
          </table:table-cell>
          <table:table-cell office:value-type="float" office:value="5429377.40898" calcext:value-type="float">
            <text:p>5429377,40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7" calcext:value-type="float">
            <text:p>3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7.787" calcext:value-type="float">
            <text:p>490777,78700000000</text:p>
          </table:table-cell>
          <table:table-cell office:value-type="float" office:value="5429378.88398" calcext:value-type="float">
            <text:p>5429378,88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,00000000000</text:p>
          </table:table-cell>
          <table:table-cell office:value-type="string" calcext:value-type="string">
            <text:p>Ah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295" calcext:value-type="float">
            <text:p>490778,29500000000</text:p>
          </table:table-cell>
          <table:table-cell office:value-type="float" office:value="5429381.32498" calcext:value-type="float">
            <text:p>5429381,32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658" calcext:value-type="float">
            <text:p>490783,65800000000</text:p>
          </table:table-cell>
          <table:table-cell office:value-type="float" office:value="5429384.72198" calcext:value-type="float">
            <text:p>5429384,72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4.111" calcext:value-type="float">
            <text:p>490784,11100000000</text:p>
          </table:table-cell>
          <table:table-cell office:value-type="float" office:value="5429378.92298" calcext:value-type="float">
            <text:p>5429378,92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4.584" calcext:value-type="float">
            <text:p>490784,58400000000</text:p>
          </table:table-cell>
          <table:table-cell office:value-type="float" office:value="5429381.34498" calcext:value-type="float">
            <text:p>5429381,34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053" calcext:value-type="float">
            <text:p>490785,05300000000</text:p>
          </table:table-cell>
          <table:table-cell office:value-type="float" office:value="5429383.76598" calcext:value-type="float">
            <text:p>5429383,76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,00000000000</text:p>
          </table:table-cell>
          <table:table-cell office:value-type="string" calcext:value-type="string">
            <text:p>Es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4.128" calcext:value-type="float">
            <text:p>490794,12800000000</text:p>
          </table:table-cell>
          <table:table-cell office:value-type="float" office:value="5429375.44398" calcext:value-type="float">
            <text:p>5429375,44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4" calcext:value-type="float">
            <text:p>454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4.128" calcext:value-type="float">
            <text:p>490794,12800000000</text:p>
          </table:table-cell>
          <table:table-cell office:value-type="float" office:value="5429377.74098" calcext:value-type="float">
            <text:p>5429377,74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,00000000000</text:p>
          </table:table-cell>
          <table:table-cell office:value-type="string" calcext:value-type="string">
            <text:p>Es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774" calcext:value-type="float">
            <text:p>490787,77400000000</text:p>
          </table:table-cell>
          <table:table-cell office:value-type="float" office:value="5429380.53298" calcext:value-type="float">
            <text:p>5429380,53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" calcext:value-type="float">
            <text:p>453,00000000000</text:p>
          </table:table-cell>
          <table:table-cell office:value-type="string" calcext:value-type="string">
            <text:p>Elsb.</text:p>
          </table:table-cell>
          <table:table-cell table:number-columns-repeated="2"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68" calcext:value-type="float">
            <text:p>490785,68000000000</text:p>
          </table:table-cell>
          <table:table-cell office:value-type="float" office:value="5429380.74698" calcext:value-type="float">
            <text:p>5429380,74698000000</text:p>
          </table:table-cell>
          <table:table-cell office:value-type="string" calcext:value-type="string">
            <text:p>Els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,00000000000</text:p>
          </table:table-cell>
          <table:table-cell office:value-type="string" calcext:value-type="string">
            <text:p>FAh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7.376" calcext:value-type="float">
            <text:p>490787,37600000000</text:p>
          </table:table-cell>
          <table:table-cell office:value-type="float" office:value="5429384.20598" calcext:value-type="float">
            <text:p>5429384,20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,00000000000</text:p>
          </table:table-cell>
          <table:table-cell office:value-type="string" calcext:value-type="string">
            <text:p>Es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4.686" calcext:value-type="float">
            <text:p>490794,68600000000</text:p>
          </table:table-cell>
          <table:table-cell office:value-type="float" office:value="5429380.01198" calcext:value-type="float">
            <text:p>5429380,01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009" calcext:value-type="float">
            <text:p>490791,00900000000</text:p>
          </table:table-cell>
          <table:table-cell office:value-type="float" office:value="5429383.05298" calcext:value-type="float">
            <text:p>5429383,052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8" calcext:value-type="float">
            <text:p>28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99.762" calcext:value-type="float">
            <text:p>490799,76200000000</text:p>
          </table:table-cell>
          <table:table-cell office:value-type="float" office:value="5429376.48798" calcext:value-type="float">
            <text:p>5429376,48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,00000000000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9.475" calcext:value-type="float">
            <text:p>490799,47500000000</text:p>
          </table:table-cell>
          <table:table-cell office:value-type="float" office:value="5429377.46798" calcext:value-type="float">
            <text:p>5429377,46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8.537" calcext:value-type="float">
            <text:p>490798,53700000000</text:p>
          </table:table-cell>
          <table:table-cell office:value-type="float" office:value="5429380.87698" calcext:value-type="float">
            <text:p>5429380,87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,00000000000</text:p>
          </table:table-cell>
          <table:table-cell office:value-type="string" calcext:value-type="string">
            <text:p>Es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0.7" calcext:value-type="float">
            <text:p>0,7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801.96" calcext:value-type="float">
            <text:p>490801,96000000000</text:p>
          </table:table-cell>
          <table:table-cell office:value-type="float" office:value="5429379.21298" calcext:value-type="float">
            <text:p>5429379,21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" calcext:value-type="float">
            <text:p>463,00000000000</text:p>
          </table:table-cell>
          <table:table-cell office:value-type="string" calcext:value-type="string">
            <text:p>Es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803.166" calcext:value-type="float">
            <text:p>490803,16600000000</text:p>
          </table:table-cell>
          <table:table-cell office:value-type="float" office:value="5429383.15598" calcext:value-type="float">
            <text:p>5429383,15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4" calcext:value-type="float">
            <text:p>464,00000000000</text:p>
          </table:table-cell>
          <table:table-cell office:value-type="string" calcext:value-type="string">
            <text:p>Es</text:p>
          </table:table-cell>
          <table:table-cell office:value-type="float" office:value="26.5" calcext:value-type="float">
            <text:p>26,5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3.888" calcext:value-type="float">
            <text:p>490803,88800000000</text:p>
          </table:table-cell>
          <table:table-cell office:value-type="float" office:value="5429375.99598" calcext:value-type="float">
            <text:p>5429375,99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" calcext:value-type="float">
            <text:p>465,00000000000</text:p>
          </table:table-cell>
          <table:table-cell office:value-type="string" calcext:value-type="string">
            <text:p>FAh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759" calcext:value-type="float">
            <text:p>490806,75900000000</text:p>
          </table:table-cell>
          <table:table-cell office:value-type="float" office:value="5429375.92398" calcext:value-type="float">
            <text:p>5429375,92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6.63" calcext:value-type="float">
            <text:p>490806,63000000000</text:p>
          </table:table-cell>
          <table:table-cell office:value-type="float" office:value="5429382.00798" calcext:value-type="float">
            <text:p>5429382,00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,00000000000</text:p>
          </table:table-cell>
          <table:table-cell office:value-type="string" calcext:value-type="string">
            <text:p>FAh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336" calcext:value-type="float">
            <text:p>490807,33600000000</text:p>
          </table:table-cell>
          <table:table-cell office:value-type="float" office:value="5429379.44398" calcext:value-type="float">
            <text:p>5429379,44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,00000000000</text:p>
          </table:table-cell>
          <table:table-cell office:value-type="string" calcext:value-type="string">
            <text:p>FAh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0.868" calcext:value-type="float">
            <text:p>490810,86800000000</text:p>
          </table:table-cell>
          <table:table-cell office:value-type="float" office:value="5429386.70098" calcext:value-type="float">
            <text:p>5429386,70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,00000000000</text:p>
          </table:table-cell>
          <table:table-cell office:value-type="string" calcext:value-type="string">
            <text:p>Es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810.174" calcext:value-type="float">
            <text:p>490810,17400000000</text:p>
          </table:table-cell>
          <table:table-cell office:value-type="float" office:value="5429380.62798" calcext:value-type="float">
            <text:p>5429380,62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,00000000000</text:p>
          </table:table-cell>
          <table:table-cell office:value-type="string" calcext:value-type="string">
            <text:p>Es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2.682" calcext:value-type="float">
            <text:p>490812,68200000000</text:p>
          </table:table-cell>
          <table:table-cell office:value-type="float" office:value="5429378.44498" calcext:value-type="float">
            <text:p>5429378,44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1" calcext:value-type="float">
            <text:p>21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812.279" calcext:value-type="float">
            <text:p>490812,27900000000</text:p>
          </table:table-cell>
          <table:table-cell office:value-type="float" office:value="5429386.13398" calcext:value-type="float">
            <text:p>5429386,13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,00000000000</text:p>
          </table:table-cell>
          <table:table-cell office:value-type="string" calcext:value-type="string">
            <text:p>FAh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4.71" calcext:value-type="float">
            <text:p>490814,71000000000</text:p>
          </table:table-cell>
          <table:table-cell office:value-type="float" office:value="5429387.43198" calcext:value-type="float">
            <text:p>5429387,43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,00000000000</text:p>
          </table:table-cell>
          <table:table-cell office:value-type="string" calcext:value-type="string">
            <text:p>FAh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3.629" calcext:value-type="float">
            <text:p>490813,62900000000</text:p>
          </table:table-cell>
          <table:table-cell office:value-type="float" office:value="5429383.19098" calcext:value-type="float">
            <text:p>5429383,19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6.041" calcext:value-type="float">
            <text:p>490816,04100000000</text:p>
          </table:table-cell>
          <table:table-cell office:value-type="float" office:value="5429385.19898" calcext:value-type="float">
            <text:p>5429385,19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,00000000000</text:p>
          </table:table-cell>
          <table:table-cell office:value-type="string" calcext:value-type="string">
            <text:p>FAh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8.181" calcext:value-type="float">
            <text:p>490818,18100000000</text:p>
          </table:table-cell>
          <table:table-cell office:value-type="float" office:value="5429384.74398" calcext:value-type="float">
            <text:p>5429384,74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,00000000000</text:p>
          </table:table-cell>
          <table:table-cell office:value-type="string" calcext:value-type="string">
            <text:p>Es</text:p>
          </table:table-cell>
          <table:table-cell office:value-type="float" office:value="37.5" calcext:value-type="float">
            <text:p>37,5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7.41" calcext:value-type="float">
            <text:p>490817,41000000000</text:p>
          </table:table-cell>
          <table:table-cell office:value-type="float" office:value="5429386.55498" calcext:value-type="float">
            <text:p>5429386,55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7.903" calcext:value-type="float">
            <text:p>490817,90300000000</text:p>
          </table:table-cell>
          <table:table-cell office:value-type="float" office:value="5429387.36398" calcext:value-type="float">
            <text:p>5429387,36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,00000000000</text:p>
          </table:table-cell>
          <table:table-cell office:value-type="string" calcext:value-type="string">
            <text:p>Es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6.55" calcext:value-type="float">
            <text:p>490816,55000000000</text:p>
          </table:table-cell>
          <table:table-cell office:value-type="float" office:value="5429392.43098" calcext:value-type="float">
            <text:p>5429392,430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479,00000000000</text:p>
          </table:table-cell>
          <table:table-cell office:value-type="string" calcext:value-type="string">
            <text:p>Es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4.107" calcext:value-type="float">
            <text:p>490814,10700000000</text:p>
          </table:table-cell>
          <table:table-cell office:value-type="float" office:value="5429390.77098" calcext:value-type="float">
            <text:p>5429390,77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,00000000000</text:p>
          </table:table-cell>
          <table:table-cell office:value-type="string" calcext:value-type="string">
            <text:p>Es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7.772" calcext:value-type="float">
            <text:p>490817,77200000000</text:p>
          </table:table-cell>
          <table:table-cell office:value-type="float" office:value="5429393.88198" calcext:value-type="float">
            <text:p>5429393,881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,00000000000</text:p>
          </table:table-cell>
          <table:table-cell office:value-type="string" calcext:value-type="string">
            <text:p>FAh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18.148" calcext:value-type="float">
            <text:p>490818,14800000000</text:p>
          </table:table-cell>
          <table:table-cell office:value-type="float" office:value="5429392.89698" calcext:value-type="float">
            <text:p>5429392,89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,00000000000</text:p>
          </table:table-cell>
          <table:table-cell office:value-type="string" calcext:value-type="string">
            <text:p>Es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0.824" calcext:value-type="float">
            <text:p>490820,82400000000</text:p>
          </table:table-cell>
          <table:table-cell office:value-type="float" office:value="5429393.95098" calcext:value-type="float">
            <text:p>5429393,950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3" calcext:value-type="float">
            <text:p>483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5.076" calcext:value-type="float">
            <text:p>490825,07600000000</text:p>
          </table:table-cell>
          <table:table-cell office:value-type="float" office:value="5429394.87598" calcext:value-type="float">
            <text:p>5429394,87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4" calcext:value-type="float">
            <text:p>484,00000000000</text:p>
          </table:table-cell>
          <table:table-cell office:value-type="string" calcext:value-type="string">
            <text:p>FAh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9.501" calcext:value-type="float">
            <text:p>490829,50100000000</text:p>
          </table:table-cell>
          <table:table-cell office:value-type="float" office:value="5429399.21198" calcext:value-type="float">
            <text:p>5429399,21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8.409" calcext:value-type="float">
            <text:p>490828,40900000000</text:p>
          </table:table-cell>
          <table:table-cell office:value-type="float" office:value="5429404.75998" calcext:value-type="float">
            <text:p>5429404,75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6" calcext:value-type="float">
            <text:p>486,00000000000</text:p>
          </table:table-cell>
          <table:table-cell office:value-type="string" calcext:value-type="string">
            <text:p>BAh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8.77" calcext:value-type="float">
            <text:p>490828,77000000000</text:p>
          </table:table-cell>
          <table:table-cell office:value-type="float" office:value="5429396.49398" calcext:value-type="float">
            <text:p>5429396,49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,00000000000</text:p>
          </table:table-cell>
          <table:table-cell office:value-type="string" calcext:value-type="string">
            <text:p>Es</text:p>
          </table:table-cell>
          <table:table-cell office:value-type="float" office:value="49" calcext:value-type="float">
            <text:p>49,00000000000</text:p>
          </table:table-cell>
          <table:table-cell office:value-type="float" office:value="55" calcext:value-type="float">
            <text:p>5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36.365" calcext:value-type="float">
            <text:p>490836,36500000000</text:p>
          </table:table-cell>
          <table:table-cell office:value-type="float" office:value="5429402.17998" calcext:value-type="float">
            <text:p>5429402,17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490,00000000000</text:p>
          </table:table-cell>
          <table:table-cell office:value-type="string" calcext:value-type="string">
            <text:p>Es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39.142" calcext:value-type="float">
            <text:p>490839,14200000000</text:p>
          </table:table-cell>
          <table:table-cell office:value-type="float" office:value="5429406.07998" calcext:value-type="float">
            <text:p>5429406,07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,00000000000</text:p>
          </table:table-cell>
          <table:table-cell office:value-type="string" calcext:value-type="string">
            <text:p>Es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32.61" calcext:value-type="float">
            <text:p>490832,61000000000</text:p>
          </table:table-cell>
          <table:table-cell office:value-type="float" office:value="5429406.02798" calcext:value-type="float">
            <text:p>5429406,027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,00000000000</text:p>
          </table:table-cell>
          <table:table-cell office:value-type="string" calcext:value-type="string">
            <text:p>Ah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21.769" calcext:value-type="float">
            <text:p>490821,76900000000</text:p>
          </table:table-cell>
          <table:table-cell office:value-type="float" office:value="5429401.32198" calcext:value-type="float">
            <text:p>5429401,32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,00000000000</text:p>
          </table:table-cell>
          <table:table-cell office:value-type="string" calcext:value-type="string">
            <text:p>Es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807.109" calcext:value-type="float">
            <text:p>490807,10900000000</text:p>
          </table:table-cell>
          <table:table-cell office:value-type="float" office:value="5429372.46298" calcext:value-type="float">
            <text:p>5429372,46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2" calcext:value-type="float">
            <text:p>492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805.811" calcext:value-type="float">
            <text:p>490805,81100000000</text:p>
          </table:table-cell>
          <table:table-cell office:value-type="float" office:value="5429369.79798" calcext:value-type="float">
            <text:p>5429369,79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,00000000000</text:p>
          </table:table-cell>
          <table:table-cell office:value-type="string" calcext:value-type="string">
            <text:p>Es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5.028" calcext:value-type="float">
            <text:p>490795,02800000000</text:p>
          </table:table-cell>
          <table:table-cell office:value-type="float" office:value="5429365.69798" calcext:value-type="float">
            <text:p>5429365,69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,00000000000</text:p>
          </table:table-cell>
          <table:table-cell office:value-type="string" calcext:value-type="string">
            <text:p>Es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0.155" calcext:value-type="float">
            <text:p>490790,15500000000</text:p>
          </table:table-cell>
          <table:table-cell office:value-type="float" office:value="5429368.41898" calcext:value-type="float">
            <text:p>5429368,41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,00000000000</text:p>
          </table:table-cell>
          <table:table-cell office:value-type="string" calcext:value-type="string">
            <text:p>Es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26.5" calcext:value-type="float">
            <text:p>2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91.28" calcext:value-type="float">
            <text:p>490791,28000000000</text:p>
          </table:table-cell>
          <table:table-cell office:value-type="float" office:value="5429364.10598" calcext:value-type="float">
            <text:p>5429364,10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8.523" calcext:value-type="float">
            <text:p>490788,52300000000</text:p>
          </table:table-cell>
          <table:table-cell office:value-type="float" office:value="5429366.37698" calcext:value-type="float">
            <text:p>5429366,37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,00000000000</text:p>
          </table:table-cell>
          <table:table-cell office:value-type="string" calcext:value-type="string">
            <text:p>Es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856" calcext:value-type="float">
            <text:p>490785,85600000000</text:p>
          </table:table-cell>
          <table:table-cell office:value-type="float" office:value="5429364.23298" calcext:value-type="float">
            <text:p>5429364,23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,00000000000</text:p>
          </table:table-cell>
          <table:table-cell office:value-type="string" calcext:value-type="string">
            <text:p>Es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6.967" calcext:value-type="float">
            <text:p>490786,96700000000</text:p>
          </table:table-cell>
          <table:table-cell office:value-type="float" office:value="5429359.31598" calcext:value-type="float">
            <text:p>5429359,31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9" calcext:value-type="float">
            <text:p>499,00000000000</text:p>
          </table:table-cell>
          <table:table-cell office:value-type="string" calcext:value-type="string">
            <text:p>Ah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2.543" calcext:value-type="float">
            <text:p>490782,54300000000</text:p>
          </table:table-cell>
          <table:table-cell office:value-type="float" office:value="5429365.07098" calcext:value-type="float">
            <text:p>5429365,07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,00000000000</text:p>
          </table:table-cell>
          <table:table-cell office:value-type="string" calcext:value-type="string">
            <text:p>Es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143" calcext:value-type="float">
            <text:p>490779,14300000000</text:p>
          </table:table-cell>
          <table:table-cell office:value-type="float" office:value="5429367.17798" calcext:value-type="float">
            <text:p>5429367,17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" calcext:value-type="float">
            <text:p>502,00000000000</text:p>
          </table:table-cell>
          <table:table-cell office:value-type="string" calcext:value-type="string">
            <text:p>SAh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1.069" calcext:value-type="float">
            <text:p>490781,06900000000</text:p>
          </table:table-cell>
          <table:table-cell office:value-type="float" office:value="5429365.28098" calcext:value-type="float">
            <text:p>5429365,28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12.5" calcext:value-type="float">
            <text:p>1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2.14" calcext:value-type="float">
            <text:p>490782,14000000000</text:p>
          </table:table-cell>
          <table:table-cell office:value-type="float" office:value="5429360.33598" calcext:value-type="float">
            <text:p>5429360,33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6.949" calcext:value-type="float">
            <text:p>490786,94900000000</text:p>
          </table:table-cell>
          <table:table-cell office:value-type="float" office:value="5429355.28598" calcext:value-type="float">
            <text:p>5429355,28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5.474" calcext:value-type="float">
            <text:p>490785,47400000000</text:p>
          </table:table-cell>
          <table:table-cell office:value-type="float" office:value="5429357.30198" calcext:value-type="float">
            <text:p>5429357,30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,00000000000</text:p>
          </table:table-cell>
          <table:table-cell office:value-type="string" calcext:value-type="string">
            <text:p>Es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83.714" calcext:value-type="float">
            <text:p>490783,71400000000</text:p>
          </table:table-cell>
          <table:table-cell office:value-type="float" office:value="5429353.25598" calcext:value-type="float">
            <text:p>5429353,255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,00000000000</text:p>
          </table:table-cell>
          <table:table-cell office:value-type="string" calcext:value-type="string">
            <text:p>FAh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75" calcext:value-type="float">
            <text:p>490778,75000000000</text:p>
          </table:table-cell>
          <table:table-cell office:value-type="float" office:value="5429356.76398" calcext:value-type="float">
            <text:p>5429356,76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,00000000000</text:p>
          </table:table-cell>
          <table:table-cell office:value-type="string" calcext:value-type="string">
            <text:p>Ei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7.775" calcext:value-type="float">
            <text:p>490777,77500000000</text:p>
          </table:table-cell>
          <table:table-cell office:value-type="float" office:value="5429356.20398" calcext:value-type="float">
            <text:p>5429356,203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,00000000000</text:p>
          </table:table-cell>
          <table:table-cell office:value-type="string" calcext:value-type="string">
            <text:p>Hbu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8.781" calcext:value-type="float">
            <text:p>490778,78100000000</text:p>
          </table:table-cell>
          <table:table-cell office:value-type="float" office:value="5429349.68998" calcext:value-type="float">
            <text:p>5429349,68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,00000000000</text:p>
          </table:table-cell>
          <table:table-cell office:value-type="string" calcext:value-type="string">
            <text:p>Ei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9.594" calcext:value-type="float">
            <text:p>490779,59400000000</text:p>
          </table:table-cell>
          <table:table-cell office:value-type="float" office:value="5429348.43598" calcext:value-type="float">
            <text:p>5429348,435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,00000000000</text:p>
          </table:table-cell>
          <table:table-cell office:value-type="string" calcext:value-type="string">
            <text:p>Ei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4.596" calcext:value-type="float">
            <text:p>490774,59600000000</text:p>
          </table:table-cell>
          <table:table-cell office:value-type="float" office:value="5429343.65798" calcext:value-type="float">
            <text:p>5429343,65798000000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,00000000000</text:p>
          </table:table-cell>
          <table:table-cell/>
          <table:table-cell table:number-columns-repeated="3" office:value-type="float" office:value="0" calcext:value-type="float">
            <text:p>0,00000000000</text:p>
          </table:table-cell>
          <table:table-cell office:value-type="string" calcext:value-type="string">
            <text:p>nicht gefunden (aber eingemessen?)</text:p>
          </table:table-cell>
          <table:table-cell office:value-type="float" office:value="490773.955" calcext:value-type="float">
            <text:p>490773,95500000000</text:p>
          </table:table-cell>
          <table:table-cell office:value-type="float" office:value="5429345.21298" calcext:value-type="float">
            <text:p>5429345,2129800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68.614" calcext:value-type="float">
            <text:p>490768,61400000000</text:p>
          </table:table-cell>
          <table:table-cell office:value-type="float" office:value="5429355.59698" calcext:value-type="float">
            <text:p>5429355,596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,00000000000</text:p>
          </table:table-cell>
          <table:table-cell office:value-type="string" calcext:value-type="string">
            <text:p>Es</text:p>
          </table:table-cell>
          <table:table-cell office:value-type="float" office:value="45.5" calcext:value-type="float">
            <text:p>45,50000000000</text:p>
          </table:table-cell>
          <table:table-cell office:value-type="float" office:value="49" calcext:value-type="float">
            <text:p>49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90771.738" calcext:value-type="float">
            <text:p>490771,73800000000</text:p>
          </table:table-cell>
          <table:table-cell office:value-type="float" office:value="5429353.68298" calcext:value-type="float">
            <text:p>5429353,68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,00000000000</text:p>
          </table:table-cell>
          <table:table-cell office:value-type="string" calcext:value-type="string">
            <text:p>FAh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90774.382" calcext:value-type="float">
            <text:p>490774,38200000000</text:p>
          </table:table-cell>
          <table:table-cell office:value-type="float" office:value="5429358.25998" calcext:value-type="float">
            <text:p>5429358,25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0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2:24:53.790000000</meta:creation-date>
    <dc:date>2022-03-01T12:30:26.807000000</dc:date>
    <meta:editing-duration>PT5M33S</meta:editing-duration>
    <meta:editing-cycles>1</meta:editing-cycles>
    <meta:document-statistic meta:table-count="1" meta:cell-count="4636" meta:object-count="0"/>
    <meta:generator>LibreOffice/7.0.3.1$Windows_X86_64 LibreOffice_project/d7547858d014d4cf69878db179d326fc3483e082</meta:generator>
  </office:meta>
</office:document-meta>
</file>